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8.414cm"/>
    </style:style>
    <style:style style:name="co9" style:family="table-column">
      <style:table-column-properties fo:break-before="auto" style:column-width="5.636cm"/>
    </style:style>
    <style:style style:name="co10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ative dims_detai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atlevel1</text:p>
          </table:table-cell>
          <table:table-cell office:value-type="string" calcext:value-type="string">
            <text:p>catlevel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élection</text:p>
          </table:table-cell>
        </table:table-row>
        <table:table-row table:style-name="ro1">
          <table:table-cell table:formula="of:=MIDB([.B2];FIND(&quot;:&quot;;[.B2])+1;LEN([.B2])-3)" office:value-type="string" office:string-value="userType" calcext:value-type="string">
            <text:p>userType</text:p>
          </table:table-cell>
          <table:table-cell office:value-type="string" calcext:value-type="string">
            <text:p>ga:use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office:annotation draw:style-name="gr1" draw:text-style-name="P1" svg:width="2.899cm" svg:height="0.991cm" svg:x="24.065cm" svg:y="0cm" draw:caption-point-x="-0.61cm" draw:caption-point-y="0.461cm">
              <dc:date>2014-09-22T00:00:00</dc:date>
              <text:p text:style-name="P1"><text:span text:style-name="T1">New Visitor, Returning Visitor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table:formula="of:=MIDB([.B3];FIND(&quot;:&quot;;[.B3])+1;LEN([.B3])-3)" office:value-type="string" office:string-value="sessionCount" calcext:value-type="string">
            <text:p>sessionCount</text:p>
          </table:table-cell>
          <table:table-cell office:value-type="string" calcext:value-type="string">
            <text:p>ga:session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table:formula="of:=MIDB([.B4];FIND(&quot;:&quot;;[.B4])+1;LEN([.B4])-3)" office:value-type="string" office:string-value="daysSinceLastSession" calcext:value-type="string">
            <text:p>daysSinceLastSession</text:p>
          </table:table-cell>
          <table:table-cell office:value-type="string" calcext:value-type="string">
            <text:p>ga:daysSinceLast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range</text:p>
          </table:table-cell>
        </table:table-row>
        <table:table-row table:style-name="ro1" table:visibility="filter">
          <table:table-cell table:formula="of:=MIDB([.B5];FIND(&quot;:&quot;;[.B5])+1;LEN([.B5])-3)" office:value-type="string" office:string-value="userDefinedValue" calcext:value-type="string">
            <text:p>userDefinedValue</text:p>
          </table:table-cell>
          <table:table-cell office:value-type="string" calcext:value-type="string">
            <text:p>ga:userDefinedVal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];FIND(&quot;:&quot;;[.B6])+1;LEN([.B6])-3)" office:value-type="string" office:string-value="sessionDurationBucket" calcext:value-type="string">
            <text:p>sessionDurationBucket</text:p>
          </table:table-cell>
          <table:table-cell office:value-type="string" calcext:value-type="string">
            <text:p>ga:sessionDurationBucke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];FIND(&quot;:&quot;;[.B7])+1;LEN([.B7])-3)" office:value-type="string" office:string-value="referralPath" calcext:value-type="string">
            <text:p>referralPath</text:p>
          </table:table-cell>
          <table:table-cell office:value-type="string" calcext:value-type="string">
            <text:p>ga:referral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];FIND(&quot;:&quot;;[.B8])+1;LEN([.B8])-3)" office:value-type="string" office:string-value="fullReferrer" calcext:value-type="string">
            <text:p>fullReferrer</text:p>
          </table:table-cell>
          <table:table-cell office:value-type="string" calcext:value-type="string">
            <text:p>ga:fullReferr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];FIND(&quot;:&quot;;[.B9])+1;LEN([.B9])-3)" office:value-type="string" office:string-value="campaign" calcext:value-type="string">
            <text:p>campaign</text:p>
          </table:table-cell>
          <table:table-cell office:value-type="string" calcext:value-type="string">
            <text:p>ga:campaig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];FIND(&quot;:&quot;;[.B10])+1;LEN([.B10])-3)" office:value-type="string" office:string-value="source" calcext:value-type="string">
            <text:p>source</text:p>
          </table:table-cell>
          <table:table-cell office:value-type="string" calcext:value-type="string">
            <text:p>ga:sourc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IDB([.B11];FIND(&quot;:&quot;;[.B11])+1;LEN([.B11])-3)" office:value-type="string" office:string-value="medium" calcext:value-type="string">
            <text:p>medium</text:p>
          </table:table-cell>
          <table:table-cell office:value-type="string" calcext:value-type="string">
            <text:p>ga: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table:formula="of:=MIDB([.B12];FIND(&quot;:&quot;;[.B12])+1;LEN([.B12])-3)" office:value-type="string" office:string-value="sourceMedium" calcext:value-type="string">
            <text:p>sourceMedium</text:p>
          </table:table-cell>
          <table:table-cell office:value-type="string" calcext:value-type="string">
            <text:p>ga:sourceMediu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];FIND(&quot;:&quot;;[.B13])+1;LEN([.B13])-3)" office:value-type="string" office:string-value="keyword" calcext:value-type="string">
            <text:p>keyword</text:p>
          </table:table-cell>
          <table:table-cell office:value-type="string" calcext:value-type="string">
            <text:p>ga:keywor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];FIND(&quot;:&quot;;[.B14])+1;LEN([.B14])-3)" office:value-type="string" office:string-value="adContent" calcext:value-type="string">
            <text:p>adContent</text:p>
          </table:table-cell>
          <table:table-cell office:value-type="string" calcext:value-type="string">
            <text:p>ga:adConte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];FIND(&quot;:&quot;;[.B15])+1;LEN([.B15])-3)" office:value-type="string" office:string-value="socialNetwork" calcext:value-type="string">
            <text:p>socialNetwork</text:p>
          </table:table-cell>
          <table:table-cell office:value-type="string" calcext:value-type="string">
            <text:p>ga:socialNetwor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];FIND(&quot;:&quot;;[.B16])+1;LEN([.B16])-3)" office:value-type="string" office:string-value="hasSocialSourceReferral" calcext:value-type="string">
            <text:p>hasSocialSourceReferral</text:p>
          </table:table-cell>
          <table:table-cell office:value-type="string" calcext:value-type="string">
            <text:p>ga:hasSocialSourceReferr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];FIND(&quot;:&quot;;[.B17])+1;LEN([.B17])-3)" office:value-type="string" office:string-value="campaignCode" calcext:value-type="string">
            <text:p>campaignCode</text:p>
          </table:table-cell>
          <table:table-cell office:value-type="string" calcext:value-type="string">
            <text:p>ga:campaignCo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];FIND(&quot;:&quot;;[.B18])+1;LEN([.B18])-3)" office:value-type="string" office:string-value="adGroup" calcext:value-type="string">
            <text:p>adGroup</text:p>
          </table:table-cell>
          <table:table-cell office:value-type="string" calcext:value-type="string">
            <text:p>ga:adGrou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];FIND(&quot;:&quot;;[.B19])+1;LEN([.B19])-3)" office:value-type="string" office:string-value="adSlot" calcext:value-type="string">
            <text:p>adSlot</text:p>
          </table:table-cell>
          <table:table-cell office:value-type="string" calcext:value-type="string">
            <text:p>ga:adSlo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];FIND(&quot;:&quot;;[.B20])+1;LEN([.B20])-3)" office:value-type="string" office:string-value="adSlotPosition" calcext:value-type="string">
            <text:p>adSlotPosition</text:p>
          </table:table-cell>
          <table:table-cell office:value-type="string" calcext:value-type="string">
            <text:p>ga:adSlotPosi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];FIND(&quot;:&quot;;[.B21])+1;LEN([.B21])-3)" office:value-type="string" office:string-value="adDistributionNetwork" calcext:value-type="string">
            <text:p>adDistributionNetwork</text:p>
          </table:table-cell>
          <table:table-cell office:value-type="string" calcext:value-type="string">
            <text:p>ga:adDistributionNetwor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];FIND(&quot;:&quot;;[.B22])+1;LEN([.B22])-3)" office:value-type="string" office:string-value="adMatchType" calcext:value-type="string">
            <text:p>adMatchType</text:p>
          </table:table-cell>
          <table:table-cell office:value-type="string" calcext:value-type="string">
            <text:p>ga:adMatch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3];FIND(&quot;:&quot;;[.B23])+1;LEN([.B23])-3)" office:value-type="string" office:string-value="adKeywordMatchType" calcext:value-type="string">
            <text:p>adKeywordMatchType</text:p>
          </table:table-cell>
          <table:table-cell office:value-type="string" calcext:value-type="string">
            <text:p>ga:adKeywordMatch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4];FIND(&quot;:&quot;;[.B24])+1;LEN([.B24])-3)" office:value-type="string" office:string-value="adMatchedQuery" calcext:value-type="string">
            <text:p>adMatchedQuery</text:p>
          </table:table-cell>
          <table:table-cell office:value-type="string" calcext:value-type="string">
            <text:p>ga:adMatchedQue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5];FIND(&quot;:&quot;;[.B25])+1;LEN([.B25])-3)" office:value-type="string" office:string-value="adPlacementDomain" calcext:value-type="string">
            <text:p>adPlacementDomain</text:p>
          </table:table-cell>
          <table:table-cell office:value-type="string" calcext:value-type="string">
            <text:p>ga:adPlacementDomai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6];FIND(&quot;:&quot;;[.B26])+1;LEN([.B26])-3)" office:value-type="string" office:string-value="adPlacementUrl" calcext:value-type="string">
            <text:p>adPlacementUrl</text:p>
          </table:table-cell>
          <table:table-cell office:value-type="string" calcext:value-type="string">
            <text:p>ga:adPlacement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7];FIND(&quot;:&quot;;[.B27])+1;LEN([.B27])-3)" office:value-type="string" office:string-value="adFormat" calcext:value-type="string">
            <text:p>adFormat</text:p>
          </table:table-cell>
          <table:table-cell office:value-type="string" calcext:value-type="string">
            <text:p>ga:adForma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8];FIND(&quot;:&quot;;[.B28])+1;LEN([.B28])-3)" office:value-type="string" office:string-value="adTargetingType" calcext:value-type="string">
            <text:p>adTargetingType</text:p>
          </table:table-cell>
          <table:table-cell office:value-type="string" calcext:value-type="string">
            <text:p>ga:adTargeting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9];FIND(&quot;:&quot;;[.B29])+1;LEN([.B29])-3)" office:value-type="string" office:string-value="adTargetingOption" calcext:value-type="string">
            <text:p>adTargetingOption</text:p>
          </table:table-cell>
          <table:table-cell office:value-type="string" calcext:value-type="string">
            <text:p>ga:adTargetingOp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0];FIND(&quot;:&quot;;[.B30])+1;LEN([.B30])-3)" office:value-type="string" office:string-value="adDisplayUrl" calcext:value-type="string">
            <text:p>adDisplayUrl</text:p>
          </table:table-cell>
          <table:table-cell office:value-type="string" calcext:value-type="string">
            <text:p>ga:adDisplay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1];FIND(&quot;:&quot;;[.B31])+1;LEN([.B31])-3)" office:value-type="string" office:string-value="adDestinationUrl" calcext:value-type="string">
            <text:p>adDestinationUrl</text:p>
          </table:table-cell>
          <table:table-cell office:value-type="string" calcext:value-type="string">
            <text:p>ga:adDestination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2];FIND(&quot;:&quot;;[.B32])+1;LEN([.B32])-3)" office:value-type="string" office:string-value="adwordsCustomerID" calcext:value-type="string">
            <text:p>adwordsCustomerID</text:p>
          </table:table-cell>
          <table:table-cell office:value-type="string" calcext:value-type="string">
            <text:p>ga:adwordsCustomer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3];FIND(&quot;:&quot;;[.B33])+1;LEN([.B33])-3)" office:value-type="string" office:string-value="adwordsCampaignID" calcext:value-type="string">
            <text:p>adwordsCampaignID</text:p>
          </table:table-cell>
          <table:table-cell office:value-type="string" calcext:value-type="string">
            <text:p>ga:adwordsCampaign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4];FIND(&quot;:&quot;;[.B34])+1;LEN([.B34])-3)" office:value-type="string" office:string-value="adwordsAdGroupID" calcext:value-type="string">
            <text:p>adwordsAdGroupID</text:p>
          </table:table-cell>
          <table:table-cell office:value-type="string" calcext:value-type="string">
            <text:p>ga:adwordsAdGroup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5];FIND(&quot;:&quot;;[.B35])+1;LEN([.B35])-3)" office:value-type="string" office:string-value="adwordsCreativeID" calcext:value-type="string">
            <text:p>adwordsCreativeID</text:p>
          </table:table-cell>
          <table:table-cell office:value-type="string" calcext:value-type="string">
            <text:p>ga:adwordsCreativ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6];FIND(&quot;:&quot;;[.B36])+1;LEN([.B36])-3)" office:value-type="string" office:string-value="adwordsCriteriaID" calcext:value-type="string">
            <text:p>adwordsCriteriaID</text:p>
          </table:table-cell>
          <table:table-cell office:value-type="string" calcext:value-type="string">
            <text:p>ga:adwordsCriteria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7];FIND(&quot;:&quot;;[.B37])+1;LEN([.B37])-3)" office:value-type="string" office:string-value="isTrueViewVideoAd" calcext:value-type="string">
            <text:p>isTrueViewVideoAd</text:p>
          </table:table-cell>
          <table:table-cell office:value-type="string" calcext:value-type="string">
            <text:p>ga:isTrueViewVideoA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38];FIND(&quot;:&quot;;[.B38])+1;LEN([.B38])-3)" office:value-type="string" office:string-value="goalCompletionLocation" calcext:value-type="string">
            <text:p>goalCompletionLocation</text:p>
          </table:table-cell>
          <table:table-cell office:value-type="string" calcext:value-type="string">
            <text:p>ga:goalCompletion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al</text:p>
          </table:table-cell>
          <table:table-cell table:number-columns-repeated="3"/>
        </table:table-row>
        <table:table-row table:style-name="ro1" table:visibility="filter">
          <table:table-cell table:formula="of:=MIDB([.B39];FIND(&quot;:&quot;;[.B39])+1;LEN([.B39])-3)" office:value-type="string" office:string-value="goalPreviousStep1" calcext:value-type="string">
            <text:p>goalPreviousStep1</text:p>
          </table:table-cell>
          <table:table-cell office:value-type="string" calcext:value-type="string">
            <text:p>ga:goalPreviousStep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0];FIND(&quot;:&quot;;[.B40])+1;LEN([.B40])-3)" office:value-type="string" office:string-value="goalPreviousStep2" calcext:value-type="string">
            <text:p>goalPreviousStep2</text:p>
          </table:table-cell>
          <table:table-cell office:value-type="string" calcext:value-type="string">
            <text:p>ga:goalPreviousStep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1];FIND(&quot;:&quot;;[.B41])+1;LEN([.B41])-3)" office:value-type="string" office:string-value="goalPreviousStep3" calcext:value-type="string">
            <text:p>goalPreviousStep3</text:p>
          </table:table-cell>
          <table:table-cell office:value-type="string" calcext:value-type="string">
            <text:p>ga:goalPreviousStep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2];FIND(&quot;:&quot;;[.B42])+1;LEN([.B42])-3)" office:value-type="string" office:string-value="browser" calcext:value-type="string">
            <text:p>browser</text:p>
          </table:table-cell>
          <table:table-cell office:value-type="string" calcext:value-type="string">
            <text:p>ga:brows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3];FIND(&quot;:&quot;;[.B43])+1;LEN([.B43])-3)" office:value-type="string" office:string-value="browserVersion" calcext:value-type="string">
            <text:p>browserVersion</text:p>
          </table:table-cell>
          <table:table-cell office:value-type="string" calcext:value-type="string">
            <text:p>ga:browserVer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4];FIND(&quot;:&quot;;[.B44])+1;LEN([.B44])-3)" office:value-type="string" office:string-value="operatingSystem" calcext:value-type="string">
            <text:p>operatingSystem</text:p>
          </table:table-cell>
          <table:table-cell office:value-type="string" calcext:value-type="string">
            <text:p>ga:operatingSyste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5];FIND(&quot;:&quot;;[.B45])+1;LEN([.B45])-3)" office:value-type="string" office:string-value="operatingSystemVersion" calcext:value-type="string">
            <text:p>operatingSystemVersion</text:p>
          </table:table-cell>
          <table:table-cell office:value-type="string" calcext:value-type="string">
            <text:p>ga:operatingSystemVer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6];FIND(&quot;:&quot;;[.B46])+1;LEN([.B46])-3)" office:value-type="string" office:string-value="mobileDeviceBranding" calcext:value-type="string">
            <text:p>mobileDeviceBranding</text:p>
          </table:table-cell>
          <table:table-cell office:value-type="string" calcext:value-type="string">
            <text:p>ga:mobileDeviceBranding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7];FIND(&quot;:&quot;;[.B47])+1;LEN([.B47])-3)" office:value-type="string" office:string-value="mobileDeviceModel" calcext:value-type="string">
            <text:p>mobileDeviceModel</text:p>
          </table:table-cell>
          <table:table-cell office:value-type="string" calcext:value-type="string">
            <text:p>ga:mobileDeviceMod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8];FIND(&quot;:&quot;;[.B48])+1;LEN([.B48])-3)" office:value-type="string" office:string-value="mobileInputSelector" calcext:value-type="string">
            <text:p>mobileInputSelector</text:p>
          </table:table-cell>
          <table:table-cell office:value-type="string" calcext:value-type="string">
            <text:p>ga:mobileInputSelect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49];FIND(&quot;:&quot;;[.B49])+1;LEN([.B49])-3)" office:value-type="string" office:string-value="mobileDeviceInfo" calcext:value-type="string">
            <text:p>mobileDeviceInfo</text:p>
          </table:table-cell>
          <table:table-cell office:value-type="string" calcext:value-type="string">
            <text:p>ga:mobileDeviceInf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0];FIND(&quot;:&quot;;[.B50])+1;LEN([.B50])-3)" office:value-type="string" office:string-value="mobileDeviceMarketingName" calcext:value-type="string">
            <text:p>mobileDeviceMarketingName</text:p>
          </table:table-cell>
          <table:table-cell office:value-type="string" calcext:value-type="string">
            <text:p>ga:mobileDeviceMarketing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IDB([.B51];FIND(&quot;:&quot;;[.B51])+1;LEN([.B51])-3)" office:value-type="string" office:string-value="deviceCategory" calcext:value-type="string">
            <text:p>deviceCategory</text:p>
          </table:table-cell>
          <table:table-cell office:value-type="string" calcext:value-type="string">
            <text:p>ga:device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</text:p>
          </table:table-cell>
          <table:table-cell/>
          <table:table-cell office:value-type="string" calcext:value-type="string">
            <office:annotation draw:style-name="gr1" draw:text-style-name="P1" svg:width="2.899cm" svg:height="0.991cm" svg:x="24.065cm" svg:y="0.757cm" draw:caption-point-x="-0.61cm" draw:caption-point-y="1.51cm">
              <dc:date>2014-09-22T00:00:00</dc:date>
              <text:p text:style-name="P1"><text:span text:style-name="T1">desktop, mobile, tablet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table:formula="of:=MIDB([.B52];FIND(&quot;:&quot;;[.B52])+1;LEN([.B52])-3)" office:value-type="string" office:string-value="continent" calcext:value-type="string">
            <text:p>continent</text:p>
          </table:table-cell>
          <table:table-cell office:value-type="string" calcext:value-type="string">
            <text:p>ga:contine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3];FIND(&quot;:&quot;;[.B53])+1;LEN([.B53])-3)" office:value-type="string" office:string-value="subContinent" calcext:value-type="string">
            <text:p>subContinent</text:p>
          </table:table-cell>
          <table:table-cell office:value-type="string" calcext:value-type="string">
            <text:p>ga:subContine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4];FIND(&quot;:&quot;;[.B54])+1;LEN([.B54])-3)" office:value-type="string" office:string-value="country" calcext:value-type="string">
            <text:p>country</text:p>
          </table:table-cell>
          <table:table-cell office:value-type="string" calcext:value-type="string">
            <text:p>ga:count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5];FIND(&quot;:&quot;;[.B55])+1;LEN([.B55])-3)" office:value-type="string" office:string-value="region" calcext:value-type="string">
            <text:p>region</text:p>
          </table:table-cell>
          <table:table-cell office:value-type="string" calcext:value-type="string">
            <text:p>ga:region</text:p>
          </table:table-cell>
          <table:table-cell office:value-type="float" office:value="0" calcext:value-type="float">
            <office:annotation draw:style-name="gr1" draw:text-style-name="P1" svg:width="2.899cm" svg:height="1.386cm" svg:x="16.146cm" svg:y="1.209cm" draw:caption-point-x="-0.61cm" draw:caption-point-y="1.51cm">
              <dc:date>2014-09-22T00:00:00</dc:date>
              <text:p text:style-name="P1"><text:span text:style-name="T1">Valeurs étranges pour des comptes FR</text:span></text:p>
            </office:annotation>
            <text:p>0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string</text:p>
          </table:table-cell>
          <table:table-cell/>
        </table:table-row>
        <table:table-row table:style-name="ro1" table:visibility="filter">
          <table:table-cell table:formula="of:=MIDB([.B56];FIND(&quot;:&quot;;[.B56])+1;LEN([.B56])-3)" office:value-type="string" office:string-value="metro" calcext:value-type="string">
            <text:p>metro</text:p>
          </table:table-cell>
          <table:table-cell office:value-type="string" calcext:value-type="string">
            <text:p>ga:met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7];FIND(&quot;:&quot;;[.B57])+1;LEN([.B57])-3)" office:value-type="string" office:string-value="city" calcext:value-type="string">
            <text:p>city</text:p>
          </table:table-cell>
          <table:table-cell office:value-type="string" calcext:value-type="string">
            <text:p>ga:cit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8];FIND(&quot;:&quot;;[.B58])+1;LEN([.B58])-3)" office:value-type="string" office:string-value="latitude" calcext:value-type="string">
            <text:p>latitude</text:p>
          </table:table-cell>
          <table:table-cell office:value-type="string" calcext:value-type="string">
            <text:p>ga:latitu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59];FIND(&quot;:&quot;;[.B59])+1;LEN([.B59])-3)" office:value-type="string" office:string-value="longitude" calcext:value-type="string">
            <text:p>longitude</text:p>
          </table:table-cell>
          <table:table-cell office:value-type="string" calcext:value-type="string">
            <text:p>ga:longitu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0];FIND(&quot;:&quot;;[.B60])+1;LEN([.B60])-3)" office:value-type="string" office:string-value="networkDomain" calcext:value-type="string">
            <text:p>networkDomain</text:p>
          </table:table-cell>
          <table:table-cell office:value-type="string" calcext:value-type="string">
            <text:p>ga:networkDomai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1];FIND(&quot;:&quot;;[.B61])+1;LEN([.B61])-3)" office:value-type="string" office:string-value="networkLocation" calcext:value-type="string">
            <text:p>networkLocation</text:p>
          </table:table-cell>
          <table:table-cell office:value-type="string" calcext:value-type="string">
            <text:p>ga:networkLoca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2];FIND(&quot;:&quot;;[.B62])+1;LEN([.B62])-3)" office:value-type="string" office:string-value="flashVersion" calcext:value-type="string">
            <text:p>flashVersion</text:p>
          </table:table-cell>
          <table:table-cell office:value-type="string" calcext:value-type="string">
            <text:p>ga:flashVer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3];FIND(&quot;:&quot;;[.B63])+1;LEN([.B63])-3)" office:value-type="string" office:string-value="javaEnabled" calcext:value-type="string">
            <text:p>javaEnabled</text:p>
          </table:table-cell>
          <table:table-cell office:value-type="string" calcext:value-type="string">
            <text:p>ga:javaEnable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4];FIND(&quot;:&quot;;[.B64])+1;LEN([.B64])-3)" office:value-type="string" office:string-value="language" calcext:value-type="string">
            <text:p>language</text:p>
          </table:table-cell>
          <table:table-cell office:value-type="string" calcext:value-type="string">
            <text:p>ga:languag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5];FIND(&quot;:&quot;;[.B65])+1;LEN([.B65])-3)" office:value-type="string" office:string-value="screenColors" calcext:value-type="string">
            <text:p>screenColors</text:p>
          </table:table-cell>
          <table:table-cell office:value-type="string" calcext:value-type="string">
            <text:p>ga:screenColor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6];FIND(&quot;:&quot;;[.B66])+1;LEN([.B66])-3)" office:value-type="string" office:string-value="sourcePropertyDisplayName" calcext:value-type="string">
            <text:p>sourcePropertyDisplayName</text:p>
          </table:table-cell>
          <table:table-cell office:value-type="string" calcext:value-type="string">
            <text:p>ga:sourcePropertyDisplay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7];FIND(&quot;:&quot;;[.B67])+1;LEN([.B67])-3)" office:value-type="string" office:string-value="sourcePropertyTrackingId" calcext:value-type="string">
            <text:p>sourcePropertyTrackingId</text:p>
          </table:table-cell>
          <table:table-cell office:value-type="string" calcext:value-type="string">
            <text:p>ga:sourcePropertyTracking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8];FIND(&quot;:&quot;;[.B68])+1;LEN([.B68])-3)" office:value-type="string" office:string-value="screenResolution" calcext:value-type="string">
            <text:p>screenResolution</text:p>
          </table:table-cell>
          <table:table-cell office:value-type="string" calcext:value-type="string">
            <text:p>ga:screenResolu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69];FIND(&quot;:&quot;;[.B69])+1;LEN([.B69])-3)" office:value-type="string" office:string-value="socialActivityEndorsingUrl" calcext:value-type="string">
            <text:p>socialActivityEndorsingUrl</text:p>
          </table:table-cell>
          <table:table-cell office:value-type="string" calcext:value-type="string">
            <text:p>ga:socialActivityEndorsing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0];FIND(&quot;:&quot;;[.B70])+1;LEN([.B70])-3)" office:value-type="string" office:string-value="socialActivityDisplayName" calcext:value-type="string">
            <text:p>socialActivityDisplayName</text:p>
          </table:table-cell>
          <table:table-cell office:value-type="string" calcext:value-type="string">
            <text:p>ga:socialActivityDisplay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1];FIND(&quot;:&quot;;[.B71])+1;LEN([.B71])-3)" office:value-type="string" office:string-value="socialActivityPost" calcext:value-type="string">
            <text:p>socialActivityPost</text:p>
          </table:table-cell>
          <table:table-cell office:value-type="string" calcext:value-type="string">
            <text:p>ga:socialActivityPos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2];FIND(&quot;:&quot;;[.B72])+1;LEN([.B72])-3)" office:value-type="string" office:string-value="socialActivityTimestamp" calcext:value-type="string">
            <text:p>socialActivityTimestamp</text:p>
          </table:table-cell>
          <table:table-cell office:value-type="string" calcext:value-type="string">
            <text:p>ga:socialActivityTimestam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3];FIND(&quot;:&quot;;[.B73])+1;LEN([.B73])-3)" office:value-type="string" office:string-value="socialActivityUserHandle" calcext:value-type="string">
            <text:p>socialActivityUserHandle</text:p>
          </table:table-cell>
          <table:table-cell office:value-type="string" calcext:value-type="string">
            <text:p>ga:socialActivityUserHand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4];FIND(&quot;:&quot;;[.B74])+1;LEN([.B74])-3)" office:value-type="string" office:string-value="socialActivityUserPhotoUrl" calcext:value-type="string">
            <text:p>socialActivityUserPhotoUrl</text:p>
          </table:table-cell>
          <table:table-cell office:value-type="string" calcext:value-type="string">
            <text:p>ga:socialActivityUserPhoto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5];FIND(&quot;:&quot;;[.B75])+1;LEN([.B75])-3)" office:value-type="string" office:string-value="socialActivityUserProfileUrl" calcext:value-type="string">
            <text:p>socialActivityUserProfileUrl</text:p>
          </table:table-cell>
          <table:table-cell office:value-type="string" calcext:value-type="string">
            <text:p>ga:socialActivityUserProfile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6];FIND(&quot;:&quot;;[.B76])+1;LEN([.B76])-3)" office:value-type="string" office:string-value="socialActivityContentUrl" calcext:value-type="string">
            <text:p>socialActivityContentUrl</text:p>
          </table:table-cell>
          <table:table-cell office:value-type="string" calcext:value-type="string">
            <text:p>ga:socialActivityContentUr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7];FIND(&quot;:&quot;;[.B77])+1;LEN([.B77])-3)" office:value-type="string" office:string-value="socialActivityTagsSummary" calcext:value-type="string">
            <text:p>socialActivityTagsSummary</text:p>
          </table:table-cell>
          <table:table-cell office:value-type="string" calcext:value-type="string">
            <text:p>ga:socialActivityTagsSumma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8];FIND(&quot;:&quot;;[.B78])+1;LEN([.B78])-3)" office:value-type="string" office:string-value="socialActivityAction" calcext:value-type="string">
            <text:p>socialActivityAction</text:p>
          </table:table-cell>
          <table:table-cell office:value-type="string" calcext:value-type="string">
            <text:p>ga:socialActivity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79];FIND(&quot;:&quot;;[.B79])+1;LEN([.B79])-3)" office:value-type="string" office:string-value="socialActivityNetworkAction" calcext:value-type="string">
            <text:p>socialActivityNetworkAction</text:p>
          </table:table-cell>
          <table:table-cell office:value-type="string" calcext:value-type="string">
            <text:p>ga:socialActivityNetwork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0];FIND(&quot;:&quot;;[.B80])+1;LEN([.B80])-3)" office:value-type="string" office:string-value="hostname" calcext:value-type="string">
            <text:p>hostname</text:p>
          </table:table-cell>
          <table:table-cell office:value-type="string" calcext:value-type="string">
            <text:p>ga:host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1];FIND(&quot;:&quot;;[.B81])+1;LEN([.B81])-3)" office:value-type="string" office:string-value="pagePath" calcext:value-type="string">
            <text:p>pagePath</text:p>
          </table:table-cell>
          <table:table-cell office:value-type="string" calcext:value-type="string">
            <text:p>ga:page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2];FIND(&quot;:&quot;;[.B82])+1;LEN([.B82])-3)" office:value-type="string" office:string-value="pagePathLevel1" calcext:value-type="string">
            <text:p>pagePathLevel1</text:p>
          </table:table-cell>
          <table:table-cell office:value-type="string" calcext:value-type="string">
            <text:p>ga:pagePathLevel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3];FIND(&quot;:&quot;;[.B83])+1;LEN([.B83])-3)" office:value-type="string" office:string-value="pagePathLevel2" calcext:value-type="string">
            <text:p>pagePathLevel2</text:p>
          </table:table-cell>
          <table:table-cell office:value-type="string" calcext:value-type="string">
            <text:p>ga:pagePathLevel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4];FIND(&quot;:&quot;;[.B84])+1;LEN([.B84])-3)" office:value-type="string" office:string-value="pagePathLevel3" calcext:value-type="string">
            <text:p>pagePathLevel3</text:p>
          </table:table-cell>
          <table:table-cell office:value-type="string" calcext:value-type="string">
            <text:p>ga:pagePathLevel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5];FIND(&quot;:&quot;;[.B85])+1;LEN([.B85])-3)" office:value-type="string" office:string-value="pagePathLevel4" calcext:value-type="string">
            <text:p>pagePathLevel4</text:p>
          </table:table-cell>
          <table:table-cell office:value-type="string" calcext:value-type="string">
            <text:p>ga:pagePathLevel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IDB([.B86];FIND(&quot;:&quot;;[.B86])+1;LEN([.B86])-3)" office:value-type="string" office:string-value="pageTitle" calcext:value-type="string">
            <text:p>pageTitle</text:p>
          </table:table-cell>
          <table:table-cell office:value-type="string" calcext:value-type="string">
            <text:p>ga:page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table:formula="of:=MIDB([.B87];FIND(&quot;:&quot;;[.B87])+1;LEN([.B87])-3)" office:value-type="string" office:string-value="landingPagePath" calcext:value-type="string">
            <text:p>landingPagePath</text:p>
          </table:table-cell>
          <table:table-cell office:value-type="string" calcext:value-type="string">
            <text:p>ga:landingPage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8];FIND(&quot;:&quot;;[.B88])+1;LEN([.B88])-3)" office:value-type="string" office:string-value="secondPagePath" calcext:value-type="string">
            <text:p>secondPagePath</text:p>
          </table:table-cell>
          <table:table-cell office:value-type="string" calcext:value-type="string">
            <text:p>ga:secondPage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89];FIND(&quot;:&quot;;[.B89])+1;LEN([.B89])-3)" office:value-type="string" office:string-value="exitPagePath" calcext:value-type="string">
            <text:p>exitPagePath</text:p>
          </table:table-cell>
          <table:table-cell office:value-type="string" calcext:value-type="string">
            <text:p>ga:exitPage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0];FIND(&quot;:&quot;;[.B90])+1;LEN([.B90])-3)" office:value-type="string" office:string-value="previousPagePath" calcext:value-type="string">
            <text:p>previousPagePath</text:p>
          </table:table-cell>
          <table:table-cell office:value-type="string" calcext:value-type="string">
            <text:p>ga:previousPage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1];FIND(&quot;:&quot;;[.B91])+1;LEN([.B91])-3)" office:value-type="string" office:string-value="nextPagePath" calcext:value-type="string">
            <text:p>nextPagePath</text:p>
          </table:table-cell>
          <table:table-cell office:value-type="string" calcext:value-type="string">
            <text:p>ga:nextPagePa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2];FIND(&quot;:&quot;;[.B92])+1;LEN([.B92])-3)" office:value-type="string" office:string-value="pageDepth" calcext:value-type="string">
            <text:p>pageDepth</text:p>
          </table:table-cell>
          <table:table-cell office:value-type="string" calcext:value-type="string">
            <text:p>ga:pageDep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3];FIND(&quot;:&quot;;[.B93])+1;LEN([.B93])-3)" office:value-type="string" office:string-value="searchUsed" calcext:value-type="string">
            <text:p>searchUsed</text:p>
          </table:table-cell>
          <table:table-cell office:value-type="string" calcext:value-type="string">
            <text:p>ga:searchUse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4];FIND(&quot;:&quot;;[.B94])+1;LEN([.B94])-3)" office:value-type="string" office:string-value="searchKeyword" calcext:value-type="string">
            <text:p>searchKeyword</text:p>
          </table:table-cell>
          <table:table-cell office:value-type="string" calcext:value-type="string">
            <text:p>ga:searchKeywor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5];FIND(&quot;:&quot;;[.B95])+1;LEN([.B95])-3)" office:value-type="string" office:string-value="searchKeywordRefinement" calcext:value-type="string">
            <text:p>searchKeywordRefinement</text:p>
          </table:table-cell>
          <table:table-cell office:value-type="string" calcext:value-type="string">
            <text:p>ga:searchKeywordRefineme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6];FIND(&quot;:&quot;;[.B96])+1;LEN([.B96])-3)" office:value-type="string" office:string-value="searchCategory" calcext:value-type="string">
            <text:p>searchCategory</text:p>
          </table:table-cell>
          <table:table-cell office:value-type="string" calcext:value-type="string">
            <text:p>ga:searchCatego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7];FIND(&quot;:&quot;;[.B97])+1;LEN([.B97])-3)" office:value-type="string" office:string-value="searchStartPage" calcext:value-type="string">
            <text:p>searchStartPage</text:p>
          </table:table-cell>
          <table:table-cell office:value-type="string" calcext:value-type="string">
            <text:p>ga:searchStartPag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8];FIND(&quot;:&quot;;[.B98])+1;LEN([.B98])-3)" office:value-type="string" office:string-value="searchDestinationPage" calcext:value-type="string">
            <text:p>searchDestinationPage</text:p>
          </table:table-cell>
          <table:table-cell office:value-type="string" calcext:value-type="string">
            <text:p>ga:searchDestinationPag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99];FIND(&quot;:&quot;;[.B99])+1;LEN([.B99])-3)" office:value-type="string" office:string-value="appInstallerId" calcext:value-type="string">
            <text:p>appInstallerId</text:p>
          </table:table-cell>
          <table:table-cell office:value-type="string" calcext:value-type="string">
            <text:p>ga:appInstaller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0];FIND(&quot;:&quot;;[.B100])+1;LEN([.B100])-3)" office:value-type="string" office:string-value="appVersion" calcext:value-type="string">
            <text:p>appVersion</text:p>
          </table:table-cell>
          <table:table-cell office:value-type="string" calcext:value-type="string">
            <text:p>ga:appVer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1];FIND(&quot;:&quot;;[.B101])+1;LEN([.B101])-3)" office:value-type="string" office:string-value="appName" calcext:value-type="string">
            <text:p>appName</text:p>
          </table:table-cell>
          <table:table-cell office:value-type="string" calcext:value-type="string">
            <text:p>ga:app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2];FIND(&quot;:&quot;;[.B102])+1;LEN([.B102])-3)" office:value-type="string" office:string-value="appId" calcext:value-type="string">
            <text:p>appId</text:p>
          </table:table-cell>
          <table:table-cell office:value-type="string" calcext:value-type="string">
            <text:p>ga:app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3];FIND(&quot;:&quot;;[.B103])+1;LEN([.B103])-3)" office:value-type="string" office:string-value="screenName" calcext:value-type="string">
            <text:p>screenName</text:p>
          </table:table-cell>
          <table:table-cell office:value-type="string" calcext:value-type="string">
            <text:p>ga:screen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4];FIND(&quot;:&quot;;[.B104])+1;LEN([.B104])-3)" office:value-type="string" office:string-value="screenDepth" calcext:value-type="string">
            <text:p>screenDepth</text:p>
          </table:table-cell>
          <table:table-cell office:value-type="string" calcext:value-type="string">
            <text:p>ga:screenDep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5];FIND(&quot;:&quot;;[.B105])+1;LEN([.B105])-3)" office:value-type="string" office:string-value="landingScreenName" calcext:value-type="string">
            <text:p>landingScreenName</text:p>
          </table:table-cell>
          <table:table-cell office:value-type="string" calcext:value-type="string">
            <text:p>ga:landingScreen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6];FIND(&quot;:&quot;;[.B106])+1;LEN([.B106])-3)" office:value-type="string" office:string-value="exitScreenName" calcext:value-type="string">
            <text:p>exitScreenName</text:p>
          </table:table-cell>
          <table:table-cell office:value-type="string" calcext:value-type="string">
            <text:p>ga:exitScreen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7];FIND(&quot;:&quot;;[.B107])+1;LEN([.B107])-3)" office:value-type="string" office:string-value="eventCategory" calcext:value-type="string">
            <text:p>eventCategory</text:p>
          </table:table-cell>
          <table:table-cell office:value-type="string" calcext:value-type="string">
            <text:p>ga:eventCatego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8];FIND(&quot;:&quot;;[.B108])+1;LEN([.B108])-3)" office:value-type="string" office:string-value="eventAction" calcext:value-type="string">
            <text:p>eventAction</text:p>
          </table:table-cell>
          <table:table-cell office:value-type="string" calcext:value-type="string">
            <text:p>ga:event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09];FIND(&quot;:&quot;;[.B109])+1;LEN([.B109])-3)" office:value-type="string" office:string-value="eventLabel" calcext:value-type="string">
            <text:p>eventLabel</text:p>
          </table:table-cell>
          <table:table-cell office:value-type="string" calcext:value-type="string">
            <text:p>ga:eventLab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0];FIND(&quot;:&quot;;[.B110])+1;LEN([.B110])-3)" office:value-type="string" office:string-value="transactionId" calcext:value-type="string">
            <text:p>transactionId</text:p>
          </table:table-cell>
          <table:table-cell office:value-type="string" calcext:value-type="string">
            <text:p>ga:transaction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1];FIND(&quot;:&quot;;[.B111])+1;LEN([.B111])-3)" office:value-type="string" office:string-value="affiliation" calcext:value-type="string">
            <text:p>affiliation</text:p>
          </table:table-cell>
          <table:table-cell office:value-type="string" calcext:value-type="string">
            <text:p>ga:affilia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2];FIND(&quot;:&quot;;[.B112])+1;LEN([.B112])-3)" office:value-type="string" office:string-value="sessionsToTransaction" calcext:value-type="string">
            <text:p>sessionsToTransaction</text:p>
          </table:table-cell>
          <table:table-cell office:value-type="string" calcext:value-type="string">
            <text:p>ga:sessionsToTrans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3];FIND(&quot;:&quot;;[.B113])+1;LEN([.B113])-3)" office:value-type="string" office:string-value="daysToTransaction" calcext:value-type="string">
            <text:p>daysToTransaction</text:p>
          </table:table-cell>
          <table:table-cell office:value-type="string" calcext:value-type="string">
            <text:p>ga:daysToTrans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4];FIND(&quot;:&quot;;[.B114])+1;LEN([.B114])-3)" office:value-type="string" office:string-value="productSku" calcext:value-type="string">
            <text:p>productSku</text:p>
          </table:table-cell>
          <table:table-cell office:value-type="string" calcext:value-type="string">
            <text:p>ga:productSku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5];FIND(&quot;:&quot;;[.B115])+1;LEN([.B115])-3)" office:value-type="string" office:string-value="productName" calcext:value-type="string">
            <text:p>productName</text:p>
          </table:table-cell>
          <table:table-cell office:value-type="string" calcext:value-type="string">
            <text:p>ga:product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6];FIND(&quot;:&quot;;[.B116])+1;LEN([.B116])-3)" office:value-type="string" office:string-value="productCategory" calcext:value-type="string">
            <text:p>productCategory</text:p>
          </table:table-cell>
          <table:table-cell office:value-type="string" calcext:value-type="string">
            <text:p>ga:productCatego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7];FIND(&quot;:&quot;;[.B117])+1;LEN([.B117])-3)" office:value-type="string" office:string-value="currencyCode" calcext:value-type="string">
            <text:p>currencyCode</text:p>
          </table:table-cell>
          <table:table-cell office:value-type="string" calcext:value-type="string">
            <text:p>ga:currencyCo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8];FIND(&quot;:&quot;;[.B118])+1;LEN([.B118])-3)" office:value-type="string" office:string-value="checkoutOptions" calcext:value-type="string">
            <text:p>checkoutOptions</text:p>
          </table:table-cell>
          <table:table-cell office:value-type="string" calcext:value-type="string">
            <text:p>ga:checkoutOption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19];FIND(&quot;:&quot;;[.B119])+1;LEN([.B119])-3)" office:value-type="string" office:string-value="internalPromotionCreative" calcext:value-type="string">
            <text:p>internalPromotionCreative</text:p>
          </table:table-cell>
          <table:table-cell office:value-type="string" calcext:value-type="string">
            <text:p>ga:internalPromotionCreati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0];FIND(&quot;:&quot;;[.B120])+1;LEN([.B120])-3)" office:value-type="string" office:string-value="internalPromotionId" calcext:value-type="string">
            <text:p>internalPromotionId</text:p>
          </table:table-cell>
          <table:table-cell office:value-type="string" calcext:value-type="string">
            <text:p>ga:internalPromotion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1];FIND(&quot;:&quot;;[.B121])+1;LEN([.B121])-3)" office:value-type="string" office:string-value="internalPromotionName" calcext:value-type="string">
            <text:p>internalPromotionName</text:p>
          </table:table-cell>
          <table:table-cell office:value-type="string" calcext:value-type="string">
            <text:p>ga:internalPromotion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2];FIND(&quot;:&quot;;[.B122])+1;LEN([.B122])-3)" office:value-type="string" office:string-value="internalPromotionPosition" calcext:value-type="string">
            <text:p>internalPromotionPosition</text:p>
          </table:table-cell>
          <table:table-cell office:value-type="string" calcext:value-type="string">
            <text:p>ga:internalPromotionPosi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3];FIND(&quot;:&quot;;[.B123])+1;LEN([.B123])-3)" office:value-type="string" office:string-value="orderCouponCode" calcext:value-type="string">
            <text:p>orderCouponCode</text:p>
          </table:table-cell>
          <table:table-cell office:value-type="string" calcext:value-type="string">
            <text:p>ga:orderCouponCo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4];FIND(&quot;:&quot;;[.B124])+1;LEN([.B124])-3)" office:value-type="string" office:string-value="productBrand" calcext:value-type="string">
            <text:p>productBrand</text:p>
          </table:table-cell>
          <table:table-cell office:value-type="string" calcext:value-type="string">
            <text:p>ga:productBran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5];FIND(&quot;:&quot;;[.B125])+1;LEN([.B125])-3)" office:value-type="string" office:string-value="productCategoryHierarchy" calcext:value-type="string">
            <text:p>productCategoryHierarchy</text:p>
          </table:table-cell>
          <table:table-cell office:value-type="string" calcext:value-type="string">
            <text:p>ga:productCategoryHierarch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6];FIND(&quot;:&quot;;[.B126])+1;LEN([.B126])-3)" office:value-type="string" office:string-value="productCategoryLevelXX" calcext:value-type="string">
            <text:p>productCategoryLevelXX</text:p>
          </table:table-cell>
          <table:table-cell office:value-type="string" calcext:value-type="string">
            <text:p>ga:productCategoryLevel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7];FIND(&quot;:&quot;;[.B127])+1;LEN([.B127])-3)" office:value-type="string" office:string-value="productCouponCode" calcext:value-type="string">
            <text:p>productCouponCode</text:p>
          </table:table-cell>
          <table:table-cell office:value-type="string" calcext:value-type="string">
            <text:p>ga:productCouponCo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8];FIND(&quot;:&quot;;[.B128])+1;LEN([.B128])-3)" office:value-type="string" office:string-value="productListName" calcext:value-type="string">
            <text:p>productListName</text:p>
          </table:table-cell>
          <table:table-cell office:value-type="string" calcext:value-type="string">
            <text:p>ga:productList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29];FIND(&quot;:&quot;;[.B129])+1;LEN([.B129])-3)" office:value-type="string" office:string-value="productListPosition" calcext:value-type="string">
            <text:p>productListPosition</text:p>
          </table:table-cell>
          <table:table-cell office:value-type="string" calcext:value-type="string">
            <text:p>ga:productListPosi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0];FIND(&quot;:&quot;;[.B130])+1;LEN([.B130])-3)" office:value-type="string" office:string-value="productVariant" calcext:value-type="string">
            <text:p>productVariant</text:p>
          </table:table-cell>
          <table:table-cell office:value-type="string" calcext:value-type="string">
            <text:p>ga:productVaria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1];FIND(&quot;:&quot;;[.B131])+1;LEN([.B131])-3)" office:value-type="string" office:string-value="shoppingStage" calcext:value-type="string">
            <text:p>shoppingStage</text:p>
          </table:table-cell>
          <table:table-cell office:value-type="string" calcext:value-type="string">
            <text:p>ga:shoppingStag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2];FIND(&quot;:&quot;;[.B132])+1;LEN([.B132])-3)" office:value-type="string" office:string-value="socialInteractionNetwork" calcext:value-type="string">
            <text:p>socialInteractionNetwork</text:p>
          </table:table-cell>
          <table:table-cell office:value-type="string" calcext:value-type="string">
            <text:p>ga:socialInteractionNetwor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3];FIND(&quot;:&quot;;[.B133])+1;LEN([.B133])-3)" office:value-type="string" office:string-value="socialInteractionAction" calcext:value-type="string">
            <text:p>socialInteractionAction</text:p>
          </table:table-cell>
          <table:table-cell office:value-type="string" calcext:value-type="string">
            <text:p>ga:socialInteraction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4];FIND(&quot;:&quot;;[.B134])+1;LEN([.B134])-3)" office:value-type="string" office:string-value="socialInteractionNetworkAction" calcext:value-type="string">
            <text:p>socialInteractionNetworkAction</text:p>
          </table:table-cell>
          <table:table-cell office:value-type="string" calcext:value-type="string">
            <text:p>ga:socialInteractionNetworkAc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5];FIND(&quot;:&quot;;[.B135])+1;LEN([.B135])-3)" office:value-type="string" office:string-value="socialInteractionTarget" calcext:value-type="string">
            <text:p>socialInteractionTarget</text:p>
          </table:table-cell>
          <table:table-cell office:value-type="string" calcext:value-type="string">
            <text:p>ga:socialInteractionTarge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6];FIND(&quot;:&quot;;[.B136])+1;LEN([.B136])-3)" office:value-type="string" office:string-value="socialEngagementType" calcext:value-type="string">
            <text:p>socialEngagementType</text:p>
          </table:table-cell>
          <table:table-cell office:value-type="string" calcext:value-type="string">
            <text:p>ga:socialEngagement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7];FIND(&quot;:&quot;;[.B137])+1;LEN([.B137])-3)" office:value-type="string" office:string-value="userTimingCategory" calcext:value-type="string">
            <text:p>userTimingCategory</text:p>
          </table:table-cell>
          <table:table-cell office:value-type="string" calcext:value-type="string">
            <text:p>ga:userTimingCategor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8];FIND(&quot;:&quot;;[.B138])+1;LEN([.B138])-3)" office:value-type="string" office:string-value="userTimingLabel" calcext:value-type="string">
            <text:p>userTimingLabel</text:p>
          </table:table-cell>
          <table:table-cell office:value-type="string" calcext:value-type="string">
            <text:p>ga:userTimingLab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39];FIND(&quot;:&quot;;[.B139])+1;LEN([.B139])-3)" office:value-type="string" office:string-value="userTimingVariable" calcext:value-type="string">
            <text:p>userTimingVariable</text:p>
          </table:table-cell>
          <table:table-cell office:value-type="string" calcext:value-type="string">
            <text:p>ga:userTimingVariab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0];FIND(&quot;:&quot;;[.B140])+1;LEN([.B140])-3)" office:value-type="string" office:string-value="exceptionDescription" calcext:value-type="string">
            <text:p>exceptionDescription</text:p>
          </table:table-cell>
          <table:table-cell office:value-type="string" calcext:value-type="string">
            <text:p>ga:exceptionDescrip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1];FIND(&quot;:&quot;;[.B141])+1;LEN([.B141])-3)" office:value-type="string" office:string-value="experimentId" calcext:value-type="string">
            <text:p>experimentId</text:p>
          </table:table-cell>
          <table:table-cell office:value-type="string" calcext:value-type="string">
            <text:p>ga:experimen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2];FIND(&quot;:&quot;;[.B142])+1;LEN([.B142])-3)" office:value-type="string" office:string-value="experimentVariant" calcext:value-type="string">
            <text:p>experimentVariant</text:p>
          </table:table-cell>
          <table:table-cell office:value-type="string" calcext:value-type="string">
            <text:p>ga:experimentVaria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3];FIND(&quot;:&quot;;[.B143])+1;LEN([.B143])-3)" office:value-type="string" office:string-value="dimensionXX" calcext:value-type="string">
            <text:p>dimensionXX</text:p>
          </table:table-cell>
          <table:table-cell office:value-type="string" calcext:value-type="string">
            <text:p>ga:dimension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4];FIND(&quot;:&quot;;[.B144])+1;LEN([.B144])-3)" office:value-type="string" office:string-value="customVarNameXX" calcext:value-type="string">
            <text:p>customVarNameXX</text:p>
          </table:table-cell>
          <table:table-cell office:value-type="string" calcext:value-type="string">
            <text:p>ga:customVarName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5];FIND(&quot;:&quot;;[.B145])+1;LEN([.B145])-3)" office:value-type="string" office:string-value="customVarValueXX" calcext:value-type="string">
            <text:p>customVarValueXX</text:p>
          </table:table-cell>
          <table:table-cell office:value-type="string" calcext:value-type="string">
            <text:p>ga:customVarValue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6];FIND(&quot;:&quot;;[.B146])+1;LEN([.B146])-3)" office:value-type="string" office:string-value="date" calcext:value-type="string">
            <text:p>date</text:p>
          </table:table-cell>
          <table:table-cell office:value-type="string" calcext:value-type="string">
            <text:p>ga:d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7];FIND(&quot;:&quot;;[.B147])+1;LEN([.B147])-3)" office:value-type="string" office:string-value="year" calcext:value-type="string">
            <text:p>year</text:p>
          </table:table-cell>
          <table:table-cell office:value-type="string" calcext:value-type="string">
            <text:p>ga:ye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8];FIND(&quot;:&quot;;[.B148])+1;LEN([.B148])-3)" office:value-type="string" office:string-value="month" calcext:value-type="string">
            <text:p>month</text:p>
          </table:table-cell>
          <table:table-cell office:value-type="string" calcext:value-type="string">
            <text:p>ga:mon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49];FIND(&quot;:&quot;;[.B149])+1;LEN([.B149])-3)" office:value-type="string" office:string-value="week" calcext:value-type="string">
            <text:p>week</text:p>
          </table:table-cell>
          <table:table-cell office:value-type="string" calcext:value-type="string">
            <text:p>ga:wee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0];FIND(&quot;:&quot;;[.B150])+1;LEN([.B150])-3)" office:value-type="string" office:string-value="day" calcext:value-type="string">
            <text:p>day</text:p>
          </table:table-cell>
          <table:table-cell office:value-type="string" calcext:value-type="string">
            <text:p>ga:da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1];FIND(&quot;:&quot;;[.B151])+1;LEN([.B151])-3)" office:value-type="string" office:string-value="hour" calcext:value-type="string">
            <text:p>hour</text:p>
          </table:table-cell>
          <table:table-cell office:value-type="string" calcext:value-type="string">
            <text:p>ga:hou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2];FIND(&quot;:&quot;;[.B152])+1;LEN([.B152])-3)" office:value-type="string" office:string-value="minute" calcext:value-type="string">
            <text:p>minute</text:p>
          </table:table-cell>
          <table:table-cell office:value-type="string" calcext:value-type="string">
            <text:p>ga:minu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3];FIND(&quot;:&quot;;[.B153])+1;LEN([.B153])-3)" office:value-type="string" office:string-value="nthMonth" calcext:value-type="string">
            <text:p>nthMonth</text:p>
          </table:table-cell>
          <table:table-cell office:value-type="string" calcext:value-type="string">
            <text:p>ga:nthMon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4];FIND(&quot;:&quot;;[.B154])+1;LEN([.B154])-3)" office:value-type="string" office:string-value="nthWeek" calcext:value-type="string">
            <text:p>nthWeek</text:p>
          </table:table-cell>
          <table:table-cell office:value-type="string" calcext:value-type="string">
            <text:p>ga:nthWee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5];FIND(&quot;:&quot;;[.B155])+1;LEN([.B155])-3)" office:value-type="string" office:string-value="nthDay" calcext:value-type="string">
            <text:p>nthDay</text:p>
          </table:table-cell>
          <table:table-cell office:value-type="string" calcext:value-type="string">
            <text:p>ga:nthDa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6];FIND(&quot;:&quot;;[.B156])+1;LEN([.B156])-3)" office:value-type="string" office:string-value="nthMinute" calcext:value-type="string">
            <text:p>nthMinute</text:p>
          </table:table-cell>
          <table:table-cell office:value-type="string" calcext:value-type="string">
            <text:p>ga:nthMinu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7];FIND(&quot;:&quot;;[.B157])+1;LEN([.B157])-3)" office:value-type="string" office:string-value="dayOfWeek" calcext:value-type="string">
            <text:p>dayOfWeek</text:p>
          </table:table-cell>
          <table:table-cell office:value-type="string" calcext:value-type="string">
            <text:p>ga:dayOfWee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8];FIND(&quot;:&quot;;[.B158])+1;LEN([.B158])-3)" office:value-type="string" office:string-value="dayOfWeekName" calcext:value-type="string">
            <text:p>dayOfWeekName</text:p>
          </table:table-cell>
          <table:table-cell office:value-type="string" calcext:value-type="string">
            <text:p>ga:dayOfWeek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59];FIND(&quot;:&quot;;[.B159])+1;LEN([.B159])-3)" office:value-type="string" office:string-value="dateHour" calcext:value-type="string">
            <text:p>dateHour</text:p>
          </table:table-cell>
          <table:table-cell office:value-type="string" calcext:value-type="string">
            <text:p>ga:dateHou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0];FIND(&quot;:&quot;;[.B160])+1;LEN([.B160])-3)" office:value-type="string" office:string-value="yearMonth" calcext:value-type="string">
            <text:p>yearMonth</text:p>
          </table:table-cell>
          <table:table-cell office:value-type="string" calcext:value-type="string">
            <text:p>ga:yearMont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1];FIND(&quot;:&quot;;[.B161])+1;LEN([.B161])-3)" office:value-type="string" office:string-value="yearWeek" calcext:value-type="string">
            <text:p>yearWeek</text:p>
          </table:table-cell>
          <table:table-cell office:value-type="string" calcext:value-type="string">
            <text:p>ga:yearWee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2];FIND(&quot;:&quot;;[.B162])+1;LEN([.B162])-3)" office:value-type="string" office:string-value="isoWeek" calcext:value-type="string">
            <text:p>isoWeek</text:p>
          </table:table-cell>
          <table:table-cell office:value-type="string" calcext:value-type="string">
            <text:p>ga:isoWee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3];FIND(&quot;:&quot;;[.B163])+1;LEN([.B163])-3)" office:value-type="string" office:string-value="isoYear" calcext:value-type="string">
            <text:p>isoYear</text:p>
          </table:table-cell>
          <table:table-cell office:value-type="string" calcext:value-type="string">
            <text:p>ga:isoYe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4];FIND(&quot;:&quot;;[.B164])+1;LEN([.B164])-3)" office:value-type="string" office:string-value="isoYearIsoWeek" calcext:value-type="string">
            <text:p>isoYearIsoWeek</text:p>
          </table:table-cell>
          <table:table-cell office:value-type="string" calcext:value-type="string">
            <text:p>ga:isoYearIsoWee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5];FIND(&quot;:&quot;;[.B165])+1;LEN([.B165])-3)" office:value-type="string" office:string-value="nthHour" calcext:value-type="string">
            <text:p>nthHour</text:p>
          </table:table-cell>
          <table:table-cell office:value-type="string" calcext:value-type="string">
            <text:p>ga:nthHou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6];FIND(&quot;:&quot;;[.B166])+1;LEN([.B166])-3)" office:value-type="string" office:string-value="dcmClickAd" calcext:value-type="string">
            <text:p>dcmClickAd</text:p>
          </table:table-cell>
          <table:table-cell office:value-type="string" calcext:value-type="string">
            <text:p>ga:dcmClickA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7];FIND(&quot;:&quot;;[.B167])+1;LEN([.B167])-3)" office:value-type="string" office:string-value="dcmClickAdId" calcext:value-type="string">
            <text:p>dcmClickAdId</text:p>
          </table:table-cell>
          <table:table-cell office:value-type="string" calcext:value-type="string">
            <text:p>ga:dcmClickAd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8];FIND(&quot;:&quot;;[.B168])+1;LEN([.B168])-3)" office:value-type="string" office:string-value="dcmClickAdType" calcext:value-type="string">
            <text:p>dcmClickAdType</text:p>
          </table:table-cell>
          <table:table-cell office:value-type="string" calcext:value-type="string">
            <text:p>ga:dcmClickAd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69];FIND(&quot;:&quot;;[.B169])+1;LEN([.B169])-3)" office:value-type="string" office:string-value="dcmClickAdTypeId" calcext:value-type="string">
            <text:p>dcmClickAdTypeId</text:p>
          </table:table-cell>
          <table:table-cell office:value-type="string" calcext:value-type="string">
            <text:p>ga:dcmClickAdTyp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0];FIND(&quot;:&quot;;[.B170])+1;LEN([.B170])-3)" office:value-type="string" office:string-value="dcmClickAdvertiser" calcext:value-type="string">
            <text:p>dcmClickAdvertiser</text:p>
          </table:table-cell>
          <table:table-cell office:value-type="string" calcext:value-type="string">
            <text:p>ga:dcmClickAdvertis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1];FIND(&quot;:&quot;;[.B171])+1;LEN([.B171])-3)" office:value-type="string" office:string-value="dcmClickAdvertiserId" calcext:value-type="string">
            <text:p>dcmClickAdvertiserId</text:p>
          </table:table-cell>
          <table:table-cell office:value-type="string" calcext:value-type="string">
            <text:p>ga:dcmClickAdvertiser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2];FIND(&quot;:&quot;;[.B172])+1;LEN([.B172])-3)" office:value-type="string" office:string-value="dcmClickCampaign" calcext:value-type="string">
            <text:p>dcmClickCampaign</text:p>
          </table:table-cell>
          <table:table-cell office:value-type="string" calcext:value-type="string">
            <text:p>ga:dcmClickCampaig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3];FIND(&quot;:&quot;;[.B173])+1;LEN([.B173])-3)" office:value-type="string" office:string-value="dcmClickCampaignId" calcext:value-type="string">
            <text:p>dcmClickCampaignId</text:p>
          </table:table-cell>
          <table:table-cell office:value-type="string" calcext:value-type="string">
            <text:p>ga:dcmClickCampaign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4];FIND(&quot;:&quot;;[.B174])+1;LEN([.B174])-3)" office:value-type="string" office:string-value="dcmClickCreativeId" calcext:value-type="string">
            <text:p>dcmClickCreativeId</text:p>
          </table:table-cell>
          <table:table-cell office:value-type="string" calcext:value-type="string">
            <text:p>ga:dcmClickCreativ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5];FIND(&quot;:&quot;;[.B175])+1;LEN([.B175])-3)" office:value-type="string" office:string-value="dcmClickCreative" calcext:value-type="string">
            <text:p>dcmClickCreative</text:p>
          </table:table-cell>
          <table:table-cell office:value-type="string" calcext:value-type="string">
            <text:p>ga:dcmClickCreati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6];FIND(&quot;:&quot;;[.B176])+1;LEN([.B176])-3)" office:value-type="string" office:string-value="dcmClickRenderingId" calcext:value-type="string">
            <text:p>dcmClickRenderingId</text:p>
          </table:table-cell>
          <table:table-cell office:value-type="string" calcext:value-type="string">
            <text:p>ga:dcmClickRendering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7];FIND(&quot;:&quot;;[.B177])+1;LEN([.B177])-3)" office:value-type="string" office:string-value="dcmClickCreativeType" calcext:value-type="string">
            <text:p>dcmClickCreativeType</text:p>
          </table:table-cell>
          <table:table-cell office:value-type="string" calcext:value-type="string">
            <text:p>ga:dcmClickCreative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8];FIND(&quot;:&quot;;[.B178])+1;LEN([.B178])-3)" office:value-type="string" office:string-value="dcmClickCreativeTypeId" calcext:value-type="string">
            <text:p>dcmClickCreativeTypeId</text:p>
          </table:table-cell>
          <table:table-cell office:value-type="string" calcext:value-type="string">
            <text:p>ga:dcmClickCreativeTyp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79];FIND(&quot;:&quot;;[.B179])+1;LEN([.B179])-3)" office:value-type="string" office:string-value="dcmClickCreativeVersion" calcext:value-type="string">
            <text:p>dcmClickCreativeVersion</text:p>
          </table:table-cell>
          <table:table-cell office:value-type="string" calcext:value-type="string">
            <text:p>ga:dcmClickCreativeVer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0];FIND(&quot;:&quot;;[.B180])+1;LEN([.B180])-3)" office:value-type="string" office:string-value="dcmClickSite" calcext:value-type="string">
            <text:p>dcmClickSite</text:p>
          </table:table-cell>
          <table:table-cell office:value-type="string" calcext:value-type="string">
            <text:p>ga:dcmClickSi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1];FIND(&quot;:&quot;;[.B181])+1;LEN([.B181])-3)" office:value-type="string" office:string-value="dcmClickSiteId" calcext:value-type="string">
            <text:p>dcmClickSiteId</text:p>
          </table:table-cell>
          <table:table-cell office:value-type="string" calcext:value-type="string">
            <text:p>ga:dcmClickSit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2];FIND(&quot;:&quot;;[.B182])+1;LEN([.B182])-3)" office:value-type="string" office:string-value="dcmClickSitePlacement" calcext:value-type="string">
            <text:p>dcmClickSitePlacement</text:p>
          </table:table-cell>
          <table:table-cell office:value-type="string" calcext:value-type="string">
            <text:p>ga:dcmClickSitePlaceme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3];FIND(&quot;:&quot;;[.B183])+1;LEN([.B183])-3)" office:value-type="string" office:string-value="dcmClickSitePlacementId" calcext:value-type="string">
            <text:p>dcmClickSitePlacementId</text:p>
          </table:table-cell>
          <table:table-cell office:value-type="string" calcext:value-type="string">
            <text:p>ga:dcmClickSitePlacemen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4];FIND(&quot;:&quot;;[.B184])+1;LEN([.B184])-3)" office:value-type="string" office:string-value="dcmClickSpotId" calcext:value-type="string">
            <text:p>dcmClickSpotId</text:p>
          </table:table-cell>
          <table:table-cell office:value-type="string" calcext:value-type="string">
            <text:p>ga:dcmClickSpo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5];FIND(&quot;:&quot;;[.B185])+1;LEN([.B185])-3)" office:value-type="string" office:string-value="dcmFloodlightActivity" calcext:value-type="string">
            <text:p>dcmFloodlightActivity</text:p>
          </table:table-cell>
          <table:table-cell office:value-type="string" calcext:value-type="string">
            <text:p>ga:dcmFloodlightActivity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6];FIND(&quot;:&quot;;[.B186])+1;LEN([.B186])-3)" office:value-type="string" office:string-value="dcmFloodlightActivityAndGroup" calcext:value-type="string">
            <text:p>dcmFloodlightActivityAndGroup</text:p>
          </table:table-cell>
          <table:table-cell office:value-type="string" calcext:value-type="string">
            <text:p>ga:dcmFloodlightActivityAndGrou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7];FIND(&quot;:&quot;;[.B187])+1;LEN([.B187])-3)" office:value-type="string" office:string-value="dcmFloodlightActivityGroup" calcext:value-type="string">
            <text:p>dcmFloodlightActivityGroup</text:p>
          </table:table-cell>
          <table:table-cell office:value-type="string" calcext:value-type="string">
            <text:p>ga:dcmFloodlightActivityGrou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8];FIND(&quot;:&quot;;[.B188])+1;LEN([.B188])-3)" office:value-type="string" office:string-value="dcmFloodlightActivityGroupId" calcext:value-type="string">
            <text:p>dcmFloodlightActivityGroupId</text:p>
          </table:table-cell>
          <table:table-cell office:value-type="string" calcext:value-type="string">
            <text:p>ga:dcmFloodlightActivityGroup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89];FIND(&quot;:&quot;;[.B189])+1;LEN([.B189])-3)" office:value-type="string" office:string-value="dcmFloodlightActivityId" calcext:value-type="string">
            <text:p>dcmFloodlightActivityId</text:p>
          </table:table-cell>
          <table:table-cell office:value-type="string" calcext:value-type="string">
            <text:p>ga:dcmFloodlightActivity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0];FIND(&quot;:&quot;;[.B190])+1;LEN([.B190])-3)" office:value-type="string" office:string-value="dcmFloodlightAdvertiserId" calcext:value-type="string">
            <text:p>dcmFloodlightAdvertiserId</text:p>
          </table:table-cell>
          <table:table-cell office:value-type="string" calcext:value-type="string">
            <text:p>ga:dcmFloodlightAdvertiser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1];FIND(&quot;:&quot;;[.B191])+1;LEN([.B191])-3)" office:value-type="string" office:string-value="dcmFloodlightSpotId" calcext:value-type="string">
            <text:p>dcmFloodlightSpotId</text:p>
          </table:table-cell>
          <table:table-cell office:value-type="string" calcext:value-type="string">
            <text:p>ga:dcmFloodlightSpo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2];FIND(&quot;:&quot;;[.B192])+1;LEN([.B192])-3)" office:value-type="string" office:string-value="dcmLastEventAd" calcext:value-type="string">
            <text:p>dcmLastEventAd</text:p>
          </table:table-cell>
          <table:table-cell office:value-type="string" calcext:value-type="string">
            <text:p>ga:dcmLastEventA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3];FIND(&quot;:&quot;;[.B193])+1;LEN([.B193])-3)" office:value-type="string" office:string-value="dcmLastEventAdId" calcext:value-type="string">
            <text:p>dcmLastEventAdId</text:p>
          </table:table-cell>
          <table:table-cell office:value-type="string" calcext:value-type="string">
            <text:p>ga:dcmLastEventAd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4];FIND(&quot;:&quot;;[.B194])+1;LEN([.B194])-3)" office:value-type="string" office:string-value="dcmLastEventAdType" calcext:value-type="string">
            <text:p>dcmLastEventAdType</text:p>
          </table:table-cell>
          <table:table-cell office:value-type="string" calcext:value-type="string">
            <text:p>ga:dcmLastEventAd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5];FIND(&quot;:&quot;;[.B195])+1;LEN([.B195])-3)" office:value-type="string" office:string-value="dcmLastEventAdTypeId" calcext:value-type="string">
            <text:p>dcmLastEventAdTypeId</text:p>
          </table:table-cell>
          <table:table-cell office:value-type="string" calcext:value-type="string">
            <text:p>ga:dcmLastEventAdTyp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6];FIND(&quot;:&quot;;[.B196])+1;LEN([.B196])-3)" office:value-type="string" office:string-value="dcmLastEventAdvertiser" calcext:value-type="string">
            <text:p>dcmLastEventAdvertiser</text:p>
          </table:table-cell>
          <table:table-cell office:value-type="string" calcext:value-type="string">
            <text:p>ga:dcmLastEventAdvertis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7];FIND(&quot;:&quot;;[.B197])+1;LEN([.B197])-3)" office:value-type="string" office:string-value="dcmLastEventAdvertiserId" calcext:value-type="string">
            <text:p>dcmLastEventAdvertiserId</text:p>
          </table:table-cell>
          <table:table-cell office:value-type="string" calcext:value-type="string">
            <text:p>ga:dcmLastEventAdvertiser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8];FIND(&quot;:&quot;;[.B198])+1;LEN([.B198])-3)" office:value-type="string" office:string-value="dcmLastEventAttributionType" calcext:value-type="string">
            <text:p>dcmLastEventAttributionType</text:p>
          </table:table-cell>
          <table:table-cell office:value-type="string" calcext:value-type="string">
            <text:p>ga:dcmLastEventAttribution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199];FIND(&quot;:&quot;;[.B199])+1;LEN([.B199])-3)" office:value-type="string" office:string-value="dcmLastEventCampaign" calcext:value-type="string">
            <text:p>dcmLastEventCampaign</text:p>
          </table:table-cell>
          <table:table-cell office:value-type="string" calcext:value-type="string">
            <text:p>ga:dcmLastEventCampaig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0];FIND(&quot;:&quot;;[.B200])+1;LEN([.B200])-3)" office:value-type="string" office:string-value="dcmLastEventCampaignId" calcext:value-type="string">
            <text:p>dcmLastEventCampaignId</text:p>
          </table:table-cell>
          <table:table-cell office:value-type="string" calcext:value-type="string">
            <text:p>ga:dcmLastEventCampaign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1];FIND(&quot;:&quot;;[.B201])+1;LEN([.B201])-3)" office:value-type="string" office:string-value="dcmLastEventCreativeId" calcext:value-type="string">
            <text:p>dcmLastEventCreativeId</text:p>
          </table:table-cell>
          <table:table-cell office:value-type="string" calcext:value-type="string">
            <text:p>ga:dcmLastEventCreativ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2];FIND(&quot;:&quot;;[.B202])+1;LEN([.B202])-3)" office:value-type="string" office:string-value="dcmLastEventCreative" calcext:value-type="string">
            <text:p>dcmLastEventCreative</text:p>
          </table:table-cell>
          <table:table-cell office:value-type="string" calcext:value-type="string">
            <text:p>ga:dcmLastEventCreativ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3];FIND(&quot;:&quot;;[.B203])+1;LEN([.B203])-3)" office:value-type="string" office:string-value="dcmLastEventRenderingId" calcext:value-type="string">
            <text:p>dcmLastEventRenderingId</text:p>
          </table:table-cell>
          <table:table-cell office:value-type="string" calcext:value-type="string">
            <text:p>ga:dcmLastEventRendering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4];FIND(&quot;:&quot;;[.B204])+1;LEN([.B204])-3)" office:value-type="string" office:string-value="dcmLastEventCreativeType" calcext:value-type="string">
            <text:p>dcmLastEventCreativeType</text:p>
          </table:table-cell>
          <table:table-cell office:value-type="string" calcext:value-type="string">
            <text:p>ga:dcmLastEventCreativeTyp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5];FIND(&quot;:&quot;;[.B205])+1;LEN([.B205])-3)" office:value-type="string" office:string-value="dcmLastEventCreativeTypeId" calcext:value-type="string">
            <text:p>dcmLastEventCreativeTypeId</text:p>
          </table:table-cell>
          <table:table-cell office:value-type="string" calcext:value-type="string">
            <text:p>ga:dcmLastEventCreativeTyp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6];FIND(&quot;:&quot;;[.B206])+1;LEN([.B206])-3)" office:value-type="string" office:string-value="dcmLastEventCreativeVersion" calcext:value-type="string">
            <text:p>dcmLastEventCreativeVersion</text:p>
          </table:table-cell>
          <table:table-cell office:value-type="string" calcext:value-type="string">
            <text:p>ga:dcmLastEventCreativeVer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7];FIND(&quot;:&quot;;[.B207])+1;LEN([.B207])-3)" office:value-type="string" office:string-value="dcmLastEventSite" calcext:value-type="string">
            <text:p>dcmLastEventSite</text:p>
          </table:table-cell>
          <table:table-cell office:value-type="string" calcext:value-type="string">
            <text:p>ga:dcmLastEventSi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8];FIND(&quot;:&quot;;[.B208])+1;LEN([.B208])-3)" office:value-type="string" office:string-value="dcmLastEventSiteId" calcext:value-type="string">
            <text:p>dcmLastEventSiteId</text:p>
          </table:table-cell>
          <table:table-cell office:value-type="string" calcext:value-type="string">
            <text:p>ga:dcmLastEventSite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09];FIND(&quot;:&quot;;[.B209])+1;LEN([.B209])-3)" office:value-type="string" office:string-value="dcmLastEventSitePlacement" calcext:value-type="string">
            <text:p>dcmLastEventSitePlacement</text:p>
          </table:table-cell>
          <table:table-cell office:value-type="string" calcext:value-type="string">
            <text:p>ga:dcmLastEventSitePlaceme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0];FIND(&quot;:&quot;;[.B210])+1;LEN([.B210])-3)" office:value-type="string" office:string-value="dcmLastEventSitePlacementId" calcext:value-type="string">
            <text:p>dcmLastEventSitePlacementId</text:p>
          </table:table-cell>
          <table:table-cell office:value-type="string" calcext:value-type="string">
            <text:p>ga:dcmLastEventSitePlacemen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1];FIND(&quot;:&quot;;[.B211])+1;LEN([.B211])-3)" office:value-type="string" office:string-value="dcmLastEventSpotId" calcext:value-type="string">
            <text:p>dcmLastEventSpotId</text:p>
          </table:table-cell>
          <table:table-cell office:value-type="string" calcext:value-type="string">
            <text:p>ga:dcmLastEventSpo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2];FIND(&quot;:&quot;;[.B212])+1;LEN([.B212])-3)" office:value-type="string" office:string-value="landingContentGroupXX" calcext:value-type="string">
            <text:p>landingContentGroupXX</text:p>
          </table:table-cell>
          <table:table-cell office:value-type="string" calcext:value-type="string">
            <text:p>ga:landingContentGroup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3];FIND(&quot;:&quot;;[.B213])+1;LEN([.B213])-3)" office:value-type="string" office:string-value="previousContentGroupXX" calcext:value-type="string">
            <text:p>previousContentGroupXX</text:p>
          </table:table-cell>
          <table:table-cell office:value-type="string" calcext:value-type="string">
            <text:p>ga:previousContentGroup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4];FIND(&quot;:&quot;;[.B214])+1;LEN([.B214])-3)" office:value-type="string" office:string-value="contentGroupXX" calcext:value-type="string">
            <text:p>contentGroupXX</text:p>
          </table:table-cell>
          <table:table-cell office:value-type="string" calcext:value-type="string">
            <text:p>ga:contentGroup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15];FIND(&quot;:&quot;;[.B215])+1;LEN([.B215])-3)" office:value-type="string" office:string-value="nextContentGroupXX" calcext:value-type="string">
            <text:p>nextContentGroupXX</text:p>
          </table:table-cell>
          <table:table-cell office:value-type="string" calcext:value-type="string">
            <text:p>ga:nextContentGroupX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MIDB([.B216];FIND(&quot;:&quot;;[.B216])+1;LEN([.B216])-3)" office:value-type="string" office:string-value="userAgeBracket" calcext:value-type="string">
            <text:p>userAgeBracket</text:p>
          </table:table-cell>
          <table:table-cell office:value-type="string" calcext:value-type="string">
            <text:p>ga:userAge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office:annotation draw:style-name="gr1" draw:text-style-name="P1" svg:width="2.899cm" svg:height="1.386cm" svg:x="24.065cm" svg:y="1.66cm" draw:caption-point-x="-0.61cm" draw:caption-point-y="1.51cm">
              <dc:date>2014-09-22T00:00:00</dc:date>
              <text:p text:style-name="P1"><text:span text:style-name="T1">18-24, 25-34, 35-44, 45-54, 55-64, 65+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table:formula="of:=MIDB([.B217];FIND(&quot;:&quot;;[.B217])+1;LEN([.B217])-3)" office:value-type="string" office:string-value="userGender" calcext:value-type="string">
            <text:p>userGender</text:p>
          </table:table-cell>
          <table:table-cell office:value-type="string" calcext:value-type="string">
            <text:p>ga:user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office:annotation draw:style-name="gr1" draw:text-style-name="P1" svg:width="2.899cm" svg:height="0.596cm" svg:x="24.065cm" svg:y="2.112cm" draw:caption-point-x="-0.61cm" draw:caption-point-y="1.51cm">
              <dc:date>2014-09-22T00:00:00</dc:date>
              <text:p text:style-name="P1"><text:span text:style-name="T1">female, male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table:formula="of:=MIDB([.B218];FIND(&quot;:&quot;;[.B218])+1;LEN([.B218])-3)" office:value-type="string" office:string-value="interestOtherCategory" calcext:value-type="string">
            <text:p>interestOtherCategory</text:p>
          </table:table-cell>
          <table:table-cell office:value-type="string" calcext:value-type="string">
            <text:p>ga:interestOther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>
          <table:table-cell table:formula="of:=MIDB([.B219];FIND(&quot;:&quot;;[.B219])+1;LEN([.B219])-3)" office:value-type="string" office:string-value="interestAffinityCategory" calcext:value-type="string">
            <text:p>interestAffinityCategory</text:p>
          </table:table-cell>
          <table:table-cell office:value-type="string" calcext:value-type="string">
            <text:p>ga:interestAffinity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>
          <table:table-cell table:formula="of:=MIDB([.B220];FIND(&quot;:&quot;;[.B220])+1;LEN([.B220])-3)" office:value-type="string" office:string-value="interestInMarketCategory" calcext:value-type="string">
            <text:p>interestInMarketCategory</text:p>
          </table:table-cell>
          <table:table-cell office:value-type="string" calcext:value-type="string">
            <text:p>ga:interestInMarket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table:formula="of:=MIDB([.B221];FIND(&quot;:&quot;;[.B221])+1;LEN([.B221])-3)" office:value-type="string" office:string-value="channelGrouping" calcext:value-type="string">
            <text:p>channelGrouping</text:p>
          </table:table-cell>
          <table:table-cell office:value-type="string" calcext:value-type="string">
            <text:p>ga:channelGrouping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2];FIND(&quot;:&quot;;[.B222])+1;LEN([.B222])-3)" office:value-type="string" office:string-value="correlationModelId" calcext:value-type="string">
            <text:p>correlationModelId</text:p>
          </table:table-cell>
          <table:table-cell office:value-type="string" calcext:value-type="string">
            <text:p>ga:correlationModel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3];FIND(&quot;:&quot;;[.B223])+1;LEN([.B223])-3)" office:value-type="string" office:string-value="queryProductId" calcext:value-type="string">
            <text:p>queryProductId</text:p>
          </table:table-cell>
          <table:table-cell office:value-type="string" calcext:value-type="string">
            <text:p>ga:queryProduc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4];FIND(&quot;:&quot;;[.B224])+1;LEN([.B224])-3)" office:value-type="string" office:string-value="queryProductName" calcext:value-type="string">
            <text:p>queryProductName</text:p>
          </table:table-cell>
          <table:table-cell office:value-type="string" calcext:value-type="string">
            <text:p>ga:queryProduct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5];FIND(&quot;:&quot;;[.B225])+1;LEN([.B225])-3)" office:value-type="string" office:string-value="queryProductVariation" calcext:value-type="string">
            <text:p>queryProductVariation</text:p>
          </table:table-cell>
          <table:table-cell office:value-type="string" calcext:value-type="string">
            <text:p>ga:queryProductVaria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6];FIND(&quot;:&quot;;[.B226])+1;LEN([.B226])-3)" office:value-type="string" office:string-value="relatedProductId" calcext:value-type="string">
            <text:p>relatedProductId</text:p>
          </table:table-cell>
          <table:table-cell office:value-type="string" calcext:value-type="string">
            <text:p>ga:relatedProductI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table:formula="of:=MIDB([.B227];FIND(&quot;:&quot;;[.B227])+1;LEN([.B227])-3)" office:value-type="string" office:string-value="relatedProductName" calcext:value-type="string">
            <text:p>relatedProductName</text:p>
          </table:table-cell>
          <table:table-cell office:value-type="string" calcext:value-type="string">
            <text:p>ga:relatedProductN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custom dims_details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 table:visibility="filter">
          <table:table-cell office:value-type="string" calcext:value-type="string">
            <text:p>lab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atlevel1</text:p>
          </table:table-cell>
          <table:table-cell office:value-type="string" calcext:value-type="string">
            <text:p>catlevel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b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atlevel1</text:p>
          </table:table-cell>
          <table:table-cell office:value-type="string" calcext:value-type="string">
            <text:p>catlevel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élection</text:p>
          </table:table-cell>
        </table:table-row>
        <table:table-row table:style-name="ro1" table:visibility="filter">
          <table:table-cell office:value-type="string" calcext:value-type="string">
            <text:p>brand</text:p>
          </table:table-cell>
          <table:table-cell office:value-type="string" calcext:value-type="string">
            <text:p>ga:dimension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irtualPageUrl</text:p>
          </table:table-cell>
          <table:table-cell office:value-type="string" calcext:value-type="string">
            <text:p>ga:dimension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ageName</text:p>
          </table:table-cell>
          <table:table-cell office:value-type="string" calcext:value-type="string">
            <text:p>ga:dimension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angage</text:p>
          </table:table-cell>
          <table:table-cell office:value-type="string" calcext:value-type="string">
            <text:p>ga:dimension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untry</text:p>
          </table:table-cell>
          <table:table-cell office:value-type="string" calcext:value-type="string">
            <text:p>ga:dimension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iteTypeLevel1</text:p>
          </table:table-cell>
          <table:table-cell office:value-type="string" calcext:value-type="string">
            <text:p>ga:dimension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iteTypeLevel2</text:p>
          </table:table-cell>
          <table:table-cell office:value-type="string" calcext:value-type="string">
            <text:p>ga:dimension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ModelBodyStyle</text:p>
          </table:table-cell>
          <table:table-cell office:value-type="string" calcext:value-type="string">
            <text:p>ga:dimension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ModelBodyStyleLabel</text:p>
          </table:table-cell>
          <table:table-cell office:value-type="string" calcext:value-type="string">
            <text:p>ga:dimensio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vehicleId</text:p>
          </table:table-cell>
          <table:table-cell office:value-type="string" calcext:value-type="string">
            <text:p>ga:dimension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DoorsNumber</text:p>
          </table:table-cell>
          <table:table-cell office:value-type="string" calcext:value-type="string">
            <text:p>ga:dimension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office:annotation draw:style-name="gr1" draw:text-style-name="P1" svg:width="2.899cm" svg:height="0.596cm" svg:x="22.376cm" svg:y="0cm" draw:caption-point-x="-0.61cm" draw:caption-point-y="0.461cm">
              <dc:date>2014-09-22T00:00:00</dc:date>
              <text:p text:style-name="P1"><text:span text:style-name="T1">02, 04, 05, 09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office:value-type="string" calcext:value-type="string">
            <text:p>vehicleSeatsNumber</text:p>
          </table:table-cell>
          <table:table-cell office:value-type="string" calcext:value-type="string">
            <text:p>ga:dimension12</text:p>
          </table:table-cell>
          <table:table-cell office:value-type="float" office:value="0" calcext:value-type="float">
            <office:annotation draw:style-name="gr1" draw:text-style-name="P1" svg:width="2.899cm" svg:height="0.991cm" svg:x="14.294cm" svg:y="0cm" draw:caption-point-x="-0.61cm" draw:caption-point-y="0.913cm">
              <dc:date>2014-09-22T00:00:00</dc:date>
              <text:p text:style-name="P1"><text:span text:style-name="T1">pas de données en base</text:span></text:p>
            </office:annotation>
            <text:p>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 table:visibility="filter">
          <table:table-cell office:value-type="string" calcext:value-type="string">
            <text:p>vehicleCO2</text:p>
          </table:table-cell>
          <table:table-cell office:value-type="string" calcext:value-type="string">
            <text:p>ga:dimension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Discount</text:p>
          </table:table-cell>
          <table:table-cell office:value-type="string" calcext:value-type="string">
            <text:p>ga:dimension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Fuel</text:p>
          </table:table-cell>
          <table:table-cell office:value-type="string" calcext:value-type="string">
            <text:p>ga:dimensio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office:annotation draw:style-name="gr1" draw:text-style-name="P1" svg:width="2.899cm" svg:height="1.386cm" svg:x="22.376cm" svg:y="0cm" draw:caption-point-x="-0.61cm" draw:caption-point-y="0.913cm">
              <dc:date>2014-09-22T00:00:00</dc:date>
              <text:p text:style-name="P1"><text:span text:style-name="T1">Electrique, Essence, Hdi, Hybride-Diesel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office:value-type="string" calcext:value-type="string">
            <text:p>vehiculeVersionId</text:p>
          </table:table-cell>
          <table:table-cell office:value-type="string" calcext:value-type="string">
            <text:p>ga:dimension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rVersionId</text:p>
          </table:table-cell>
          <table:table-cell office:value-type="string" calcext:value-type="string">
            <text:p>ga:dimension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Finition</text:p>
          </table:table-cell>
          <table:table-cell office:value-type="string" calcext:value-type="string">
            <text:p>ga:dimension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FinitionLabel</text:p>
          </table:table-cell>
          <table:table-cell office:value-type="string" calcext:value-type="string">
            <text:p>ga:dimension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vehicleMotor</text:p>
          </table:table-cell>
          <table:table-cell office:value-type="string" calcext:value-type="string">
            <text:p>ga:dimension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uleMotorLabel</text:p>
          </table:table-cell>
          <table:table-cell office:value-type="string" calcext:value-type="string">
            <text:p>ga:dimension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vehicleGearBox</text:p>
          </table:table-cell>
          <table:table-cell office:value-type="string" calcext:value-type="string">
            <text:p>ga:dimension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GearBoxLabel</text:p>
          </table:table-cell>
          <table:table-cell office:value-type="string" calcext:value-type="string">
            <text:p>ga:dimension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ConceptionBase</text:p>
          </table:table-cell>
          <table:table-cell office:value-type="string" calcext:value-type="string">
            <text:p>ga:dimension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ConceptionBaseLabel</text:p>
          </table:table-cell>
          <table:table-cell office:value-type="string" calcext:value-type="string">
            <text:p>ga:dimension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ConceptionClient</text:p>
          </table:table-cell>
          <table:table-cell office:value-type="string" calcext:value-type="string">
            <text:p>ga:dimension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ConceptionClientLabel</text:p>
          </table:table-cell>
          <table:table-cell office:value-type="string" calcext:value-type="string">
            <text:p>ga:dimension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MajDevIndex</text:p>
          </table:table-cell>
          <table:table-cell office:value-type="string" calcext:value-type="string">
            <text:p>ga:dimension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MajDevIndexLabel</text:p>
          </table:table-cell>
          <table:table-cell office:value-type="string" calcext:value-type="string">
            <text:p>ga:dimension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MinDevIndex</text:p>
          </table:table-cell>
          <table:table-cell office:value-type="string" calcext:value-type="string">
            <text:p>ga:dimension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MinDevIndexLabel</text:p>
          </table:table-cell>
          <table:table-cell office:value-type="string" calcext:value-type="string">
            <text:p>ga:dimension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ExtCladding</text:p>
          </table:table-cell>
          <table:table-cell office:value-type="string" calcext:value-type="string">
            <text:p>ga:dimension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ExtCladdingLabel</text:p>
          </table:table-cell>
          <table:table-cell office:value-type="string" calcext:value-type="string">
            <text:p>ga:dimension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BodyColor</text:p>
          </table:table-cell>
          <table:table-cell office:value-type="string" calcext:value-type="string">
            <text:p>ga:dimension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BodyColorLabel</text:p>
          </table:table-cell>
          <table:table-cell office:value-type="string" calcext:value-type="string">
            <text:p>ga:dimension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ersonnalis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vehicleIntCladding</text:p>
          </table:table-cell>
          <table:table-cell office:value-type="string" calcext:value-type="string">
            <text:p>ga:dimension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IntCladdingLabel</text:p>
          </table:table-cell>
          <table:table-cell office:value-type="string" calcext:value-type="string">
            <text:p>ga:dimension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ColorFilling</text:p>
          </table:table-cell>
          <table:table-cell office:value-type="string" calcext:value-type="string">
            <text:p>ga:dimension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ColorFillingLabel</text:p>
          </table:table-cell>
          <table:table-cell office:value-type="string" calcext:value-type="string">
            <text:p>ga:dimension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PriceCatalogue</text:p>
          </table:table-cell>
          <table:table-cell office:value-type="string" calcext:value-type="string">
            <text:p>ga:dimension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PriceCatalogueCurrency</text:p>
          </table:table-cell>
          <table:table-cell office:value-type="string" calcext:value-type="string">
            <text:p>ga:dimension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PriceFinal</text:p>
          </table:table-cell>
          <table:table-cell office:value-type="string" calcext:value-type="string">
            <text:p>ga:dimension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ervalle de valeurs</text:p>
          </table:table-cell>
        </table:table-row>
        <table:table-row table:style-name="ro1" table:visibility="filter">
          <table:table-cell office:value-type="string" calcext:value-type="string">
            <text:p>vehiclePriceFinalCurrency</text:p>
          </table:table-cell>
          <table:table-cell office:value-type="string" calcext:value-type="string">
            <text:p>ga:dimension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Registration</text:p>
          </table:table-cell>
          <table:table-cell office:value-type="string" calcext:value-type="string">
            <text:p>ga:dimension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Km</text:p>
          </table:table-cell>
          <table:table-cell office:value-type="string" calcext:value-type="string">
            <text:p>ga:dimension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tervalle de valeurs</text:p>
          </table:table-cell>
        </table:table-row>
        <table:table-row table:style-name="ro1" table:visibility="filter">
          <table:table-cell office:value-type="string" calcext:value-type="string">
            <text:p>vehicleKmRent</text:p>
          </table:table-cell>
          <table:table-cell office:value-type="string" calcext:value-type="string">
            <text:p>ga:dimension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kmFormat</text:p>
          </table:table-cell>
          <table:table-cell office:value-type="string" calcext:value-type="string">
            <text:p>ga:dimension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hicleAccessoriesSelected</text:p>
          </table:table-cell>
          <table:table-cell office:value-type="string" calcext:value-type="string">
            <text:p>ga:dimension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coringVisit</text:p>
          </table:table-cell>
          <table:table-cell office:value-type="string" calcext:value-type="string">
            <text:p>ga:dimension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ealerName</text:p>
          </table:table-cell>
          <table:table-cell office:value-type="string" calcext:value-type="string">
            <text:p>ga:dimension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edealerSiteGeo</text:p>
          </table:table-cell>
          <table:table-cell office:value-type="string" calcext:value-type="string">
            <text:p>ga:dimension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ealerId</text:p>
          </table:table-cell>
          <table:table-cell office:value-type="string" calcext:value-type="string">
            <text:p>ga:dimension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edealerCity</text:p>
          </table:table-cell>
          <table:table-cell office:value-type="string" calcext:value-type="string">
            <text:p>ga:dimension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edealerIdLocal</text:p>
          </table:table-cell>
          <table:table-cell office:value-type="string" calcext:value-type="string">
            <text:p>ga:dimension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edealerAddress</text:p>
          </table:table-cell>
          <table:table-cell office:value-type="string" calcext:value-type="string">
            <text:p>ga:dimension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ealerPostalCode</text:p>
          </table:table-cell>
          <table:table-cell office:value-type="string" calcext:value-type="string">
            <text:p>ga:dimension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  <table:table-cell office:value-type="string" calcext:value-type="string">
            <office:annotation draw:style-name="gr1" draw:text-style-name="P1" svg:width="2.899cm" svg:height="1.386cm" svg:x="22.376cm" svg:y="3.015cm" draw:caption-point-x="-0.61cm" draw:caption-point-y="1.51cm">
              <dc:date>2014-09-22T00:00:00</dc:date>
              <text:p text:style-name="P1"><text:span text:style-name="T1">code postaux français 5 chiffres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office:value-type="string" calcext:value-type="string">
            <text:p>edealerRegion</text:p>
          </table:table-cell>
          <table:table-cell office:value-type="string" calcext:value-type="string">
            <text:p>ga:dimension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  <table:table-cell office:value-type="string" calcext:value-type="string">
            <office:annotation draw:style-name="gr1" draw:text-style-name="P1" svg:width="2.899cm" svg:height="1.386cm" svg:x="22.376cm" svg:y="3.467cm" draw:caption-point-x="-0.61cm" draw:caption-point-y="1.51cm">
              <dc:date>2014-09-22T00:00:00</dc:date>
              <text:p text:style-name="P1"><text:span text:style-name="T1">régions française majuscule ou minuscule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office:value-type="string" calcext:value-type="string">
            <text:p>edealerPdv</text:p>
          </table:table-cell>
          <table:table-cell office:value-type="string" calcext:value-type="string">
            <text:p>ga:dimension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edealerCountry</text:p>
          </table:table-cell>
          <table:table-cell office:value-type="string" calcext:value-type="string">
            <text:p>ga:dimension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Gender</text:p>
          </table:table-cell>
          <table:table-cell office:value-type="string" calcext:value-type="string">
            <text:p>ga:dimension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office:annotation draw:style-name="gr1" draw:text-style-name="P1" svg:width="2.899cm" svg:height="0.596cm" svg:x="22.376cm" svg:y="3.918cm" draw:caption-point-x="-0.61cm" draw:caption-point-y="1.51cm">
              <dc:date>2014-09-22T00:00:00</dc:date>
              <text:p text:style-name="P1"><text:span text:style-name="T1">Mr, Mme, Mlle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office:value-type="string" calcext:value-type="string">
            <text:p>uiPostalCode</text:p>
          </table:table-cell>
          <table:table-cell office:value-type="string" calcext:value-type="string">
            <text:p>ga:dimension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office:annotation draw:style-name="gr1" draw:text-style-name="P1" svg:width="2.899cm" svg:height="1.386cm" svg:x="22.376cm" svg:y="4.37cm" draw:caption-point-x="-0.61cm" draw:caption-point-y="1.51cm">
              <dc:date>2014-09-22T00:00:00</dc:date>
              <text:p text:style-name="P1"><text:span text:style-name="T1">code postaux français 5 chiffres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office:value-type="string" calcext:value-type="string">
            <text:p>uiCity</text:p>
          </table:table-cell>
          <table:table-cell office:value-type="string" calcext:value-type="string">
            <text:p>ga:dimension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Logged</text:p>
          </table:table-cell>
          <table:table-cell office:value-type="string" calcext:value-type="string">
            <text:p>ga:dimension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office:annotation draw:style-name="gr1" draw:text-style-name="P1" svg:width="2.899cm" svg:height="0.596cm" svg:x="22.376cm" svg:y="4.821cm" draw:caption-point-x="-0.61cm" draw:caption-point-y="1.51cm">
              <dc:date>2014-09-22T00:00:00</dc:date>
              <text:p text:style-name="P1"><text:span text:style-name="T1">0, 1, N, Y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office:value-type="string" calcext:value-type="string">
            <text:p>uiState</text:p>
          </table:table-cell>
          <table:table-cell office:value-type="string" calcext:value-type="string">
            <text:p>ga:dimension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Birthday</text:p>
          </table:table-cell>
          <table:table-cell office:value-type="string" calcext:value-type="string">
            <text:p>ga:dimension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ntervalle de valeurs</text:p>
          </table:table-cell>
        </table:table-row>
        <table:table-row table:style-name="ro1">
          <table:table-cell office:value-type="string" calcext:value-type="string">
            <text:p>uiExpectedPurchase</text:p>
          </table:table-cell>
          <table:table-cell office:value-type="string" calcext:value-type="string">
            <text:p>ga:dimension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office:annotation draw:style-name="gr1" draw:text-style-name="P1" svg:width="2.899cm" svg:height="1.386cm" svg:x="22.376cm" svg:y="5.724cm" draw:caption-point-x="-0.61cm" draw:caption-point-y="1.51cm">
              <dc:date>2014-09-22T00:00:00</dc:date>
              <text:p text:style-name="P1"><text:span text:style-name="T1">0 à 3 mois, 3 à 6 mois, 6 mois à 1 an, Plus d'1 an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office:value-type="string" calcext:value-type="string">
            <text:p>formsLeadId</text:p>
          </table:table-cell>
          <table:table-cell office:value-type="string" calcext:value-type="string">
            <text:p>ga:dimension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>
          <table:table-cell office:value-type="string" calcext:value-type="string">
            <text:p>formsLeadType</text:p>
          </table:table-cell>
          <table:table-cell office:value-type="string" calcext:value-type="string">
            <text:p>ga:dimension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  <table:table-cell office:value-type="string" calcext:value-type="string">
            <office:annotation draw:style-name="gr1" draw:text-style-name="P1" svg:width="2.899cm" svg:height="0.991cm" svg:x="22.376cm" svg:y="6.628cm" draw:caption-point-x="-0.61cm" draw:caption-point-y="1.51cm">
              <dc:date>2014-09-22T00:00:00</dc:date>
              <text:p text:style-name="P1"><text:span text:style-name="T1">1, cold lead, hot lead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office:value-type="string" calcext:value-type="string">
            <text:p>formsKind</text:p>
          </table:table-cell>
          <table:table-cell office:value-type="string" calcext:value-type="string">
            <text:p>ga:dimension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>
          <table:table-cell office:value-type="string" calcext:value-type="string">
            <text:p>formsName</text:p>
          </table:table-cell>
          <table:table-cell office:value-type="string" calcext:value-type="string">
            <text:p>ga:dimension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  <table:table-cell office:value-type="string" calcext:value-type="string">
            <office:annotation draw:style-name="gr1" draw:text-style-name="P1" svg:width="2.899cm" svg:height="6.126cm" svg:x="22.376cm" svg:y="7.531cm" draw:caption-point-x="-0.61cm" draw:caption-point-y="1.51cm">
              <dc:date>2014-09-22T00:00:00</dc:date>
              <text:p text:style-name="P1"><text:span text:style-name="T1">Demande d'essai, Demande d'offre commerciale, Demande de RDV Atelier, Demande de RDV Entretien, Fiche détaillée véhicule en stock, Formulaire de demande de pièces, Rendez-Vous Atelier</text:span></text:p>
            </office:annotation>
            <text:p>string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>
          <table:table-cell office:value-type="string" calcext:value-type="string">
            <text:p>newsletterOptin</text:p>
          </table:table-cell>
          <table:table-cell office:value-type="string" calcext:value-type="string">
            <text:p>ga:dimension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  <table:table-cell office:value-type="string" calcext:value-type="string">
            <office:annotation draw:style-name="gr1" draw:text-style-name="P1" svg:width="2.899cm" svg:height="0.596cm" svg:x="22.376cm" svg:y="7.982cm" draw:caption-point-x="-0.61cm" draw:caption-point-y="1.51cm">
              <dc:date>2014-09-22T00:00:00</dc:date>
              <text:p text:style-name="P1"><text:span text:style-name="T1">0, 1</text:span></text:p>
            </office:annotation>
            <text:p>integer</text:p>
          </table:table-cell>
          <table:table-cell office:value-type="string" calcext:value-type="string">
            <text:p>champ avec choix de saisie</text:p>
          </table:table-cell>
        </table:table-row>
        <table:table-row table:style-name="ro1" table:visibility="filter">
          <table:table-cell office:value-type="string" calcext:value-type="string">
            <text:p>partnerOptin</text:p>
          </table:table-cell>
          <table:table-cell office:value-type="string" calcext:value-type="string">
            <text:p>ga:dimension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llbackTimeSlot</text:p>
          </table:table-cell>
          <table:table-cell office:value-type="string" calcext:value-type="string">
            <text:p>ga:dimension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ternalSearchKeyword</text:p>
          </table:table-cell>
          <table:table-cell office:value-type="string" calcext:value-type="string">
            <text:p>ga:dimension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nternalSearchType</text:p>
          </table:table-cell>
          <table:table-cell office:value-type="string" calcext:value-type="string">
            <text:p>ga:dimension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Quantity</text:p>
          </table:table-cell>
          <table:table-cell office:value-type="string" calcext:value-type="string">
            <text:p>ga:dimension76</text:p>
          </table:table-cell>
          <table:table-cell office:value-type="float" office:value="0" calcext:value-type="float">
            <office:annotation draw:style-name="gr1" draw:text-style-name="P1" svg:width="2.899cm" svg:height="0.991cm" svg:x="14.294cm" svg:y="8.434cm" draw:caption-point-x="-0.61cm" draw:caption-point-y="1.51cm">
              <dc:date>2014-09-22T00:00:00</dc:date>
              <text:p text:style-name="P1"><text:span text:style-name="T1">pas de données en base</text:span></text:p>
            </office:annotation>
            <text:p>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ccessoir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ccessoryTax</text:p>
          </table:table-cell>
          <table:table-cell office:value-type="string" calcext:value-type="string">
            <text:p>ga:dimension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TotalOrderValue</text:p>
          </table:table-cell>
          <table:table-cell office:value-type="string" calcext:value-type="string">
            <text:p>ga:dimension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TransactionId</text:p>
          </table:table-cell>
          <table:table-cell office:value-type="string" calcext:value-type="string">
            <text:p>ga:dimension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ShippingCost</text:p>
          </table:table-cell>
          <table:table-cell office:value-type="string" calcext:value-type="string">
            <text:p>ga:dimension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ShippingType</text:p>
          </table:table-cell>
          <table:table-cell office:value-type="string" calcext:value-type="string">
            <text:p>ga:dimension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CurrencyCode</text:p>
          </table:table-cell>
          <table:table-cell office:value-type="string" calcext:value-type="string">
            <text:p>ga:dimension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Sku</text:p>
          </table:table-cell>
          <table:table-cell office:value-type="string" calcext:value-type="string">
            <text:p>ga:dimension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Designation</text:p>
          </table:table-cell>
          <table:table-cell office:value-type="string" calcext:value-type="string">
            <text:p>ga:dimension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CompDesignation</text:p>
          </table:table-cell>
          <table:table-cell office:value-type="string" calcext:value-type="string">
            <text:p>ga:dimension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ssoryBusinessName</text:p>
          </table:table-cell>
          <table:table-cell office:value-type="string" calcext:value-type="string">
            <text:p>ga:dimension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mp libre</text:p>
          </table:table-cell>
        </table:table-row>
        <table:table-row table:style-name="ro1" table:visibility="filter">
          <table:table-cell office:value-type="string" calcext:value-type="string">
            <text:p>accessoryProductCategorySlevel</text:p>
          </table:table-cell>
          <table:table-cell office:value-type="string" calcext:value-type="string">
            <text:p>ga:dimension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ProductCategoryLevel</text:p>
          </table:table-cell>
          <table:table-cell office:value-type="string" calcext:value-type="string">
            <text:p>ga:dimension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ccessoryProductPrice</text:p>
          </table:table-cell>
          <table:table-cell office:value-type="string" calcext:value-type="string">
            <text:p>ga:dimension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ainStepIndicator</text:p>
          </table:table-cell>
          <table:table-cell office:value-type="string" calcext:value-type="string">
            <text:p>ga:dimension9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ainStepName</text:p>
          </table:table-cell>
          <table:table-cell office:value-type="string" calcext:value-type="string">
            <text:p>ga:dimension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nge</text:p>
          </table:table-cell>
          <table:table-cell office:value-type="string" calcext:value-type="string">
            <text:p>ga:dimension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custom dims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atlevel1</text:p>
          </table:table-cell>
          <table:table-cell office:value-type="string" calcext:value-type="string">
            <text:p>catlevel2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ga:dimensio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PageUrl</text:p>
          </table:table-cell>
          <table:table-cell office:value-type="string" calcext:value-type="string">
            <text:p>ga:dimension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Name</text:p>
          </table:table-cell>
          <table:table-cell office:value-type="string" calcext:value-type="string">
            <text:p>ga:dimension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age</text:p>
          </table:table-cell>
          <table:table-cell office:value-type="string" calcext:value-type="string">
            <text:p>ga:dimension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ga:dimension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TypeLevel1</text:p>
          </table:table-cell>
          <table:table-cell office:value-type="string" calcext:value-type="string">
            <text:p>ga:dimension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TypeLevel2</text:p>
          </table:table-cell>
          <table:table-cell office:value-type="string" calcext:value-type="string">
            <text:p>ga:dimension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ModelBodyStyle</text:p>
          </table:table-cell>
          <table:table-cell office:value-type="string" calcext:value-type="string">
            <text:p>ga:dimension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ModelBodyStyleLabel</text:p>
          </table:table-cell>
          <table:table-cell office:value-type="string" calcext:value-type="string">
            <text:p>ga:dimensio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leId</text:p>
          </table:table-cell>
          <table:table-cell office:value-type="string" calcext:value-type="string">
            <text:p>ga:dimension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DoorsNumber</text:p>
          </table:table-cell>
          <table:table-cell office:value-type="string" calcext:value-type="string">
            <text:p>ga:dimension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leSeatsNumber</text:p>
          </table:table-cell>
          <table:table-cell office:value-type="string" calcext:value-type="string">
            <text:p>ga:dimension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leCO2</text:p>
          </table:table-cell>
          <table:table-cell office:value-type="string" calcext:value-type="string">
            <text:p>ga:dimension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Discount</text:p>
          </table:table-cell>
          <table:table-cell office:value-type="string" calcext:value-type="string">
            <text:p>ga:dimension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Fuel</text:p>
          </table:table-cell>
          <table:table-cell office:value-type="string" calcext:value-type="string">
            <text:p>ga:dimensio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uleVersionId</text:p>
          </table:table-cell>
          <table:table-cell office:value-type="string" calcext:value-type="string">
            <text:p>ga:dimension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ersionId</text:p>
          </table:table-cell>
          <table:table-cell office:value-type="string" calcext:value-type="string">
            <text:p>ga:dimension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Finition</text:p>
          </table:table-cell>
          <table:table-cell office:value-type="string" calcext:value-type="string">
            <text:p>ga:dimension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FinitionLabel</text:p>
          </table:table-cell>
          <table:table-cell office:value-type="string" calcext:value-type="string">
            <text:p>ga:dimension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ersonnalisation</text:p>
          </table:table-cell>
        </table:table-row>
        <table:table-row table:style-name="ro1">
          <table:table-cell office:value-type="string" calcext:value-type="string">
            <text:p>vehicleMotor</text:p>
          </table:table-cell>
          <table:table-cell office:value-type="string" calcext:value-type="string">
            <text:p>ga:dimension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uleMotorLabel</text:p>
          </table:table-cell>
          <table:table-cell office:value-type="string" calcext:value-type="string">
            <text:p>ga:dimension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leGearBox</text:p>
          </table:table-cell>
          <table:table-cell office:value-type="string" calcext:value-type="string">
            <text:p>ga:dimension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GearBoxLabel</text:p>
          </table:table-cell>
          <table:table-cell office:value-type="string" calcext:value-type="string">
            <text:p>ga:dimension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ConceptionBase</text:p>
          </table:table-cell>
          <table:table-cell office:value-type="string" calcext:value-type="string">
            <text:p>ga:dimension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ConceptionBaseLabel</text:p>
          </table:table-cell>
          <table:table-cell office:value-type="string" calcext:value-type="string">
            <text:p>ga:dimension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ConceptionClient</text:p>
          </table:table-cell>
          <table:table-cell office:value-type="string" calcext:value-type="string">
            <text:p>ga:dimension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ConceptionClientLabel</text:p>
          </table:table-cell>
          <table:table-cell office:value-type="string" calcext:value-type="string">
            <text:p>ga:dimension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MajDevIndex</text:p>
          </table:table-cell>
          <table:table-cell office:value-type="string" calcext:value-type="string">
            <text:p>ga:dimension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MajDevIndexLabel</text:p>
          </table:table-cell>
          <table:table-cell office:value-type="string" calcext:value-type="string">
            <text:p>ga:dimension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MinDevIndex</text:p>
          </table:table-cell>
          <table:table-cell office:value-type="string" calcext:value-type="string">
            <text:p>ga:dimension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MinDevIndexLabel</text:p>
          </table:table-cell>
          <table:table-cell office:value-type="string" calcext:value-type="string">
            <text:p>ga:dimension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ExtCladding</text:p>
          </table:table-cell>
          <table:table-cell office:value-type="string" calcext:value-type="string">
            <text:p>ga:dimension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ExtCladdingLabel</text:p>
          </table:table-cell>
          <table:table-cell office:value-type="string" calcext:value-type="string">
            <text:p>ga:dimension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BodyColor</text:p>
          </table:table-cell>
          <table:table-cell office:value-type="string" calcext:value-type="string">
            <text:p>ga:dimension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BodyColorLabel</text:p>
          </table:table-cell>
          <table:table-cell office:value-type="string" calcext:value-type="string">
            <text:p>ga:dimension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ersonnalisation</text:p>
          </table:table-cell>
        </table:table-row>
        <table:table-row table:style-name="ro1">
          <table:table-cell office:value-type="string" calcext:value-type="string">
            <text:p>vehicleIntCladding</text:p>
          </table:table-cell>
          <table:table-cell office:value-type="string" calcext:value-type="string">
            <text:p>ga:dimension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IntCladdingLabel</text:p>
          </table:table-cell>
          <table:table-cell office:value-type="string" calcext:value-type="string">
            <text:p>ga:dimension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ColorFilling</text:p>
          </table:table-cell>
          <table:table-cell office:value-type="string" calcext:value-type="string">
            <text:p>ga:dimension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ColorFillingLabel</text:p>
          </table:table-cell>
          <table:table-cell office:value-type="string" calcext:value-type="string">
            <text:p>ga:dimension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PriceCatalogue</text:p>
          </table:table-cell>
          <table:table-cell office:value-type="string" calcext:value-type="string">
            <text:p>ga:dimension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PriceCatalogueCurrency</text:p>
          </table:table-cell>
          <table:table-cell office:value-type="string" calcext:value-type="string">
            <text:p>ga:dimension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PriceFinal</text:p>
          </table:table-cell>
          <table:table-cell office:value-type="string" calcext:value-type="string">
            <text:p>ga:dimension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lePriceFinalCurrency</text:p>
          </table:table-cell>
          <table:table-cell office:value-type="string" calcext:value-type="string">
            <text:p>ga:dimension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Registration</text:p>
          </table:table-cell>
          <table:table-cell office:value-type="string" calcext:value-type="string">
            <text:p>ga:dimension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Km</text:p>
          </table:table-cell>
          <table:table-cell office:value-type="string" calcext:value-type="string">
            <text:p>ga:dimension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vehicleKmRent</text:p>
          </table:table-cell>
          <table:table-cell office:value-type="string" calcext:value-type="string">
            <text:p>ga:dimension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ormat</text:p>
          </table:table-cell>
          <table:table-cell office:value-type="string" calcext:value-type="string">
            <text:p>ga:dimension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AccessoriesSelected</text:p>
          </table:table-cell>
          <table:table-cell office:value-type="string" calcext:value-type="string">
            <text:p>ga:dimension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ingVisit</text:p>
          </table:table-cell>
          <table:table-cell office:value-type="string" calcext:value-type="string">
            <text:p>ga:dimension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alerName</text:p>
          </table:table-cell>
          <table:table-cell office:value-type="string" calcext:value-type="string">
            <text:p>ga:dimension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edealerSiteGeo</text:p>
          </table:table-cell>
          <table:table-cell office:value-type="string" calcext:value-type="string">
            <text:p>ga:dimension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alerId</text:p>
          </table:table-cell>
          <table:table-cell office:value-type="string" calcext:value-type="string">
            <text:p>ga:dimension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edealerCity</text:p>
          </table:table-cell>
          <table:table-cell office:value-type="string" calcext:value-type="string">
            <text:p>ga:dimension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alerIdLocal</text:p>
          </table:table-cell>
          <table:table-cell office:value-type="string" calcext:value-type="string">
            <text:p>ga:dimension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alerAddress</text:p>
          </table:table-cell>
          <table:table-cell office:value-type="string" calcext:value-type="string">
            <text:p>ga:dimension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alerPostalCode</text:p>
          </table:table-cell>
          <table:table-cell office:value-type="string" calcext:value-type="string">
            <text:p>ga:dimension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edealerRegion</text:p>
          </table:table-cell>
          <table:table-cell office:value-type="string" calcext:value-type="string">
            <text:p>ga:dimension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edealerPdv</text:p>
          </table:table-cell>
          <table:table-cell office:value-type="string" calcext:value-type="string">
            <text:p>ga:dimension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alerCountry</text:p>
          </table:table-cell>
          <table:table-cell office:value-type="string" calcext:value-type="string">
            <text:p>ga:dimension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Gender</text:p>
          </table:table-cell>
          <table:table-cell office:value-type="string" calcext:value-type="string">
            <text:p>ga:dimension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uiPostalCode</text:p>
          </table:table-cell>
          <table:table-cell office:value-type="string" calcext:value-type="string">
            <text:p>ga:dimension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uiCity</text:p>
          </table:table-cell>
          <table:table-cell office:value-type="string" calcext:value-type="string">
            <text:p>ga:dimension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ogged</text:p>
          </table:table-cell>
          <table:table-cell office:value-type="string" calcext:value-type="string">
            <text:p>ga:dimension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uiState</text:p>
          </table:table-cell>
          <table:table-cell office:value-type="string" calcext:value-type="string">
            <text:p>ga:dimension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Birthday</text:p>
          </table:table-cell>
          <table:table-cell office:value-type="string" calcext:value-type="string">
            <text:p>ga:dimension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uiExpectedPurchase</text:p>
          </table:table-cell>
          <table:table-cell office:value-type="string" calcext:value-type="string">
            <text:p>ga:dimension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formsLeadId</text:p>
          </table:table-cell>
          <table:table-cell office:value-type="string" calcext:value-type="string">
            <text:p>ga:dimension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formsLeadType</text:p>
          </table:table-cell>
          <table:table-cell office:value-type="string" calcext:value-type="string">
            <text:p>ga:dimension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formsKind</text:p>
          </table:table-cell>
          <table:table-cell office:value-type="string" calcext:value-type="string">
            <text:p>ga:dimension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formsName</text:p>
          </table:table-cell>
          <table:table-cell office:value-type="string" calcext:value-type="string">
            <text:p>ga:dimension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newsletterOptin</text:p>
          </table:table-cell>
          <table:table-cell office:value-type="string" calcext:value-type="string">
            <text:p>ga:dimension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partnerOptin</text:p>
          </table:table-cell>
          <table:table-cell office:value-type="string" calcext:value-type="string">
            <text:p>ga:dimension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ackTimeSlot</text:p>
          </table:table-cell>
          <table:table-cell office:value-type="string" calcext:value-type="string">
            <text:p>ga:dimension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lSearchKeyword</text:p>
          </table:table-cell>
          <table:table-cell office:value-type="string" calcext:value-type="string">
            <text:p>ga:dimension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lSearchType</text:p>
          </table:table-cell>
          <table:table-cell office:value-type="string" calcext:value-type="string">
            <text:p>ga:dimension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Quantity</text:p>
          </table:table-cell>
          <table:table-cell office:value-type="string" calcext:value-type="string">
            <text:p>ga:dimension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ccessoire</text:p>
          </table:table-cell>
        </table:table-row>
        <table:table-row table:style-name="ro1">
          <table:table-cell office:value-type="string" calcext:value-type="string">
            <text:p>accessoryTax</text:p>
          </table:table-cell>
          <table:table-cell office:value-type="string" calcext:value-type="string">
            <text:p>ga:dimension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TotalOrderValue</text:p>
          </table:table-cell>
          <table:table-cell office:value-type="string" calcext:value-type="string">
            <text:p>ga:dimension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TransactionId</text:p>
          </table:table-cell>
          <table:table-cell office:value-type="string" calcext:value-type="string">
            <text:p>ga:dimension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ShippingCost</text:p>
          </table:table-cell>
          <table:table-cell office:value-type="string" calcext:value-type="string">
            <text:p>ga:dimension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ShippingType</text:p>
          </table:table-cell>
          <table:table-cell office:value-type="string" calcext:value-type="string">
            <text:p>ga:dimension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CurrencyCode</text:p>
          </table:table-cell>
          <table:table-cell office:value-type="string" calcext:value-type="string">
            <text:p>ga:dimension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Sku</text:p>
          </table:table-cell>
          <table:table-cell office:value-type="string" calcext:value-type="string">
            <text:p>ga:dimension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Designation</text:p>
          </table:table-cell>
          <table:table-cell office:value-type="string" calcext:value-type="string">
            <text:p>ga:dimension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CompDesignation</text:p>
          </table:table-cell>
          <table:table-cell office:value-type="string" calcext:value-type="string">
            <text:p>ga:dimension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BusinessName</text:p>
          </table:table-cell>
          <table:table-cell office:value-type="string" calcext:value-type="string">
            <text:p>ga:dimension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ccessoire</text:p>
          </table:table-cell>
        </table:table-row>
        <table:table-row table:style-name="ro1">
          <table:table-cell office:value-type="string" calcext:value-type="string">
            <text:p>accessoryProductCategorySlevel</text:p>
          </table:table-cell>
          <table:table-cell office:value-type="string" calcext:value-type="string">
            <text:p>ga:dimension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ProductCategoryLevel</text:p>
          </table:table-cell>
          <table:table-cell office:value-type="string" calcext:value-type="string">
            <text:p>ga:dimension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yProductPrice</text:p>
          </table:table-cell>
          <table:table-cell office:value-type="string" calcext:value-type="string">
            <text:p>ga:dimension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StepIndicator</text:p>
          </table:table-cell>
          <table:table-cell office:value-type="string" calcext:value-type="string">
            <text:p>ga:dimension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StepName</text:p>
          </table:table-cell>
          <table:table-cell office:value-type="string" calcext:value-type="string">
            <text:p>ga:dimension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ga:dimension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native dim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atlevel1</text:p>
          </table:table-cell>
          <table:table-cell office:value-type="string" calcext:value-type="string">
            <text:p>catlevel2</text:p>
          </table:table-cell>
        </table:table-row>
        <table:table-row table:style-name="ro1">
          <table:table-cell table:formula="of:=MIDB([.B2];FIND(&quot;:&quot;;[.B2])+1;LEN([.B2])-3)" office:value-type="string" office:string-value="userType" calcext:value-type="string">
            <text:p>userType</text:p>
          </table:table-cell>
          <table:table-cell office:value-type="string" calcext:value-type="string">
            <text:p>ga:use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table:formula="of:=MIDB([.B3];FIND(&quot;:&quot;;[.B3])+1;LEN([.B3])-3)" office:value-type="string" office:string-value="sessionCount" calcext:value-type="string">
            <text:p>sessionCount</text:p>
          </table:table-cell>
          <table:table-cell office:value-type="string" calcext:value-type="string">
            <text:p>ga:session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table:formula="of:=MIDB([.B4];FIND(&quot;:&quot;;[.B4])+1;LEN([.B4])-3)" office:value-type="string" office:string-value="daysSinceLastSession" calcext:value-type="string">
            <text:p>daysSinceLastSession</text:p>
          </table:table-cell>
          <table:table-cell office:value-type="string" calcext:value-type="string">
            <text:p>ga:daysSinceLast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table:formula="of:=MIDB([.B5];FIND(&quot;:&quot;;[.B5])+1;LEN([.B5])-3)" office:value-type="string" office:string-value="userDefinedValue" calcext:value-type="string">
            <text:p>userDefinedValue</text:p>
          </table:table-cell>
          <table:table-cell office:value-type="string" calcext:value-type="string">
            <text:p>ga:userDefinedValu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];FIND(&quot;:&quot;;[.B6])+1;LEN([.B6])-3)" office:value-type="string" office:string-value="sessionDurationBucket" calcext:value-type="string">
            <text:p>sessionDurationBucket</text:p>
          </table:table-cell>
          <table:table-cell office:value-type="string" calcext:value-type="string">
            <text:p>ga:sessionDurationBucke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];FIND(&quot;:&quot;;[.B7])+1;LEN([.B7])-3)" office:value-type="string" office:string-value="referralPath" calcext:value-type="string">
            <text:p>referralPath</text:p>
          </table:table-cell>
          <table:table-cell office:value-type="string" calcext:value-type="string">
            <text:p>ga:referral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];FIND(&quot;:&quot;;[.B8])+1;LEN([.B8])-3)" office:value-type="string" office:string-value="fullReferrer" calcext:value-type="string">
            <text:p>fullReferrer</text:p>
          </table:table-cell>
          <table:table-cell office:value-type="string" calcext:value-type="string">
            <text:p>ga:fullReferr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];FIND(&quot;:&quot;;[.B9])+1;LEN([.B9])-3)" office:value-type="string" office:string-value="campaign" calcext:value-type="string">
            <text:p>campaign</text:p>
          </table:table-cell>
          <table:table-cell office:value-type="string" calcext:value-type="string">
            <text:p>ga:campaig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];FIND(&quot;:&quot;;[.B10])+1;LEN([.B10])-3)" office:value-type="string" office:string-value="source" calcext:value-type="string">
            <text:p>source</text:p>
          </table:table-cell>
          <table:table-cell office:value-type="string" calcext:value-type="string">
            <text:p>ga: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];FIND(&quot;:&quot;;[.B11])+1;LEN([.B11])-3)" office:value-type="string" office:string-value="medium" calcext:value-type="string">
            <text:p>medium</text:p>
          </table:table-cell>
          <table:table-cell office:value-type="string" calcext:value-type="string">
            <text:p>ga: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ssion</text:p>
          </table:table-cell>
          <table:table-cell/>
        </table:table-row>
        <table:table-row table:style-name="ro1">
          <table:table-cell table:formula="of:=MIDB([.B12];FIND(&quot;:&quot;;[.B12])+1;LEN([.B12])-3)" office:value-type="string" office:string-value="sourceMedium" calcext:value-type="string">
            <text:p>sourceMedium</text:p>
          </table:table-cell>
          <table:table-cell office:value-type="string" calcext:value-type="string">
            <text:p>ga:sourceMediu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];FIND(&quot;:&quot;;[.B13])+1;LEN([.B13])-3)" office:value-type="string" office:string-value="keyword" calcext:value-type="string">
            <text:p>keyword</text:p>
          </table:table-cell>
          <table:table-cell office:value-type="string" calcext:value-type="string">
            <text:p>ga:keywor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];FIND(&quot;:&quot;;[.B14])+1;LEN([.B14])-3)" office:value-type="string" office:string-value="adContent" calcext:value-type="string">
            <text:p>adContent</text:p>
          </table:table-cell>
          <table:table-cell office:value-type="string" calcext:value-type="string">
            <text:p>ga:adCont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];FIND(&quot;:&quot;;[.B15])+1;LEN([.B15])-3)" office:value-type="string" office:string-value="socialNetwork" calcext:value-type="string">
            <text:p>socialNetwork</text:p>
          </table:table-cell>
          <table:table-cell office:value-type="string" calcext:value-type="string">
            <text:p>ga:socialNetwor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];FIND(&quot;:&quot;;[.B16])+1;LEN([.B16])-3)" office:value-type="string" office:string-value="hasSocialSourceReferral" calcext:value-type="string">
            <text:p>hasSocialSourceReferral</text:p>
          </table:table-cell>
          <table:table-cell office:value-type="string" calcext:value-type="string">
            <text:p>ga:hasSocialSourceReferra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];FIND(&quot;:&quot;;[.B17])+1;LEN([.B17])-3)" office:value-type="string" office:string-value="campaignCode" calcext:value-type="string">
            <text:p>campaignCode</text:p>
          </table:table-cell>
          <table:table-cell office:value-type="string" calcext:value-type="string">
            <text:p>ga:campaignCo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];FIND(&quot;:&quot;;[.B18])+1;LEN([.B18])-3)" office:value-type="string" office:string-value="adGroup" calcext:value-type="string">
            <text:p>adGroup</text:p>
          </table:table-cell>
          <table:table-cell office:value-type="string" calcext:value-type="string">
            <text:p>ga:adGrou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];FIND(&quot;:&quot;;[.B19])+1;LEN([.B19])-3)" office:value-type="string" office:string-value="adSlot" calcext:value-type="string">
            <text:p>adSlot</text:p>
          </table:table-cell>
          <table:table-cell office:value-type="string" calcext:value-type="string">
            <text:p>ga:adSlo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];FIND(&quot;:&quot;;[.B20])+1;LEN([.B20])-3)" office:value-type="string" office:string-value="adSlotPosition" calcext:value-type="string">
            <text:p>adSlotPosition</text:p>
          </table:table-cell>
          <table:table-cell office:value-type="string" calcext:value-type="string">
            <text:p>ga:adSlotPosi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];FIND(&quot;:&quot;;[.B21])+1;LEN([.B21])-3)" office:value-type="string" office:string-value="adDistributionNetwork" calcext:value-type="string">
            <text:p>adDistributionNetwork</text:p>
          </table:table-cell>
          <table:table-cell office:value-type="string" calcext:value-type="string">
            <text:p>ga:adDistributionNetwor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];FIND(&quot;:&quot;;[.B22])+1;LEN([.B22])-3)" office:value-type="string" office:string-value="adMatchType" calcext:value-type="string">
            <text:p>adMatchType</text:p>
          </table:table-cell>
          <table:table-cell office:value-type="string" calcext:value-type="string">
            <text:p>ga:adMatch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3];FIND(&quot;:&quot;;[.B23])+1;LEN([.B23])-3)" office:value-type="string" office:string-value="adKeywordMatchType" calcext:value-type="string">
            <text:p>adKeywordMatchType</text:p>
          </table:table-cell>
          <table:table-cell office:value-type="string" calcext:value-type="string">
            <text:p>ga:adKeywordMatch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4];FIND(&quot;:&quot;;[.B24])+1;LEN([.B24])-3)" office:value-type="string" office:string-value="adMatchedQuery" calcext:value-type="string">
            <text:p>adMatchedQuery</text:p>
          </table:table-cell>
          <table:table-cell office:value-type="string" calcext:value-type="string">
            <text:p>ga:adMatchedQue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5];FIND(&quot;:&quot;;[.B25])+1;LEN([.B25])-3)" office:value-type="string" office:string-value="adPlacementDomain" calcext:value-type="string">
            <text:p>adPlacementDomain</text:p>
          </table:table-cell>
          <table:table-cell office:value-type="string" calcext:value-type="string">
            <text:p>ga:adPlacementDoma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6];FIND(&quot;:&quot;;[.B26])+1;LEN([.B26])-3)" office:value-type="string" office:string-value="adPlacementUrl" calcext:value-type="string">
            <text:p>adPlacementUrl</text:p>
          </table:table-cell>
          <table:table-cell office:value-type="string" calcext:value-type="string">
            <text:p>ga:adPlacement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7];FIND(&quot;:&quot;;[.B27])+1;LEN([.B27])-3)" office:value-type="string" office:string-value="adFormat" calcext:value-type="string">
            <text:p>adFormat</text:p>
          </table:table-cell>
          <table:table-cell office:value-type="string" calcext:value-type="string">
            <text:p>ga:adForm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8];FIND(&quot;:&quot;;[.B28])+1;LEN([.B28])-3)" office:value-type="string" office:string-value="adTargetingType" calcext:value-type="string">
            <text:p>adTargetingType</text:p>
          </table:table-cell>
          <table:table-cell office:value-type="string" calcext:value-type="string">
            <text:p>ga:adTargeting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9];FIND(&quot;:&quot;;[.B29])+1;LEN([.B29])-3)" office:value-type="string" office:string-value="adTargetingOption" calcext:value-type="string">
            <text:p>adTargetingOption</text:p>
          </table:table-cell>
          <table:table-cell office:value-type="string" calcext:value-type="string">
            <text:p>ga:adTargetingOp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0];FIND(&quot;:&quot;;[.B30])+1;LEN([.B30])-3)" office:value-type="string" office:string-value="adDisplayUrl" calcext:value-type="string">
            <text:p>adDisplayUrl</text:p>
          </table:table-cell>
          <table:table-cell office:value-type="string" calcext:value-type="string">
            <text:p>ga:adDisplay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1];FIND(&quot;:&quot;;[.B31])+1;LEN([.B31])-3)" office:value-type="string" office:string-value="adDestinationUrl" calcext:value-type="string">
            <text:p>adDestinationUrl</text:p>
          </table:table-cell>
          <table:table-cell office:value-type="string" calcext:value-type="string">
            <text:p>ga:adDestination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2];FIND(&quot;:&quot;;[.B32])+1;LEN([.B32])-3)" office:value-type="string" office:string-value="adwordsCustomerID" calcext:value-type="string">
            <text:p>adwordsCustomerID</text:p>
          </table:table-cell>
          <table:table-cell office:value-type="string" calcext:value-type="string">
            <text:p>ga:adwordsCustomer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3];FIND(&quot;:&quot;;[.B33])+1;LEN([.B33])-3)" office:value-type="string" office:string-value="adwordsCampaignID" calcext:value-type="string">
            <text:p>adwordsCampaignID</text:p>
          </table:table-cell>
          <table:table-cell office:value-type="string" calcext:value-type="string">
            <text:p>ga:adwordsCampaign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4];FIND(&quot;:&quot;;[.B34])+1;LEN([.B34])-3)" office:value-type="string" office:string-value="adwordsAdGroupID" calcext:value-type="string">
            <text:p>adwordsAdGroupID</text:p>
          </table:table-cell>
          <table:table-cell office:value-type="string" calcext:value-type="string">
            <text:p>ga:adwordsAdGroup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5];FIND(&quot;:&quot;;[.B35])+1;LEN([.B35])-3)" office:value-type="string" office:string-value="adwordsCreativeID" calcext:value-type="string">
            <text:p>adwordsCreativeID</text:p>
          </table:table-cell>
          <table:table-cell office:value-type="string" calcext:value-type="string">
            <text:p>ga:adwordsCreativ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6];FIND(&quot;:&quot;;[.B36])+1;LEN([.B36])-3)" office:value-type="string" office:string-value="adwordsCriteriaID" calcext:value-type="string">
            <text:p>adwordsCriteriaID</text:p>
          </table:table-cell>
          <table:table-cell office:value-type="string" calcext:value-type="string">
            <text:p>ga:adwordsCriteria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7];FIND(&quot;:&quot;;[.B37])+1;LEN([.B37])-3)" office:value-type="string" office:string-value="isTrueViewVideoAd" calcext:value-type="string">
            <text:p>isTrueViewVideoAd</text:p>
          </table:table-cell>
          <table:table-cell office:value-type="string" calcext:value-type="string">
            <text:p>ga:isTrueViewVideoA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38];FIND(&quot;:&quot;;[.B38])+1;LEN([.B38])-3)" office:value-type="string" office:string-value="goalCompletionLocation" calcext:value-type="string">
            <text:p>goalCompletionLocation</text:p>
          </table:table-cell>
          <table:table-cell office:value-type="string" calcext:value-type="string">
            <text:p>ga:goalCompletion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al</text:p>
          </table:table-cell>
          <table:table-cell/>
        </table:table-row>
        <table:table-row table:style-name="ro1">
          <table:table-cell table:formula="of:=MIDB([.B39];FIND(&quot;:&quot;;[.B39])+1;LEN([.B39])-3)" office:value-type="string" office:string-value="goalPreviousStep1" calcext:value-type="string">
            <text:p>goalPreviousStep1</text:p>
          </table:table-cell>
          <table:table-cell office:value-type="string" calcext:value-type="string">
            <text:p>ga:goalPreviousStep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0];FIND(&quot;:&quot;;[.B40])+1;LEN([.B40])-3)" office:value-type="string" office:string-value="goalPreviousStep2" calcext:value-type="string">
            <text:p>goalPreviousStep2</text:p>
          </table:table-cell>
          <table:table-cell office:value-type="string" calcext:value-type="string">
            <text:p>ga:goalPreviousStep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1];FIND(&quot;:&quot;;[.B41])+1;LEN([.B41])-3)" office:value-type="string" office:string-value="goalPreviousStep3" calcext:value-type="string">
            <text:p>goalPreviousStep3</text:p>
          </table:table-cell>
          <table:table-cell office:value-type="string" calcext:value-type="string">
            <text:p>ga:goalPreviousStep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2];FIND(&quot;:&quot;;[.B42])+1;LEN([.B42])-3)" office:value-type="string" office:string-value="browser" calcext:value-type="string">
            <text:p>browser</text:p>
          </table:table-cell>
          <table:table-cell office:value-type="string" calcext:value-type="string">
            <text:p>ga:brows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3];FIND(&quot;:&quot;;[.B43])+1;LEN([.B43])-3)" office:value-type="string" office:string-value="browserVersion" calcext:value-type="string">
            <text:p>browserVersion</text:p>
          </table:table-cell>
          <table:table-cell office:value-type="string" calcext:value-type="string">
            <text:p>ga:browserVers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4];FIND(&quot;:&quot;;[.B44])+1;LEN([.B44])-3)" office:value-type="string" office:string-value="operatingSystem" calcext:value-type="string">
            <text:p>operatingSystem</text:p>
          </table:table-cell>
          <table:table-cell office:value-type="string" calcext:value-type="string">
            <text:p>ga:operatingSyste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5];FIND(&quot;:&quot;;[.B45])+1;LEN([.B45])-3)" office:value-type="string" office:string-value="operatingSystemVersion" calcext:value-type="string">
            <text:p>operatingSystemVersion</text:p>
          </table:table-cell>
          <table:table-cell office:value-type="string" calcext:value-type="string">
            <text:p>ga:operatingSystemVers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6];FIND(&quot;:&quot;;[.B46])+1;LEN([.B46])-3)" office:value-type="string" office:string-value="mobileDeviceBranding" calcext:value-type="string">
            <text:p>mobileDeviceBranding</text:p>
          </table:table-cell>
          <table:table-cell office:value-type="string" calcext:value-type="string">
            <text:p>ga:mobileDeviceBrand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7];FIND(&quot;:&quot;;[.B47])+1;LEN([.B47])-3)" office:value-type="string" office:string-value="mobileDeviceModel" calcext:value-type="string">
            <text:p>mobileDeviceModel</text:p>
          </table:table-cell>
          <table:table-cell office:value-type="string" calcext:value-type="string">
            <text:p>ga:mobileDeviceMode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8];FIND(&quot;:&quot;;[.B48])+1;LEN([.B48])-3)" office:value-type="string" office:string-value="mobileInputSelector" calcext:value-type="string">
            <text:p>mobileInputSelector</text:p>
          </table:table-cell>
          <table:table-cell office:value-type="string" calcext:value-type="string">
            <text:p>ga:mobileInputSelecto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49];FIND(&quot;:&quot;;[.B49])+1;LEN([.B49])-3)" office:value-type="string" office:string-value="mobileDeviceInfo" calcext:value-type="string">
            <text:p>mobileDeviceInfo</text:p>
          </table:table-cell>
          <table:table-cell office:value-type="string" calcext:value-type="string">
            <text:p>ga:mobileDeviceInfo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0];FIND(&quot;:&quot;;[.B50])+1;LEN([.B50])-3)" office:value-type="string" office:string-value="mobileDeviceMarketingName" calcext:value-type="string">
            <text:p>mobileDeviceMarketingName</text:p>
          </table:table-cell>
          <table:table-cell office:value-type="string" calcext:value-type="string">
            <text:p>ga:mobileDeviceMarketing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1];FIND(&quot;:&quot;;[.B51])+1;LEN([.B51])-3)" office:value-type="string" office:string-value="deviceCategory" calcext:value-type="string">
            <text:p>deviceCategory</text:p>
          </table:table-cell>
          <table:table-cell office:value-type="string" calcext:value-type="string">
            <text:p>ga:device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table:formula="of:=MIDB([.B52];FIND(&quot;:&quot;;[.B52])+1;LEN([.B52])-3)" office:value-type="string" office:string-value="continent" calcext:value-type="string">
            <text:p>continent</text:p>
          </table:table-cell>
          <table:table-cell office:value-type="string" calcext:value-type="string">
            <text:p>ga:contin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3];FIND(&quot;:&quot;;[.B53])+1;LEN([.B53])-3)" office:value-type="string" office:string-value="subContinent" calcext:value-type="string">
            <text:p>subContinent</text:p>
          </table:table-cell>
          <table:table-cell office:value-type="string" calcext:value-type="string">
            <text:p>ga:subContin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4];FIND(&quot;:&quot;;[.B54])+1;LEN([.B54])-3)" office:value-type="string" office:string-value="country" calcext:value-type="string">
            <text:p>country</text:p>
          </table:table-cell>
          <table:table-cell office:value-type="string" calcext:value-type="string">
            <text:p>ga:count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5];FIND(&quot;:&quot;;[.B55])+1;LEN([.B55])-3)" office:value-type="string" office:string-value="region" calcext:value-type="string">
            <text:p>region</text:p>
          </table:table-cell>
          <table:table-cell office:value-type="string" calcext:value-type="string">
            <text:p>ga:reg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graphy</text:p>
          </table:table-cell>
          <table:table-cell/>
        </table:table-row>
        <table:table-row table:style-name="ro1">
          <table:table-cell table:formula="of:=MIDB([.B56];FIND(&quot;:&quot;;[.B56])+1;LEN([.B56])-3)" office:value-type="string" office:string-value="metro" calcext:value-type="string">
            <text:p>metro</text:p>
          </table:table-cell>
          <table:table-cell office:value-type="string" calcext:value-type="string">
            <text:p>ga:metro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7];FIND(&quot;:&quot;;[.B57])+1;LEN([.B57])-3)" office:value-type="string" office:string-value="city" calcext:value-type="string">
            <text:p>city</text:p>
          </table:table-cell>
          <table:table-cell office:value-type="string" calcext:value-type="string">
            <text:p>ga:cit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8];FIND(&quot;:&quot;;[.B58])+1;LEN([.B58])-3)" office:value-type="string" office:string-value="latitude" calcext:value-type="string">
            <text:p>latitude</text:p>
          </table:table-cell>
          <table:table-cell office:value-type="string" calcext:value-type="string">
            <text:p>ga:latitu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59];FIND(&quot;:&quot;;[.B59])+1;LEN([.B59])-3)" office:value-type="string" office:string-value="longitude" calcext:value-type="string">
            <text:p>longitude</text:p>
          </table:table-cell>
          <table:table-cell office:value-type="string" calcext:value-type="string">
            <text:p>ga:longitu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0];FIND(&quot;:&quot;;[.B60])+1;LEN([.B60])-3)" office:value-type="string" office:string-value="networkDomain" calcext:value-type="string">
            <text:p>networkDomain</text:p>
          </table:table-cell>
          <table:table-cell office:value-type="string" calcext:value-type="string">
            <text:p>ga:networkDoma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1];FIND(&quot;:&quot;;[.B61])+1;LEN([.B61])-3)" office:value-type="string" office:string-value="networkLocation" calcext:value-type="string">
            <text:p>networkLocation</text:p>
          </table:table-cell>
          <table:table-cell office:value-type="string" calcext:value-type="string">
            <text:p>ga:networkLoc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2];FIND(&quot;:&quot;;[.B62])+1;LEN([.B62])-3)" office:value-type="string" office:string-value="flashVersion" calcext:value-type="string">
            <text:p>flashVersion</text:p>
          </table:table-cell>
          <table:table-cell office:value-type="string" calcext:value-type="string">
            <text:p>ga:flashVers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3];FIND(&quot;:&quot;;[.B63])+1;LEN([.B63])-3)" office:value-type="string" office:string-value="javaEnabled" calcext:value-type="string">
            <text:p>javaEnabled</text:p>
          </table:table-cell>
          <table:table-cell office:value-type="string" calcext:value-type="string">
            <text:p>ga:javaEnab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4];FIND(&quot;:&quot;;[.B64])+1;LEN([.B64])-3)" office:value-type="string" office:string-value="language" calcext:value-type="string">
            <text:p>language</text:p>
          </table:table-cell>
          <table:table-cell office:value-type="string" calcext:value-type="string">
            <text:p>ga:languag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5];FIND(&quot;:&quot;;[.B65])+1;LEN([.B65])-3)" office:value-type="string" office:string-value="screenColors" calcext:value-type="string">
            <text:p>screenColors</text:p>
          </table:table-cell>
          <table:table-cell office:value-type="string" calcext:value-type="string">
            <text:p>ga:screenColor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6];FIND(&quot;:&quot;;[.B66])+1;LEN([.B66])-3)" office:value-type="string" office:string-value="sourcePropertyDisplayName" calcext:value-type="string">
            <text:p>sourcePropertyDisplayName</text:p>
          </table:table-cell>
          <table:table-cell office:value-type="string" calcext:value-type="string">
            <text:p>ga:sourcePropertyDisplay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7];FIND(&quot;:&quot;;[.B67])+1;LEN([.B67])-3)" office:value-type="string" office:string-value="sourcePropertyTrackingId" calcext:value-type="string">
            <text:p>sourcePropertyTrackingId</text:p>
          </table:table-cell>
          <table:table-cell office:value-type="string" calcext:value-type="string">
            <text:p>ga:sourcePropertyTracking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8];FIND(&quot;:&quot;;[.B68])+1;LEN([.B68])-3)" office:value-type="string" office:string-value="screenResolution" calcext:value-type="string">
            <text:p>screenResolution</text:p>
          </table:table-cell>
          <table:table-cell office:value-type="string" calcext:value-type="string">
            <text:p>ga:screenResolu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69];FIND(&quot;:&quot;;[.B69])+1;LEN([.B69])-3)" office:value-type="string" office:string-value="socialActivityEndorsingUrl" calcext:value-type="string">
            <text:p>socialActivityEndorsingUrl</text:p>
          </table:table-cell>
          <table:table-cell office:value-type="string" calcext:value-type="string">
            <text:p>ga:socialActivityEndorsing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0];FIND(&quot;:&quot;;[.B70])+1;LEN([.B70])-3)" office:value-type="string" office:string-value="socialActivityDisplayName" calcext:value-type="string">
            <text:p>socialActivityDisplayName</text:p>
          </table:table-cell>
          <table:table-cell office:value-type="string" calcext:value-type="string">
            <text:p>ga:socialActivityDisplay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1];FIND(&quot;:&quot;;[.B71])+1;LEN([.B71])-3)" office:value-type="string" office:string-value="socialActivityPost" calcext:value-type="string">
            <text:p>socialActivityPost</text:p>
          </table:table-cell>
          <table:table-cell office:value-type="string" calcext:value-type="string">
            <text:p>ga:socialActivityPos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2];FIND(&quot;:&quot;;[.B72])+1;LEN([.B72])-3)" office:value-type="string" office:string-value="socialActivityTimestamp" calcext:value-type="string">
            <text:p>socialActivityTimestamp</text:p>
          </table:table-cell>
          <table:table-cell office:value-type="string" calcext:value-type="string">
            <text:p>ga:socialActivityTimestam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3];FIND(&quot;:&quot;;[.B73])+1;LEN([.B73])-3)" office:value-type="string" office:string-value="socialActivityUserHandle" calcext:value-type="string">
            <text:p>socialActivityUserHandle</text:p>
          </table:table-cell>
          <table:table-cell office:value-type="string" calcext:value-type="string">
            <text:p>ga:socialActivityUserHandl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4];FIND(&quot;:&quot;;[.B74])+1;LEN([.B74])-3)" office:value-type="string" office:string-value="socialActivityUserPhotoUrl" calcext:value-type="string">
            <text:p>socialActivityUserPhotoUrl</text:p>
          </table:table-cell>
          <table:table-cell office:value-type="string" calcext:value-type="string">
            <text:p>ga:socialActivityUserPhoto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5];FIND(&quot;:&quot;;[.B75])+1;LEN([.B75])-3)" office:value-type="string" office:string-value="socialActivityUserProfileUrl" calcext:value-type="string">
            <text:p>socialActivityUserProfileUrl</text:p>
          </table:table-cell>
          <table:table-cell office:value-type="string" calcext:value-type="string">
            <text:p>ga:socialActivityUserProfile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6];FIND(&quot;:&quot;;[.B76])+1;LEN([.B76])-3)" office:value-type="string" office:string-value="socialActivityContentUrl" calcext:value-type="string">
            <text:p>socialActivityContentUrl</text:p>
          </table:table-cell>
          <table:table-cell office:value-type="string" calcext:value-type="string">
            <text:p>ga:socialActivityContentUr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7];FIND(&quot;:&quot;;[.B77])+1;LEN([.B77])-3)" office:value-type="string" office:string-value="socialActivityTagsSummary" calcext:value-type="string">
            <text:p>socialActivityTagsSummary</text:p>
          </table:table-cell>
          <table:table-cell office:value-type="string" calcext:value-type="string">
            <text:p>ga:socialActivityTagsSumma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8];FIND(&quot;:&quot;;[.B78])+1;LEN([.B78])-3)" office:value-type="string" office:string-value="socialActivityAction" calcext:value-type="string">
            <text:p>socialActivityAction</text:p>
          </table:table-cell>
          <table:table-cell office:value-type="string" calcext:value-type="string">
            <text:p>ga:socialActivity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79];FIND(&quot;:&quot;;[.B79])+1;LEN([.B79])-3)" office:value-type="string" office:string-value="socialActivityNetworkAction" calcext:value-type="string">
            <text:p>socialActivityNetworkAction</text:p>
          </table:table-cell>
          <table:table-cell office:value-type="string" calcext:value-type="string">
            <text:p>ga:socialActivityNetwork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0];FIND(&quot;:&quot;;[.B80])+1;LEN([.B80])-3)" office:value-type="string" office:string-value="hostname" calcext:value-type="string">
            <text:p>hostname</text:p>
          </table:table-cell>
          <table:table-cell office:value-type="string" calcext:value-type="string">
            <text:p>ga:host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1];FIND(&quot;:&quot;;[.B81])+1;LEN([.B81])-3)" office:value-type="string" office:string-value="pagePath" calcext:value-type="string">
            <text:p>pagePath</text:p>
          </table:table-cell>
          <table:table-cell office:value-type="string" calcext:value-type="string">
            <text:p>ga:page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2];FIND(&quot;:&quot;;[.B82])+1;LEN([.B82])-3)" office:value-type="string" office:string-value="pagePathLevel1" calcext:value-type="string">
            <text:p>pagePathLevel1</text:p>
          </table:table-cell>
          <table:table-cell office:value-type="string" calcext:value-type="string">
            <text:p>ga:pagePathLevel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3];FIND(&quot;:&quot;;[.B83])+1;LEN([.B83])-3)" office:value-type="string" office:string-value="pagePathLevel2" calcext:value-type="string">
            <text:p>pagePathLevel2</text:p>
          </table:table-cell>
          <table:table-cell office:value-type="string" calcext:value-type="string">
            <text:p>ga:pagePathLevel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4];FIND(&quot;:&quot;;[.B84])+1;LEN([.B84])-3)" office:value-type="string" office:string-value="pagePathLevel3" calcext:value-type="string">
            <text:p>pagePathLevel3</text:p>
          </table:table-cell>
          <table:table-cell office:value-type="string" calcext:value-type="string">
            <text:p>ga:pagePathLevel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5];FIND(&quot;:&quot;;[.B85])+1;LEN([.B85])-3)" office:value-type="string" office:string-value="pagePathLevel4" calcext:value-type="string">
            <text:p>pagePathLevel4</text:p>
          </table:table-cell>
          <table:table-cell office:value-type="string" calcext:value-type="string">
            <text:p>ga:pagePathLevel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6];FIND(&quot;:&quot;;[.B86])+1;LEN([.B86])-3)" office:value-type="string" office:string-value="pageTitle" calcext:value-type="string">
            <text:p>pageTitle</text:p>
          </table:table-cell>
          <table:table-cell office:value-type="string" calcext:value-type="string">
            <text:p>ga:page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</text:p>
          </table:table-cell>
          <table:table-cell/>
        </table:table-row>
        <table:table-row table:style-name="ro1">
          <table:table-cell table:formula="of:=MIDB([.B87];FIND(&quot;:&quot;;[.B87])+1;LEN([.B87])-3)" office:value-type="string" office:string-value="landingPagePath" calcext:value-type="string">
            <text:p>landingPagePath</text:p>
          </table:table-cell>
          <table:table-cell office:value-type="string" calcext:value-type="string">
            <text:p>ga:landingPage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8];FIND(&quot;:&quot;;[.B88])+1;LEN([.B88])-3)" office:value-type="string" office:string-value="secondPagePath" calcext:value-type="string">
            <text:p>secondPagePath</text:p>
          </table:table-cell>
          <table:table-cell office:value-type="string" calcext:value-type="string">
            <text:p>ga:secondPage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89];FIND(&quot;:&quot;;[.B89])+1;LEN([.B89])-3)" office:value-type="string" office:string-value="exitPagePath" calcext:value-type="string">
            <text:p>exitPagePath</text:p>
          </table:table-cell>
          <table:table-cell office:value-type="string" calcext:value-type="string">
            <text:p>ga:exitPage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0];FIND(&quot;:&quot;;[.B90])+1;LEN([.B90])-3)" office:value-type="string" office:string-value="previousPagePath" calcext:value-type="string">
            <text:p>previousPagePath</text:p>
          </table:table-cell>
          <table:table-cell office:value-type="string" calcext:value-type="string">
            <text:p>ga:previousPage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1];FIND(&quot;:&quot;;[.B91])+1;LEN([.B91])-3)" office:value-type="string" office:string-value="nextPagePath" calcext:value-type="string">
            <text:p>nextPagePath</text:p>
          </table:table-cell>
          <table:table-cell office:value-type="string" calcext:value-type="string">
            <text:p>ga:nextPagePa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2];FIND(&quot;:&quot;;[.B92])+1;LEN([.B92])-3)" office:value-type="string" office:string-value="pageDepth" calcext:value-type="string">
            <text:p>pageDepth</text:p>
          </table:table-cell>
          <table:table-cell office:value-type="string" calcext:value-type="string">
            <text:p>ga:pageDep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3];FIND(&quot;:&quot;;[.B93])+1;LEN([.B93])-3)" office:value-type="string" office:string-value="searchUsed" calcext:value-type="string">
            <text:p>searchUsed</text:p>
          </table:table-cell>
          <table:table-cell office:value-type="string" calcext:value-type="string">
            <text:p>ga:searchUs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4];FIND(&quot;:&quot;;[.B94])+1;LEN([.B94])-3)" office:value-type="string" office:string-value="searchKeyword" calcext:value-type="string">
            <text:p>searchKeyword</text:p>
          </table:table-cell>
          <table:table-cell office:value-type="string" calcext:value-type="string">
            <text:p>ga:searchKeywor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5];FIND(&quot;:&quot;;[.B95])+1;LEN([.B95])-3)" office:value-type="string" office:string-value="searchKeywordRefinement" calcext:value-type="string">
            <text:p>searchKeywordRefinement</text:p>
          </table:table-cell>
          <table:table-cell office:value-type="string" calcext:value-type="string">
            <text:p>ga:searchKeywordRefinem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6];FIND(&quot;:&quot;;[.B96])+1;LEN([.B96])-3)" office:value-type="string" office:string-value="searchCategory" calcext:value-type="string">
            <text:p>searchCategory</text:p>
          </table:table-cell>
          <table:table-cell office:value-type="string" calcext:value-type="string">
            <text:p>ga:searchCatego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7];FIND(&quot;:&quot;;[.B97])+1;LEN([.B97])-3)" office:value-type="string" office:string-value="searchStartPage" calcext:value-type="string">
            <text:p>searchStartPage</text:p>
          </table:table-cell>
          <table:table-cell office:value-type="string" calcext:value-type="string">
            <text:p>ga:searchStartPag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8];FIND(&quot;:&quot;;[.B98])+1;LEN([.B98])-3)" office:value-type="string" office:string-value="searchDestinationPage" calcext:value-type="string">
            <text:p>searchDestinationPage</text:p>
          </table:table-cell>
          <table:table-cell office:value-type="string" calcext:value-type="string">
            <text:p>ga:searchDestinationPag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99];FIND(&quot;:&quot;;[.B99])+1;LEN([.B99])-3)" office:value-type="string" office:string-value="appInstallerId" calcext:value-type="string">
            <text:p>appInstallerId</text:p>
          </table:table-cell>
          <table:table-cell office:value-type="string" calcext:value-type="string">
            <text:p>ga:appInstaller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0];FIND(&quot;:&quot;;[.B100])+1;LEN([.B100])-3)" office:value-type="string" office:string-value="appVersion" calcext:value-type="string">
            <text:p>appVersion</text:p>
          </table:table-cell>
          <table:table-cell office:value-type="string" calcext:value-type="string">
            <text:p>ga:appVers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1];FIND(&quot;:&quot;;[.B101])+1;LEN([.B101])-3)" office:value-type="string" office:string-value="appName" calcext:value-type="string">
            <text:p>appName</text:p>
          </table:table-cell>
          <table:table-cell office:value-type="string" calcext:value-type="string">
            <text:p>ga:app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2];FIND(&quot;:&quot;;[.B102])+1;LEN([.B102])-3)" office:value-type="string" office:string-value="appId" calcext:value-type="string">
            <text:p>appId</text:p>
          </table:table-cell>
          <table:table-cell office:value-type="string" calcext:value-type="string">
            <text:p>ga:app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3];FIND(&quot;:&quot;;[.B103])+1;LEN([.B103])-3)" office:value-type="string" office:string-value="screenName" calcext:value-type="string">
            <text:p>screenName</text:p>
          </table:table-cell>
          <table:table-cell office:value-type="string" calcext:value-type="string">
            <text:p>ga:screen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4];FIND(&quot;:&quot;;[.B104])+1;LEN([.B104])-3)" office:value-type="string" office:string-value="screenDepth" calcext:value-type="string">
            <text:p>screenDepth</text:p>
          </table:table-cell>
          <table:table-cell office:value-type="string" calcext:value-type="string">
            <text:p>ga:screenDep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5];FIND(&quot;:&quot;;[.B105])+1;LEN([.B105])-3)" office:value-type="string" office:string-value="landingScreenName" calcext:value-type="string">
            <text:p>landingScreenName</text:p>
          </table:table-cell>
          <table:table-cell office:value-type="string" calcext:value-type="string">
            <text:p>ga:landingScreen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6];FIND(&quot;:&quot;;[.B106])+1;LEN([.B106])-3)" office:value-type="string" office:string-value="exitScreenName" calcext:value-type="string">
            <text:p>exitScreenName</text:p>
          </table:table-cell>
          <table:table-cell office:value-type="string" calcext:value-type="string">
            <text:p>ga:exitScreen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7];FIND(&quot;:&quot;;[.B107])+1;LEN([.B107])-3)" office:value-type="string" office:string-value="eventCategory" calcext:value-type="string">
            <text:p>eventCategory</text:p>
          </table:table-cell>
          <table:table-cell office:value-type="string" calcext:value-type="string">
            <text:p>ga:eventCatego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8];FIND(&quot;:&quot;;[.B108])+1;LEN([.B108])-3)" office:value-type="string" office:string-value="eventAction" calcext:value-type="string">
            <text:p>eventAction</text:p>
          </table:table-cell>
          <table:table-cell office:value-type="string" calcext:value-type="string">
            <text:p>ga:event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09];FIND(&quot;:&quot;;[.B109])+1;LEN([.B109])-3)" office:value-type="string" office:string-value="eventLabel" calcext:value-type="string">
            <text:p>eventLabel</text:p>
          </table:table-cell>
          <table:table-cell office:value-type="string" calcext:value-type="string">
            <text:p>ga:eventLabe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0];FIND(&quot;:&quot;;[.B110])+1;LEN([.B110])-3)" office:value-type="string" office:string-value="transactionId" calcext:value-type="string">
            <text:p>transactionId</text:p>
          </table:table-cell>
          <table:table-cell office:value-type="string" calcext:value-type="string">
            <text:p>ga:transaction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1];FIND(&quot;:&quot;;[.B111])+1;LEN([.B111])-3)" office:value-type="string" office:string-value="affiliation" calcext:value-type="string">
            <text:p>affiliation</text:p>
          </table:table-cell>
          <table:table-cell office:value-type="string" calcext:value-type="string">
            <text:p>ga:affili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2];FIND(&quot;:&quot;;[.B112])+1;LEN([.B112])-3)" office:value-type="string" office:string-value="sessionsToTransaction" calcext:value-type="string">
            <text:p>sessionsToTransaction</text:p>
          </table:table-cell>
          <table:table-cell office:value-type="string" calcext:value-type="string">
            <text:p>ga:sessionsToTrans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3];FIND(&quot;:&quot;;[.B113])+1;LEN([.B113])-3)" office:value-type="string" office:string-value="daysToTransaction" calcext:value-type="string">
            <text:p>daysToTransaction</text:p>
          </table:table-cell>
          <table:table-cell office:value-type="string" calcext:value-type="string">
            <text:p>ga:daysToTrans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4];FIND(&quot;:&quot;;[.B114])+1;LEN([.B114])-3)" office:value-type="string" office:string-value="productSku" calcext:value-type="string">
            <text:p>productSku</text:p>
          </table:table-cell>
          <table:table-cell office:value-type="string" calcext:value-type="string">
            <text:p>ga:productSk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5];FIND(&quot;:&quot;;[.B115])+1;LEN([.B115])-3)" office:value-type="string" office:string-value="productName" calcext:value-type="string">
            <text:p>productName</text:p>
          </table:table-cell>
          <table:table-cell office:value-type="string" calcext:value-type="string">
            <text:p>ga:product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6];FIND(&quot;:&quot;;[.B116])+1;LEN([.B116])-3)" office:value-type="string" office:string-value="productCategory" calcext:value-type="string">
            <text:p>productCategory</text:p>
          </table:table-cell>
          <table:table-cell office:value-type="string" calcext:value-type="string">
            <text:p>ga:productCatego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7];FIND(&quot;:&quot;;[.B117])+1;LEN([.B117])-3)" office:value-type="string" office:string-value="currencyCode" calcext:value-type="string">
            <text:p>currencyCode</text:p>
          </table:table-cell>
          <table:table-cell office:value-type="string" calcext:value-type="string">
            <text:p>ga:currencyCo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8];FIND(&quot;:&quot;;[.B118])+1;LEN([.B118])-3)" office:value-type="string" office:string-value="checkoutOptions" calcext:value-type="string">
            <text:p>checkoutOptions</text:p>
          </table:table-cell>
          <table:table-cell office:value-type="string" calcext:value-type="string">
            <text:p>ga:checkoutOption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19];FIND(&quot;:&quot;;[.B119])+1;LEN([.B119])-3)" office:value-type="string" office:string-value="internalPromotionCreative" calcext:value-type="string">
            <text:p>internalPromotionCreative</text:p>
          </table:table-cell>
          <table:table-cell office:value-type="string" calcext:value-type="string">
            <text:p>ga:internalPromotionCreativ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0];FIND(&quot;:&quot;;[.B120])+1;LEN([.B120])-3)" office:value-type="string" office:string-value="internalPromotionId" calcext:value-type="string">
            <text:p>internalPromotionId</text:p>
          </table:table-cell>
          <table:table-cell office:value-type="string" calcext:value-type="string">
            <text:p>ga:internalPromotion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1];FIND(&quot;:&quot;;[.B121])+1;LEN([.B121])-3)" office:value-type="string" office:string-value="internalPromotionName" calcext:value-type="string">
            <text:p>internalPromotionName</text:p>
          </table:table-cell>
          <table:table-cell office:value-type="string" calcext:value-type="string">
            <text:p>ga:internalPromotion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2];FIND(&quot;:&quot;;[.B122])+1;LEN([.B122])-3)" office:value-type="string" office:string-value="internalPromotionPosition" calcext:value-type="string">
            <text:p>internalPromotionPosition</text:p>
          </table:table-cell>
          <table:table-cell office:value-type="string" calcext:value-type="string">
            <text:p>ga:internalPromotionPosi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3];FIND(&quot;:&quot;;[.B123])+1;LEN([.B123])-3)" office:value-type="string" office:string-value="orderCouponCode" calcext:value-type="string">
            <text:p>orderCouponCode</text:p>
          </table:table-cell>
          <table:table-cell office:value-type="string" calcext:value-type="string">
            <text:p>ga:orderCouponCo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4];FIND(&quot;:&quot;;[.B124])+1;LEN([.B124])-3)" office:value-type="string" office:string-value="productBrand" calcext:value-type="string">
            <text:p>productBrand</text:p>
          </table:table-cell>
          <table:table-cell office:value-type="string" calcext:value-type="string">
            <text:p>ga:productBr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5];FIND(&quot;:&quot;;[.B125])+1;LEN([.B125])-3)" office:value-type="string" office:string-value="productCategoryHierarchy" calcext:value-type="string">
            <text:p>productCategoryHierarchy</text:p>
          </table:table-cell>
          <table:table-cell office:value-type="string" calcext:value-type="string">
            <text:p>ga:productCategoryHierarch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6];FIND(&quot;:&quot;;[.B126])+1;LEN([.B126])-3)" office:value-type="string" office:string-value="productCategoryLevelXX" calcext:value-type="string">
            <text:p>productCategoryLevelXX</text:p>
          </table:table-cell>
          <table:table-cell office:value-type="string" calcext:value-type="string">
            <text:p>ga:productCategoryLevel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7];FIND(&quot;:&quot;;[.B127])+1;LEN([.B127])-3)" office:value-type="string" office:string-value="productCouponCode" calcext:value-type="string">
            <text:p>productCouponCode</text:p>
          </table:table-cell>
          <table:table-cell office:value-type="string" calcext:value-type="string">
            <text:p>ga:productCouponCo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8];FIND(&quot;:&quot;;[.B128])+1;LEN([.B128])-3)" office:value-type="string" office:string-value="productListName" calcext:value-type="string">
            <text:p>productListName</text:p>
          </table:table-cell>
          <table:table-cell office:value-type="string" calcext:value-type="string">
            <text:p>ga:productList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29];FIND(&quot;:&quot;;[.B129])+1;LEN([.B129])-3)" office:value-type="string" office:string-value="productListPosition" calcext:value-type="string">
            <text:p>productListPosition</text:p>
          </table:table-cell>
          <table:table-cell office:value-type="string" calcext:value-type="string">
            <text:p>ga:productListPosi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0];FIND(&quot;:&quot;;[.B130])+1;LEN([.B130])-3)" office:value-type="string" office:string-value="productVariant" calcext:value-type="string">
            <text:p>productVariant</text:p>
          </table:table-cell>
          <table:table-cell office:value-type="string" calcext:value-type="string">
            <text:p>ga:productVari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1];FIND(&quot;:&quot;;[.B131])+1;LEN([.B131])-3)" office:value-type="string" office:string-value="shoppingStage" calcext:value-type="string">
            <text:p>shoppingStage</text:p>
          </table:table-cell>
          <table:table-cell office:value-type="string" calcext:value-type="string">
            <text:p>ga:shoppingStag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2];FIND(&quot;:&quot;;[.B132])+1;LEN([.B132])-3)" office:value-type="string" office:string-value="socialInteractionNetwork" calcext:value-type="string">
            <text:p>socialInteractionNetwork</text:p>
          </table:table-cell>
          <table:table-cell office:value-type="string" calcext:value-type="string">
            <text:p>ga:socialInteractionNetwor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3];FIND(&quot;:&quot;;[.B133])+1;LEN([.B133])-3)" office:value-type="string" office:string-value="socialInteractionAction" calcext:value-type="string">
            <text:p>socialInteractionAction</text:p>
          </table:table-cell>
          <table:table-cell office:value-type="string" calcext:value-type="string">
            <text:p>ga:socialInteraction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4];FIND(&quot;:&quot;;[.B134])+1;LEN([.B134])-3)" office:value-type="string" office:string-value="socialInteractionNetworkAction" calcext:value-type="string">
            <text:p>socialInteractionNetworkAction</text:p>
          </table:table-cell>
          <table:table-cell office:value-type="string" calcext:value-type="string">
            <text:p>ga:socialInteractionNetworkA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5];FIND(&quot;:&quot;;[.B135])+1;LEN([.B135])-3)" office:value-type="string" office:string-value="socialInteractionTarget" calcext:value-type="string">
            <text:p>socialInteractionTarget</text:p>
          </table:table-cell>
          <table:table-cell office:value-type="string" calcext:value-type="string">
            <text:p>ga:socialInteractionTarge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6];FIND(&quot;:&quot;;[.B136])+1;LEN([.B136])-3)" office:value-type="string" office:string-value="socialEngagementType" calcext:value-type="string">
            <text:p>socialEngagementType</text:p>
          </table:table-cell>
          <table:table-cell office:value-type="string" calcext:value-type="string">
            <text:p>ga:socialEngagement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7];FIND(&quot;:&quot;;[.B137])+1;LEN([.B137])-3)" office:value-type="string" office:string-value="userTimingCategory" calcext:value-type="string">
            <text:p>userTimingCategory</text:p>
          </table:table-cell>
          <table:table-cell office:value-type="string" calcext:value-type="string">
            <text:p>ga:userTimingCatego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8];FIND(&quot;:&quot;;[.B138])+1;LEN([.B138])-3)" office:value-type="string" office:string-value="userTimingLabel" calcext:value-type="string">
            <text:p>userTimingLabel</text:p>
          </table:table-cell>
          <table:table-cell office:value-type="string" calcext:value-type="string">
            <text:p>ga:userTimingLabe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39];FIND(&quot;:&quot;;[.B139])+1;LEN([.B139])-3)" office:value-type="string" office:string-value="userTimingVariable" calcext:value-type="string">
            <text:p>userTimingVariable</text:p>
          </table:table-cell>
          <table:table-cell office:value-type="string" calcext:value-type="string">
            <text:p>ga:userTimingVariabl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0];FIND(&quot;:&quot;;[.B140])+1;LEN([.B140])-3)" office:value-type="string" office:string-value="exceptionDescription" calcext:value-type="string">
            <text:p>exceptionDescription</text:p>
          </table:table-cell>
          <table:table-cell office:value-type="string" calcext:value-type="string">
            <text:p>ga:exceptionDescrip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1];FIND(&quot;:&quot;;[.B141])+1;LEN([.B141])-3)" office:value-type="string" office:string-value="experimentId" calcext:value-type="string">
            <text:p>experimentId</text:p>
          </table:table-cell>
          <table:table-cell office:value-type="string" calcext:value-type="string">
            <text:p>ga:experimen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2];FIND(&quot;:&quot;;[.B142])+1;LEN([.B142])-3)" office:value-type="string" office:string-value="experimentVariant" calcext:value-type="string">
            <text:p>experimentVariant</text:p>
          </table:table-cell>
          <table:table-cell office:value-type="string" calcext:value-type="string">
            <text:p>ga:experimentVari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3];FIND(&quot;:&quot;;[.B143])+1;LEN([.B143])-3)" office:value-type="string" office:string-value="dimensionXX" calcext:value-type="string">
            <text:p>dimensionXX</text:p>
          </table:table-cell>
          <table:table-cell office:value-type="string" calcext:value-type="string">
            <text:p>ga:dimension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4];FIND(&quot;:&quot;;[.B144])+1;LEN([.B144])-3)" office:value-type="string" office:string-value="customVarNameXX" calcext:value-type="string">
            <text:p>customVarNameXX</text:p>
          </table:table-cell>
          <table:table-cell office:value-type="string" calcext:value-type="string">
            <text:p>ga:customVarName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5];FIND(&quot;:&quot;;[.B145])+1;LEN([.B145])-3)" office:value-type="string" office:string-value="customVarValueXX" calcext:value-type="string">
            <text:p>customVarValueXX</text:p>
          </table:table-cell>
          <table:table-cell office:value-type="string" calcext:value-type="string">
            <text:p>ga:customVarValue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6];FIND(&quot;:&quot;;[.B146])+1;LEN([.B146])-3)" office:value-type="string" office:string-value="date" calcext:value-type="string">
            <text:p>date</text:p>
          </table:table-cell>
          <table:table-cell office:value-type="string" calcext:value-type="string">
            <text:p>ga:da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7];FIND(&quot;:&quot;;[.B147])+1;LEN([.B147])-3)" office:value-type="string" office:string-value="year" calcext:value-type="string">
            <text:p>year</text:p>
          </table:table-cell>
          <table:table-cell office:value-type="string" calcext:value-type="string">
            <text:p>ga:yea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8];FIND(&quot;:&quot;;[.B148])+1;LEN([.B148])-3)" office:value-type="string" office:string-value="month" calcext:value-type="string">
            <text:p>month</text:p>
          </table:table-cell>
          <table:table-cell office:value-type="string" calcext:value-type="string">
            <text:p>ga:mon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49];FIND(&quot;:&quot;;[.B149])+1;LEN([.B149])-3)" office:value-type="string" office:string-value="week" calcext:value-type="string">
            <text:p>week</text:p>
          </table:table-cell>
          <table:table-cell office:value-type="string" calcext:value-type="string">
            <text:p>ga:wee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0];FIND(&quot;:&quot;;[.B150])+1;LEN([.B150])-3)" office:value-type="string" office:string-value="day" calcext:value-type="string">
            <text:p>day</text:p>
          </table:table-cell>
          <table:table-cell office:value-type="string" calcext:value-type="string">
            <text:p>ga:d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1];FIND(&quot;:&quot;;[.B151])+1;LEN([.B151])-3)" office:value-type="string" office:string-value="hour" calcext:value-type="string">
            <text:p>hour</text:p>
          </table:table-cell>
          <table:table-cell office:value-type="string" calcext:value-type="string">
            <text:p>ga:h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2];FIND(&quot;:&quot;;[.B152])+1;LEN([.B152])-3)" office:value-type="string" office:string-value="minute" calcext:value-type="string">
            <text:p>minute</text:p>
          </table:table-cell>
          <table:table-cell office:value-type="string" calcext:value-type="string">
            <text:p>ga:minu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3];FIND(&quot;:&quot;;[.B153])+1;LEN([.B153])-3)" office:value-type="string" office:string-value="nthMonth" calcext:value-type="string">
            <text:p>nthMonth</text:p>
          </table:table-cell>
          <table:table-cell office:value-type="string" calcext:value-type="string">
            <text:p>ga:nthMon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4];FIND(&quot;:&quot;;[.B154])+1;LEN([.B154])-3)" office:value-type="string" office:string-value="nthWeek" calcext:value-type="string">
            <text:p>nthWeek</text:p>
          </table:table-cell>
          <table:table-cell office:value-type="string" calcext:value-type="string">
            <text:p>ga:nthWee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5];FIND(&quot;:&quot;;[.B155])+1;LEN([.B155])-3)" office:value-type="string" office:string-value="nthDay" calcext:value-type="string">
            <text:p>nthDay</text:p>
          </table:table-cell>
          <table:table-cell office:value-type="string" calcext:value-type="string">
            <text:p>ga:nthD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6];FIND(&quot;:&quot;;[.B156])+1;LEN([.B156])-3)" office:value-type="string" office:string-value="nthMinute" calcext:value-type="string">
            <text:p>nthMinute</text:p>
          </table:table-cell>
          <table:table-cell office:value-type="string" calcext:value-type="string">
            <text:p>ga:nthMinu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7];FIND(&quot;:&quot;;[.B157])+1;LEN([.B157])-3)" office:value-type="string" office:string-value="dayOfWeek" calcext:value-type="string">
            <text:p>dayOfWeek</text:p>
          </table:table-cell>
          <table:table-cell office:value-type="string" calcext:value-type="string">
            <text:p>ga:dayOfWee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8];FIND(&quot;:&quot;;[.B158])+1;LEN([.B158])-3)" office:value-type="string" office:string-value="dayOfWeekName" calcext:value-type="string">
            <text:p>dayOfWeekName</text:p>
          </table:table-cell>
          <table:table-cell office:value-type="string" calcext:value-type="string">
            <text:p>ga:dayOfWeek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59];FIND(&quot;:&quot;;[.B159])+1;LEN([.B159])-3)" office:value-type="string" office:string-value="dateHour" calcext:value-type="string">
            <text:p>dateHour</text:p>
          </table:table-cell>
          <table:table-cell office:value-type="string" calcext:value-type="string">
            <text:p>ga:dateH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0];FIND(&quot;:&quot;;[.B160])+1;LEN([.B160])-3)" office:value-type="string" office:string-value="yearMonth" calcext:value-type="string">
            <text:p>yearMonth</text:p>
          </table:table-cell>
          <table:table-cell office:value-type="string" calcext:value-type="string">
            <text:p>ga:yearMon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1];FIND(&quot;:&quot;;[.B161])+1;LEN([.B161])-3)" office:value-type="string" office:string-value="yearWeek" calcext:value-type="string">
            <text:p>yearWeek</text:p>
          </table:table-cell>
          <table:table-cell office:value-type="string" calcext:value-type="string">
            <text:p>ga:yearWee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2];FIND(&quot;:&quot;;[.B162])+1;LEN([.B162])-3)" office:value-type="string" office:string-value="isoWeek" calcext:value-type="string">
            <text:p>isoWeek</text:p>
          </table:table-cell>
          <table:table-cell office:value-type="string" calcext:value-type="string">
            <text:p>ga:isoWee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3];FIND(&quot;:&quot;;[.B163])+1;LEN([.B163])-3)" office:value-type="string" office:string-value="isoYear" calcext:value-type="string">
            <text:p>isoYear</text:p>
          </table:table-cell>
          <table:table-cell office:value-type="string" calcext:value-type="string">
            <text:p>ga:isoYea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4];FIND(&quot;:&quot;;[.B164])+1;LEN([.B164])-3)" office:value-type="string" office:string-value="isoYearIsoWeek" calcext:value-type="string">
            <text:p>isoYearIsoWeek</text:p>
          </table:table-cell>
          <table:table-cell office:value-type="string" calcext:value-type="string">
            <text:p>ga:isoYearIsoWee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5];FIND(&quot;:&quot;;[.B165])+1;LEN([.B165])-3)" office:value-type="string" office:string-value="nthHour" calcext:value-type="string">
            <text:p>nthHour</text:p>
          </table:table-cell>
          <table:table-cell office:value-type="string" calcext:value-type="string">
            <text:p>ga:nthH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6];FIND(&quot;:&quot;;[.B166])+1;LEN([.B166])-3)" office:value-type="string" office:string-value="dcmClickAd" calcext:value-type="string">
            <text:p>dcmClickAd</text:p>
          </table:table-cell>
          <table:table-cell office:value-type="string" calcext:value-type="string">
            <text:p>ga:dcmClickA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7];FIND(&quot;:&quot;;[.B167])+1;LEN([.B167])-3)" office:value-type="string" office:string-value="dcmClickAdId" calcext:value-type="string">
            <text:p>dcmClickAdId</text:p>
          </table:table-cell>
          <table:table-cell office:value-type="string" calcext:value-type="string">
            <text:p>ga:dcmClickAd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8];FIND(&quot;:&quot;;[.B168])+1;LEN([.B168])-3)" office:value-type="string" office:string-value="dcmClickAdType" calcext:value-type="string">
            <text:p>dcmClickAdType</text:p>
          </table:table-cell>
          <table:table-cell office:value-type="string" calcext:value-type="string">
            <text:p>ga:dcmClickAd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69];FIND(&quot;:&quot;;[.B169])+1;LEN([.B169])-3)" office:value-type="string" office:string-value="dcmClickAdTypeId" calcext:value-type="string">
            <text:p>dcmClickAdTypeId</text:p>
          </table:table-cell>
          <table:table-cell office:value-type="string" calcext:value-type="string">
            <text:p>ga:dcmClickAdTyp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0];FIND(&quot;:&quot;;[.B170])+1;LEN([.B170])-3)" office:value-type="string" office:string-value="dcmClickAdvertiser" calcext:value-type="string">
            <text:p>dcmClickAdvertiser</text:p>
          </table:table-cell>
          <table:table-cell office:value-type="string" calcext:value-type="string">
            <text:p>ga:dcmClickAdvertis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1];FIND(&quot;:&quot;;[.B171])+1;LEN([.B171])-3)" office:value-type="string" office:string-value="dcmClickAdvertiserId" calcext:value-type="string">
            <text:p>dcmClickAdvertiserId</text:p>
          </table:table-cell>
          <table:table-cell office:value-type="string" calcext:value-type="string">
            <text:p>ga:dcmClickAdvertiser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2];FIND(&quot;:&quot;;[.B172])+1;LEN([.B172])-3)" office:value-type="string" office:string-value="dcmClickCampaign" calcext:value-type="string">
            <text:p>dcmClickCampaign</text:p>
          </table:table-cell>
          <table:table-cell office:value-type="string" calcext:value-type="string">
            <text:p>ga:dcmClickCampaig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3];FIND(&quot;:&quot;;[.B173])+1;LEN([.B173])-3)" office:value-type="string" office:string-value="dcmClickCampaignId" calcext:value-type="string">
            <text:p>dcmClickCampaignId</text:p>
          </table:table-cell>
          <table:table-cell office:value-type="string" calcext:value-type="string">
            <text:p>ga:dcmClickCampaign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4];FIND(&quot;:&quot;;[.B174])+1;LEN([.B174])-3)" office:value-type="string" office:string-value="dcmClickCreativeId" calcext:value-type="string">
            <text:p>dcmClickCreativeId</text:p>
          </table:table-cell>
          <table:table-cell office:value-type="string" calcext:value-type="string">
            <text:p>ga:dcmClickCreativ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5];FIND(&quot;:&quot;;[.B175])+1;LEN([.B175])-3)" office:value-type="string" office:string-value="dcmClickCreative" calcext:value-type="string">
            <text:p>dcmClickCreative</text:p>
          </table:table-cell>
          <table:table-cell office:value-type="string" calcext:value-type="string">
            <text:p>ga:dcmClickCreativ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6];FIND(&quot;:&quot;;[.B176])+1;LEN([.B176])-3)" office:value-type="string" office:string-value="dcmClickRenderingId" calcext:value-type="string">
            <text:p>dcmClickRenderingId</text:p>
          </table:table-cell>
          <table:table-cell office:value-type="string" calcext:value-type="string">
            <text:p>ga:dcmClickRendering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7];FIND(&quot;:&quot;;[.B177])+1;LEN([.B177])-3)" office:value-type="string" office:string-value="dcmClickCreativeType" calcext:value-type="string">
            <text:p>dcmClickCreativeType</text:p>
          </table:table-cell>
          <table:table-cell office:value-type="string" calcext:value-type="string">
            <text:p>ga:dcmClickCreative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8];FIND(&quot;:&quot;;[.B178])+1;LEN([.B178])-3)" office:value-type="string" office:string-value="dcmClickCreativeTypeId" calcext:value-type="string">
            <text:p>dcmClickCreativeTypeId</text:p>
          </table:table-cell>
          <table:table-cell office:value-type="string" calcext:value-type="string">
            <text:p>ga:dcmClickCreativeTyp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79];FIND(&quot;:&quot;;[.B179])+1;LEN([.B179])-3)" office:value-type="string" office:string-value="dcmClickCreativeVersion" calcext:value-type="string">
            <text:p>dcmClickCreativeVersion</text:p>
          </table:table-cell>
          <table:table-cell office:value-type="string" calcext:value-type="string">
            <text:p>ga:dcmClickCreativeVers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0];FIND(&quot;:&quot;;[.B180])+1;LEN([.B180])-3)" office:value-type="string" office:string-value="dcmClickSite" calcext:value-type="string">
            <text:p>dcmClickSite</text:p>
          </table:table-cell>
          <table:table-cell office:value-type="string" calcext:value-type="string">
            <text:p>ga:dcmClickSi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1];FIND(&quot;:&quot;;[.B181])+1;LEN([.B181])-3)" office:value-type="string" office:string-value="dcmClickSiteId" calcext:value-type="string">
            <text:p>dcmClickSiteId</text:p>
          </table:table-cell>
          <table:table-cell office:value-type="string" calcext:value-type="string">
            <text:p>ga:dcmClickSit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2];FIND(&quot;:&quot;;[.B182])+1;LEN([.B182])-3)" office:value-type="string" office:string-value="dcmClickSitePlacement" calcext:value-type="string">
            <text:p>dcmClickSitePlacement</text:p>
          </table:table-cell>
          <table:table-cell office:value-type="string" calcext:value-type="string">
            <text:p>ga:dcmClickSitePlacem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3];FIND(&quot;:&quot;;[.B183])+1;LEN([.B183])-3)" office:value-type="string" office:string-value="dcmClickSitePlacementId" calcext:value-type="string">
            <text:p>dcmClickSitePlacementId</text:p>
          </table:table-cell>
          <table:table-cell office:value-type="string" calcext:value-type="string">
            <text:p>ga:dcmClickSitePlacemen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4];FIND(&quot;:&quot;;[.B184])+1;LEN([.B184])-3)" office:value-type="string" office:string-value="dcmClickSpotId" calcext:value-type="string">
            <text:p>dcmClickSpotId</text:p>
          </table:table-cell>
          <table:table-cell office:value-type="string" calcext:value-type="string">
            <text:p>ga:dcmClickSpo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5];FIND(&quot;:&quot;;[.B185])+1;LEN([.B185])-3)" office:value-type="string" office:string-value="dcmFloodlightActivity" calcext:value-type="string">
            <text:p>dcmFloodlightActivity</text:p>
          </table:table-cell>
          <table:table-cell office:value-type="string" calcext:value-type="string">
            <text:p>ga:dcmFloodlightActivit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6];FIND(&quot;:&quot;;[.B186])+1;LEN([.B186])-3)" office:value-type="string" office:string-value="dcmFloodlightActivityAndGroup" calcext:value-type="string">
            <text:p>dcmFloodlightActivityAndGroup</text:p>
          </table:table-cell>
          <table:table-cell office:value-type="string" calcext:value-type="string">
            <text:p>ga:dcmFloodlightActivityAndGrou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7];FIND(&quot;:&quot;;[.B187])+1;LEN([.B187])-3)" office:value-type="string" office:string-value="dcmFloodlightActivityGroup" calcext:value-type="string">
            <text:p>dcmFloodlightActivityGroup</text:p>
          </table:table-cell>
          <table:table-cell office:value-type="string" calcext:value-type="string">
            <text:p>ga:dcmFloodlightActivityGrou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8];FIND(&quot;:&quot;;[.B188])+1;LEN([.B188])-3)" office:value-type="string" office:string-value="dcmFloodlightActivityGroupId" calcext:value-type="string">
            <text:p>dcmFloodlightActivityGroupId</text:p>
          </table:table-cell>
          <table:table-cell office:value-type="string" calcext:value-type="string">
            <text:p>ga:dcmFloodlightActivityGroup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89];FIND(&quot;:&quot;;[.B189])+1;LEN([.B189])-3)" office:value-type="string" office:string-value="dcmFloodlightActivityId" calcext:value-type="string">
            <text:p>dcmFloodlightActivityId</text:p>
          </table:table-cell>
          <table:table-cell office:value-type="string" calcext:value-type="string">
            <text:p>ga:dcmFloodlightActivity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0];FIND(&quot;:&quot;;[.B190])+1;LEN([.B190])-3)" office:value-type="string" office:string-value="dcmFloodlightAdvertiserId" calcext:value-type="string">
            <text:p>dcmFloodlightAdvertiserId</text:p>
          </table:table-cell>
          <table:table-cell office:value-type="string" calcext:value-type="string">
            <text:p>ga:dcmFloodlightAdvertiser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1];FIND(&quot;:&quot;;[.B191])+1;LEN([.B191])-3)" office:value-type="string" office:string-value="dcmFloodlightSpotId" calcext:value-type="string">
            <text:p>dcmFloodlightSpotId</text:p>
          </table:table-cell>
          <table:table-cell office:value-type="string" calcext:value-type="string">
            <text:p>ga:dcmFloodlightSpo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2];FIND(&quot;:&quot;;[.B192])+1;LEN([.B192])-3)" office:value-type="string" office:string-value="dcmLastEventAd" calcext:value-type="string">
            <text:p>dcmLastEventAd</text:p>
          </table:table-cell>
          <table:table-cell office:value-type="string" calcext:value-type="string">
            <text:p>ga:dcmLastEventA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3];FIND(&quot;:&quot;;[.B193])+1;LEN([.B193])-3)" office:value-type="string" office:string-value="dcmLastEventAdId" calcext:value-type="string">
            <text:p>dcmLastEventAdId</text:p>
          </table:table-cell>
          <table:table-cell office:value-type="string" calcext:value-type="string">
            <text:p>ga:dcmLastEventAd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4];FIND(&quot;:&quot;;[.B194])+1;LEN([.B194])-3)" office:value-type="string" office:string-value="dcmLastEventAdType" calcext:value-type="string">
            <text:p>dcmLastEventAdType</text:p>
          </table:table-cell>
          <table:table-cell office:value-type="string" calcext:value-type="string">
            <text:p>ga:dcmLastEventAd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5];FIND(&quot;:&quot;;[.B195])+1;LEN([.B195])-3)" office:value-type="string" office:string-value="dcmLastEventAdTypeId" calcext:value-type="string">
            <text:p>dcmLastEventAdTypeId</text:p>
          </table:table-cell>
          <table:table-cell office:value-type="string" calcext:value-type="string">
            <text:p>ga:dcmLastEventAdTyp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6];FIND(&quot;:&quot;;[.B196])+1;LEN([.B196])-3)" office:value-type="string" office:string-value="dcmLastEventAdvertiser" calcext:value-type="string">
            <text:p>dcmLastEventAdvertiser</text:p>
          </table:table-cell>
          <table:table-cell office:value-type="string" calcext:value-type="string">
            <text:p>ga:dcmLastEventAdvertis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7];FIND(&quot;:&quot;;[.B197])+1;LEN([.B197])-3)" office:value-type="string" office:string-value="dcmLastEventAdvertiserId" calcext:value-type="string">
            <text:p>dcmLastEventAdvertiserId</text:p>
          </table:table-cell>
          <table:table-cell office:value-type="string" calcext:value-type="string">
            <text:p>ga:dcmLastEventAdvertiser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8];FIND(&quot;:&quot;;[.B198])+1;LEN([.B198])-3)" office:value-type="string" office:string-value="dcmLastEventAttributionType" calcext:value-type="string">
            <text:p>dcmLastEventAttributionType</text:p>
          </table:table-cell>
          <table:table-cell office:value-type="string" calcext:value-type="string">
            <text:p>ga:dcmLastEventAttribution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199];FIND(&quot;:&quot;;[.B199])+1;LEN([.B199])-3)" office:value-type="string" office:string-value="dcmLastEventCampaign" calcext:value-type="string">
            <text:p>dcmLastEventCampaign</text:p>
          </table:table-cell>
          <table:table-cell office:value-type="string" calcext:value-type="string">
            <text:p>ga:dcmLastEventCampaig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0];FIND(&quot;:&quot;;[.B200])+1;LEN([.B200])-3)" office:value-type="string" office:string-value="dcmLastEventCampaignId" calcext:value-type="string">
            <text:p>dcmLastEventCampaignId</text:p>
          </table:table-cell>
          <table:table-cell office:value-type="string" calcext:value-type="string">
            <text:p>ga:dcmLastEventCampaign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1];FIND(&quot;:&quot;;[.B201])+1;LEN([.B201])-3)" office:value-type="string" office:string-value="dcmLastEventCreativeId" calcext:value-type="string">
            <text:p>dcmLastEventCreativeId</text:p>
          </table:table-cell>
          <table:table-cell office:value-type="string" calcext:value-type="string">
            <text:p>ga:dcmLastEventCreativ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2];FIND(&quot;:&quot;;[.B202])+1;LEN([.B202])-3)" office:value-type="string" office:string-value="dcmLastEventCreative" calcext:value-type="string">
            <text:p>dcmLastEventCreative</text:p>
          </table:table-cell>
          <table:table-cell office:value-type="string" calcext:value-type="string">
            <text:p>ga:dcmLastEventCreativ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3];FIND(&quot;:&quot;;[.B203])+1;LEN([.B203])-3)" office:value-type="string" office:string-value="dcmLastEventRenderingId" calcext:value-type="string">
            <text:p>dcmLastEventRenderingId</text:p>
          </table:table-cell>
          <table:table-cell office:value-type="string" calcext:value-type="string">
            <text:p>ga:dcmLastEventRendering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4];FIND(&quot;:&quot;;[.B204])+1;LEN([.B204])-3)" office:value-type="string" office:string-value="dcmLastEventCreativeType" calcext:value-type="string">
            <text:p>dcmLastEventCreativeType</text:p>
          </table:table-cell>
          <table:table-cell office:value-type="string" calcext:value-type="string">
            <text:p>ga:dcmLastEventCreative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5];FIND(&quot;:&quot;;[.B205])+1;LEN([.B205])-3)" office:value-type="string" office:string-value="dcmLastEventCreativeTypeId" calcext:value-type="string">
            <text:p>dcmLastEventCreativeTypeId</text:p>
          </table:table-cell>
          <table:table-cell office:value-type="string" calcext:value-type="string">
            <text:p>ga:dcmLastEventCreativeTyp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6];FIND(&quot;:&quot;;[.B206])+1;LEN([.B206])-3)" office:value-type="string" office:string-value="dcmLastEventCreativeVersion" calcext:value-type="string">
            <text:p>dcmLastEventCreativeVersion</text:p>
          </table:table-cell>
          <table:table-cell office:value-type="string" calcext:value-type="string">
            <text:p>ga:dcmLastEventCreativeVers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7];FIND(&quot;:&quot;;[.B207])+1;LEN([.B207])-3)" office:value-type="string" office:string-value="dcmLastEventSite" calcext:value-type="string">
            <text:p>dcmLastEventSite</text:p>
          </table:table-cell>
          <table:table-cell office:value-type="string" calcext:value-type="string">
            <text:p>ga:dcmLastEventSi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8];FIND(&quot;:&quot;;[.B208])+1;LEN([.B208])-3)" office:value-type="string" office:string-value="dcmLastEventSiteId" calcext:value-type="string">
            <text:p>dcmLastEventSiteId</text:p>
          </table:table-cell>
          <table:table-cell office:value-type="string" calcext:value-type="string">
            <text:p>ga:dcmLastEventSite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09];FIND(&quot;:&quot;;[.B209])+1;LEN([.B209])-3)" office:value-type="string" office:string-value="dcmLastEventSitePlacement" calcext:value-type="string">
            <text:p>dcmLastEventSitePlacement</text:p>
          </table:table-cell>
          <table:table-cell office:value-type="string" calcext:value-type="string">
            <text:p>ga:dcmLastEventSitePlacem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0];FIND(&quot;:&quot;;[.B210])+1;LEN([.B210])-3)" office:value-type="string" office:string-value="dcmLastEventSitePlacementId" calcext:value-type="string">
            <text:p>dcmLastEventSitePlacementId</text:p>
          </table:table-cell>
          <table:table-cell office:value-type="string" calcext:value-type="string">
            <text:p>ga:dcmLastEventSitePlacemen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1];FIND(&quot;:&quot;;[.B211])+1;LEN([.B211])-3)" office:value-type="string" office:string-value="dcmLastEventSpotId" calcext:value-type="string">
            <text:p>dcmLastEventSpotId</text:p>
          </table:table-cell>
          <table:table-cell office:value-type="string" calcext:value-type="string">
            <text:p>ga:dcmLastEventSpo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2];FIND(&quot;:&quot;;[.B212])+1;LEN([.B212])-3)" office:value-type="string" office:string-value="landingContentGroupXX" calcext:value-type="string">
            <text:p>landingContentGroupXX</text:p>
          </table:table-cell>
          <table:table-cell office:value-type="string" calcext:value-type="string">
            <text:p>ga:landingContentGroup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3];FIND(&quot;:&quot;;[.B213])+1;LEN([.B213])-3)" office:value-type="string" office:string-value="previousContentGroupXX" calcext:value-type="string">
            <text:p>previousContentGroupXX</text:p>
          </table:table-cell>
          <table:table-cell office:value-type="string" calcext:value-type="string">
            <text:p>ga:previousContentGroup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4];FIND(&quot;:&quot;;[.B214])+1;LEN([.B214])-3)" office:value-type="string" office:string-value="contentGroupXX" calcext:value-type="string">
            <text:p>contentGroupXX</text:p>
          </table:table-cell>
          <table:table-cell office:value-type="string" calcext:value-type="string">
            <text:p>ga:contentGroup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5];FIND(&quot;:&quot;;[.B215])+1;LEN([.B215])-3)" office:value-type="string" office:string-value="nextContentGroupXX" calcext:value-type="string">
            <text:p>nextContentGroupXX</text:p>
          </table:table-cell>
          <table:table-cell office:value-type="string" calcext:value-type="string">
            <text:p>ga:nextContentGroupX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16];FIND(&quot;:&quot;;[.B216])+1;LEN([.B216])-3)" office:value-type="string" office:string-value="userAgeBracket" calcext:value-type="string">
            <text:p>userAgeBracket</text:p>
          </table:table-cell>
          <table:table-cell office:value-type="string" calcext:value-type="string">
            <text:p>ga:userAge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</table:table-row>
        <table:table-row table:style-name="ro1">
          <table:table-cell table:formula="of:=MIDB([.B217];FIND(&quot;:&quot;;[.B217])+1;LEN([.B217])-3)" office:value-type="string" office:string-value="userGender" calcext:value-type="string">
            <text:p>userGender</text:p>
          </table:table-cell>
          <table:table-cell office:value-type="string" calcext:value-type="string">
            <text:p>ga:user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</table:table-row>
        <table:table-row table:style-name="ro1">
          <table:table-cell table:formula="of:=MIDB([.B218];FIND(&quot;:&quot;;[.B218])+1;LEN([.B218])-3)" office:value-type="string" office:string-value="interestOtherCategory" calcext:value-type="string">
            <text:p>interestOtherCategory</text:p>
          </table:table-cell>
          <table:table-cell office:value-type="string" calcext:value-type="string">
            <text:p>ga:interestOther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</table:table-row>
        <table:table-row table:style-name="ro1">
          <table:table-cell table:formula="of:=MIDB([.B219];FIND(&quot;:&quot;;[.B219])+1;LEN([.B219])-3)" office:value-type="string" office:string-value="interestAffinityCategory" calcext:value-type="string">
            <text:p>interestAffinityCategory</text:p>
          </table:table-cell>
          <table:table-cell office:value-type="string" calcext:value-type="string">
            <text:p>ga:interestAffinity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</table:table-row>
        <table:table-row table:style-name="ro1">
          <table:table-cell table:formula="of:=MIDB([.B220];FIND(&quot;:&quot;;[.B220])+1;LEN([.B220])-3)" office:value-type="string" office:string-value="interestInMarketCategory" calcext:value-type="string">
            <text:p>interestInMarketCategory</text:p>
          </table:table-cell>
          <table:table-cell office:value-type="string" calcext:value-type="string">
            <text:p>ga:interestInMarket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  <table:table-cell/>
        </table:table-row>
        <table:table-row table:style-name="ro1">
          <table:table-cell table:formula="of:=MIDB([.B221];FIND(&quot;:&quot;;[.B221])+1;LEN([.B221])-3)" office:value-type="string" office:string-value="channelGrouping" calcext:value-type="string">
            <text:p>channelGrouping</text:p>
          </table:table-cell>
          <table:table-cell office:value-type="string" calcext:value-type="string">
            <text:p>ga:channelGroup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2];FIND(&quot;:&quot;;[.B222])+1;LEN([.B222])-3)" office:value-type="string" office:string-value="correlationModelId" calcext:value-type="string">
            <text:p>correlationModelId</text:p>
          </table:table-cell>
          <table:table-cell office:value-type="string" calcext:value-type="string">
            <text:p>ga:correlationModel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3];FIND(&quot;:&quot;;[.B223])+1;LEN([.B223])-3)" office:value-type="string" office:string-value="queryProductId" calcext:value-type="string">
            <text:p>queryProductId</text:p>
          </table:table-cell>
          <table:table-cell office:value-type="string" calcext:value-type="string">
            <text:p>ga:queryProduc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4];FIND(&quot;:&quot;;[.B224])+1;LEN([.B224])-3)" office:value-type="string" office:string-value="queryProductName" calcext:value-type="string">
            <text:p>queryProductName</text:p>
          </table:table-cell>
          <table:table-cell office:value-type="string" calcext:value-type="string">
            <text:p>ga:queryProduct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5];FIND(&quot;:&quot;;[.B225])+1;LEN([.B225])-3)" office:value-type="string" office:string-value="queryProductVariation" calcext:value-type="string">
            <text:p>queryProductVariation</text:p>
          </table:table-cell>
          <table:table-cell office:value-type="string" calcext:value-type="string">
            <text:p>ga:queryProductVari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6];FIND(&quot;:&quot;;[.B226])+1;LEN([.B226])-3)" office:value-type="string" office:string-value="relatedProductId" calcext:value-type="string">
            <text:p>relatedProductId</text:p>
          </table:table-cell>
          <table:table-cell office:value-type="string" calcext:value-type="string">
            <text:p>ga:relatedProductI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MIDB([.B227];FIND(&quot;:&quot;;[.B227])+1;LEN([.B227])-3)" office:value-type="string" office:string-value="relatedProductName" calcext:value-type="string">
            <text:p>relatedProductName</text:p>
          </table:table-cell>
          <table:table-cell office:value-type="string" calcext:value-type="string">
            <text:p>ga:relatedProduct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Feuille5" table:style-name="ta1">
        <table:table-column table:style-name="co8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vehicleModelBodyStyleLabel</text:p>
          </table:table-cell>
          <table:table-cell office:value-type="string" calcext:value-type="string">
            <text:p>Model Body Style</text:p>
          </table:table-cell>
        </table:table-row>
        <table:table-row table:style-name="ro1">
          <table:table-cell office:value-type="string" calcext:value-type="string">
            <text:p>vehicleDoorsNumber</text:p>
          </table:table-cell>
          <table:table-cell office:value-type="string" calcext:value-type="string">
            <text:p>Doors Number</text:p>
          </table:table-cell>
        </table:table-row>
        <table:table-row table:style-name="ro1">
          <table:table-cell office:value-type="string" calcext:value-type="string">
            <text:p>vehicleFuel</text:p>
          </table:table-cell>
          <table:table-cell office:value-type="string" calcext:value-type="string">
            <text:p>Fuel Type</text:p>
          </table:table-cell>
        </table:table-row>
        <table:table-row table:style-name="ro1">
          <table:table-cell office:value-type="string" calcext:value-type="string">
            <text:p>vehicleFinitionLabel</text:p>
          </table:table-cell>
          <table:table-cell office:value-type="string" calcext:value-type="string">
            <text:p>Finition </text:p>
          </table:table-cell>
        </table:table-row>
        <table:table-row table:style-name="ro1">
          <table:table-cell office:value-type="string" calcext:value-type="string">
            <text:p>vehiculeMotorLabel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office:value-type="string" calcext:value-type="string">
            <text:p>vehicleBodyColorLabel</text:p>
          </table:table-cell>
          <table:table-cell office:value-type="string" calcext:value-type="string">
            <text:p>Body Color</text:p>
          </table:table-cell>
        </table:table-row>
        <table:table-row table:style-name="ro1">
          <table:table-cell office:value-type="string" calcext:value-type="string">
            <text:p>vehiclePriceFinal</text:p>
          </table:table-cell>
          <table:table-cell office:value-type="string" calcext:value-type="string">
            <text:p>Final Price</text:p>
          </table:table-cell>
        </table:table-row>
        <table:table-row table:style-name="ro1">
          <table:table-cell office:value-type="string" calcext:value-type="string">
            <text:p>vehicleKm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edealer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edealer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dealerPostalCode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string" calcext:value-type="string">
            <text:p>edealerRegion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uiGend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uiPostalCode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string" calcext:value-type="string">
            <text:p>uiLogged</text:p>
          </table:table-cell>
          <table:table-cell office:value-type="string" calcext:value-type="string">
            <text:p>Logged</text:p>
          </table:table-cell>
        </table:table-row>
        <table:table-row table:style-name="ro1">
          <table:table-cell office:value-type="string" calcext:value-type="string">
            <text:p>uiBirthday</text:p>
          </table:table-cell>
          <table:table-cell office:value-type="string" calcext:value-type="string">
            <text:p>Birthday</text:p>
          </table:table-cell>
        </table:table-row>
        <table:table-row table:style-name="ro1">
          <table:table-cell office:value-type="string" calcext:value-type="string">
            <text:p>uiExpectedPurchase</text:p>
          </table:table-cell>
          <table:table-cell office:value-type="string" calcext:value-type="string">
            <text:p>Expected Purchase</text:p>
          </table:table-cell>
        </table:table-row>
        <table:table-row table:style-name="ro2">
          <table:table-cell office:value-type="string" calcext:value-type="string">
            <text:p>formsLeadId</text:p>
          </table:table-cell>
          <table:table-cell office:value-type="string" calcext:value-type="string">
            <text:p>Lead Id</text:p>
          </table:table-cell>
        </table:table-row>
        <table:table-row table:style-name="ro1">
          <table:table-cell office:value-type="string" calcext:value-type="string">
            <text:p>formsLeadType</text:p>
          </table:table-cell>
          <table:table-cell office:value-type="string" calcext:value-type="string">
            <text:p>Lead Type</text:p>
          </table:table-cell>
        </table:table-row>
        <table:table-row table:style-name="ro1">
          <table:table-cell office:value-type="string" calcext:value-type="string">
            <text:p>formsKind</text:p>
          </table:table-cell>
          <table:table-cell office:value-type="string" calcext:value-type="string">
            <text:p>Form Kind</text:p>
          </table:table-cell>
        </table:table-row>
        <table:table-row table:style-name="ro1">
          <table:table-cell office:value-type="string" calcext:value-type="string">
            <text:p>formsName</text:p>
          </table:table-cell>
          <table:table-cell office:value-type="string" calcext:value-type="string">
            <text:p>Form Name</text:p>
          </table:table-cell>
        </table:table-row>
        <table:table-row table:style-name="ro1">
          <table:table-cell office:value-type="string" calcext:value-type="string">
            <text:p>newsletterOptin</text:p>
          </table:table-cell>
          <table:table-cell office:value-type="string" calcext:value-type="string">
            <text:p>Newsletter</text:p>
          </table:table-cell>
        </table:table-row>
        <table:table-row table:style-name="ro1">
          <table:table-cell office:value-type="string" calcext:value-type="string">
            <text:p>accessoryBusinessName</text:p>
          </table:table-cell>
          <table:table-cell office:value-type="string" calcext:value-type="string">
            <text:p>Name</text:p>
          </table:table-cell>
        </table:table-row>
      </table:table>
      <table:table table:name="Feuille6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Type</text:p>
          </table:table-cell>
          <table:table-cell office:value-type="string" calcext:value-type="string">
            <text:p>User Type</text:p>
          </table:table-cell>
        </table:table-row>
        <table:table-row table:style-name="ro1">
          <table:table-cell office:value-type="string" calcext:value-type="string">
            <text:p>sessionCount</text:p>
          </table:table-cell>
          <table:table-cell office:value-type="string" calcext:value-type="string">
            <text:p>Session Count</text:p>
          </table:table-cell>
        </table:table-row>
        <table:table-row table:style-name="ro1">
          <table:table-cell office:value-type="string" calcext:value-type="string">
            <text:p>daysSinceLastSession</text:p>
          </table:table-cell>
          <table:table-cell office:value-type="string" calcext:value-type="string">
            <text:p>Days Since Last Session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deviceCategory</text:p>
          </table:table-cell>
          <table:table-cell office:value-type="string" calcext:value-type="string">
            <text:p>Device Category</text:p>
          </table:table-cell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Page Title</text:p>
          </table:table-cell>
        </table:table-row>
        <table:table-row table:style-name="ro1">
          <table:table-cell office:value-type="string" calcext:value-type="string">
            <text:p>userAgeBracket</text:p>
          </table:table-cell>
          <table:table-cell office:value-type="string" calcext:value-type="string">
            <text:p>Age Bracket</text:p>
          </table:table-cell>
        </table:table-row>
        <table:table-row table:style-name="ro1">
          <table:table-cell office:value-type="string" calcext:value-type="string">
            <text:p>userGend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interestOtherCategory</text:p>
          </table:table-cell>
          <table:table-cell office:value-type="string" calcext:value-type="string">
            <text:p>Other Interest</text:p>
          </table:table-cell>
        </table:table-row>
        <table:table-row table:style-name="ro1">
          <table:table-cell office:value-type="string" calcext:value-type="string">
            <text:p>interestAffinityCategory</text:p>
          </table:table-cell>
          <table:table-cell office:value-type="string" calcext:value-type="string">
            <text:p>Affinity Interest</text:p>
          </table:table-cell>
        </table:table-row>
        <table:table-row table:style-name="ro1">
          <table:table-cell office:value-type="string" calcext:value-type="string">
            <text:p>interestInMarketCategory</text:p>
          </table:table-cell>
          <table:table-cell office:value-type="string" calcext:value-type="string">
            <text:p>Market Interest</text:p>
          </table:table-cell>
        </table:table-row>
      </table:table>
      <table:named-expressions/>
      <table:database-ranges>
        <table:database-range table:name="__Anonymous_Sheet_DB__0" table:target-range-address="'native dims_details'.C1:'native dims_details'.C227">
          <table:filter>
            <table:filter-and>
              <table:filter-condition table:field-number="0" table:data-type="number" table:value="1" table:operator="="/>
            </table:filter-and>
          </table:filter>
        </table:database-range>
        <table:database-range table:name="__Anonymous_Sheet_DB__1" table:target-range-address="'custom dims_details'.C1:'custom dims_details'.C94" table:orientation="column">
          <table:filter>
            <table:filter-and>
              <table:filter-condition table:field-number="2" table:data-type="number" table:value="1" table:operator="="/>
            </table:filter-and>
          </table:filter>
        </table:database-range>
        <table:database-range table:name="__Anonymous_Sheet_DB__2" table:target-range-address="'custom dims'.C1:'custom dims'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8:42:25.99874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-Gabriel Thurier</meta:initial-creator>
    <meta:creation-date>2014-09-19T15:33:14.708741975</meta:creation-date>
    <dc:date>2014-09-23T19:39:00.623662443</dc:date>
    <dc:creator>Quentin-Gabriel Thurier</dc:creator>
    <meta:editing-duration>PT2H14M24S</meta:editing-duration>
    <meta:editing-cycles>45</meta:editing-cycles>
    <meta:generator>LibreOffice/4.2.6.3$Linux_X86_64 LibreOffice_project/420m0$Build-3</meta:generator>
    <meta:document-statistic meta:table-count="6" meta:cell-count="2173" meta:object-count="0"/>
  </office:meta>
</office:document-meta>
</file>